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5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/>
    <style:style style:name="ce59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5" style:data-style-name="N0">
      <style:table-cell-properties style:vertical-align="automatic" fo:background-color="transparent"/>
    </style:style>
    <style:style style:name="ce6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34261" table:style-name="ce9">
            <text:p>17.334.261</text:p>
          </table:table-cell>
          <table:table-cell office:value-type="percentage" office:value="1" table:style-name="ce10">
            <text:p>100,0%</text:p>
          </table:table-cell>
          <table:table-cell office:value-type="float" office:value="7488679" table:style-name="ce8">
            <text:p>7.488.679</text:p>
          </table:table-cell>
          <table:table-cell office:value-type="float" office:value="7352384" table:style-name="ce8">
            <text:p>7.352.384</text:p>
          </table:table-cell>
          <table:table-cell office:value-type="float" office:value="4221116" table:style-name="ce8">
            <text:p>4.221.116</text:p>
          </table:table-cell>
          <table:table-cell office:value-type="date" office:date-value="2022-09-07T00:00:00" table:style-name="ce11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73304" table:style-name="ce14">
            <text:p>2.773.304</text:p>
          </table:table-cell>
          <table:table-cell office:value-type="float" office:value="2686577.5" table:style-name="ce14">
            <text:p>2.686.578</text:p>
          </table:table-cell>
          <table:table-cell office:value-type="percentage" office:value="0.96872809472023258" table:style-name="ce15">
            <text:p>96,9%</text:p>
          </table:table-cell>
          <table:table-cell office:value-type="float" office:value="1152130" table:style-name="ce13">
            <text:p>1.152.130</text:p>
          </table:table-cell>
          <table:table-cell office:value-type="float" office:value="1132040" table:style-name="ce13">
            <text:p>1.132.040</text:p>
          </table:table-cell>
          <table:table-cell office:value-type="float" office:value="731224" table:style-name="ce13">
            <text:p>731.224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2883" table:style-name="ce14">
            <text:p>2.302.883</text:p>
          </table:table-cell>
          <table:table-cell office:value-type="percentage" office:value="0.93868903765014999" table:style-name="ce15">
            <text:p>93,9%</text:p>
          </table:table-cell>
          <table:table-cell office:value-type="float" office:value="929673" table:style-name="ce13">
            <text:p>929.673</text:p>
          </table:table-cell>
          <table:table-cell office:value-type="float" office:value="920583" table:style-name="ce13">
            <text:p>920.583</text:p>
          </table:table-cell>
          <table:table-cell office:value-type="float" office:value="729935" table:style-name="ce13">
            <text:p>729.935</text:p>
          </table:table-cell>
          <table:table-cell office:value-type="date" office:date-value="2022-09-05T00:00:00" table:style-name="ce16">
            <text:p>05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59570.5" table:style-name="ce14">
            <text:p>2.059.571</text:p>
          </table:table-cell>
          <table:table-cell office:value-type="percentage" office:value="0.97165960100809479" table:style-name="ce15">
            <text:p>97,2%</text:p>
          </table:table-cell>
          <table:table-cell office:value-type="float" office:value="929290" table:style-name="ce13">
            <text:p>929.290</text:p>
          </table:table-cell>
          <table:table-cell office:value-type="float" office:value="914277" table:style-name="ce13">
            <text:p>914.277</text:p>
          </table:table-cell>
          <table:table-cell office:value-type="float" office:value="494197" table:style-name="ce13">
            <text:p>494.197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348" table:style-name="ce7">
            <text:p>2.835.348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1858" table:style-name="ce14">
            <text:p>4.461.858</text:p>
          </table:table-cell>
          <table:table-cell office:value-type="float" office:value="4196908.5" table:style-name="ce14">
            <text:p>4.196.909</text:p>
          </table:table-cell>
          <table:table-cell office:value-type="percentage" office:value="0.94061902014810872" table:style-name="ce15">
            <text:p>94,1%</text:p>
          </table:table-cell>
          <table:table-cell office:value-type="float" office:value="1824430" table:style-name="ce13">
            <text:p>1.824.430</text:p>
          </table:table-cell>
          <table:table-cell office:value-type="float" office:value="1769414" table:style-name="ce13">
            <text:p>1.769.414</text:p>
          </table:table-cell>
          <table:table-cell office:value-type="float" office:value="1023976" table:style-name="ce13">
            <text:p>1.023.976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9787.5" table:style-name="ce14">
            <text:p>1.269.788</text:p>
          </table:table-cell>
          <table:table-cell office:value-type="percentage" office:value="0.97885285456591786" table:style-name="ce15">
            <text:p>97,9%</text:p>
          </table:table-cell>
          <table:table-cell office:value-type="float" office:value="520199" table:style-name="ce13">
            <text:p>520.199</text:p>
          </table:table-cell>
          <table:table-cell office:value-type="float" office:value="517177" table:style-name="ce13">
            <text:p>517.177</text:p>
          </table:table-cell>
          <table:table-cell office:value-type="float" office:value="355778" table:style-name="ce13">
            <text:p>355.778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821" table:style-name="ce7">
            <text:p>4.084.821</text:p>
          </table:table-cell>
          <table:table-cell office:value-type="float" office:value="280590" table:style-name="ce7">
            <text:p>280.590</text:p>
          </table:table-cell>
          <table:table-cell office:value-type="float" office:value="701400" table:style-name="ce7">
            <text:p>701.40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3616" table:style-name="ce14">
            <text:p>5.633.616</text:p>
          </table:table-cell>
          <table:table-cell office:value-type="float" office:value="5355956.5" table:style-name="ce14">
            <text:p>5.355.957</text:p>
          </table:table-cell>
          <table:table-cell office:value-type="percentage" office:value="0.9507138044197545" table:style-name="ce15">
            <text:p>95,1%</text:p>
          </table:table-cell>
          <table:table-cell office:value-type="float" office:value="2152572" table:style-name="ce13">
            <text:p>2.152.572</text:p>
          </table:table-cell>
          <table:table-cell office:value-type="float" office:value="2127317" table:style-name="ce13">
            <text:p>2.127.317</text:p>
          </table:table-cell>
          <table:table-cell office:value-type="float" office:value="1539662" table:style-name="ce13">
            <text:p>1.539.662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1997.5" table:style-name="ce14">
            <text:p>4.041.998</text:p>
          </table:table-cell>
          <table:table-cell office:value-type="percentage" office:value="0.96057036812064123" table:style-name="ce15">
            <text:p>96,1%</text:p>
          </table:table-cell>
          <table:table-cell office:value-type="float" office:value="1768873" table:style-name="ce13">
            <text:p>1.768.873</text:p>
          </table:table-cell>
          <table:table-cell office:value-type="float" office:value="1718411" table:style-name="ce13">
            <text:p>1.718.411</text:p>
          </table:table-cell>
          <table:table-cell office:value-type="float" office:value="1110456" table:style-name="ce13">
            <text:p>1.110.456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396559.5" table:style-name="ce14">
            <text:p>14.396.560</text:p>
          </table:table-cell>
          <table:table-cell office:value-type="percentage" office:value="1" table:style-name="ce15">
            <text:p>100,0%</text:p>
          </table:table-cell>
          <table:table-cell office:value-type="float" office:value="6501888" table:style-name="ce13">
            <text:p>6.501.888</text:p>
          </table:table-cell>
          <table:table-cell office:value-type="float" office:value="6367750" table:style-name="ce13">
            <text:p>6.367.750</text:p>
          </table:table-cell>
          <table:table-cell office:value-type="float" office:value="3903883" table:style-name="ce13">
            <text:p>3.903.883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9228" table:style-name="ce7">
            <text:p>6.709.228</text:p>
          </table:table-cell>
          <table:table-cell office:value-type="float" office:value="543680" table:style-name="ce7">
            <text:p>543.68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56570" table:style-name="ce7">
            <text:p>856.57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62538" table:style-name="ce14">
            <text:p>10.462.538</text:p>
          </table:table-cell>
          <table:table-cell office:value-type="float" office:value="10217415" table:style-name="ce14">
            <text:p>10.217.415</text:p>
          </table:table-cell>
          <table:table-cell office:value-type="percentage" office:value="0.97657136346840512" table:style-name="ce15">
            <text:p>97,7%</text:p>
          </table:table-cell>
          <table:table-cell office:value-type="float" office:value="4453945" table:style-name="ce13">
            <text:p>4.453.945</text:p>
          </table:table-cell>
          <table:table-cell office:value-type="float" office:value="4393463" table:style-name="ce13">
            <text:p>4.393.463</text:p>
          </table:table-cell>
          <table:table-cell office:value-type="float" office:value="3003309" table:style-name="ce13">
            <text:p>3.003.309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10" table:style-name="ce7">
            <text:p>155.71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49" table:style-name="ce14">
            <text:p>2.319.149</text:p>
          </table:table-cell>
          <table:table-cell office:value-type="float" office:value="2355284" table:style-name="ce14">
            <text:p>2.355.284</text:p>
          </table:table-cell>
          <table:table-cell office:value-type="percentage" office:value="1" table:style-name="ce15">
            <text:p>100,0%</text:p>
          </table:table-cell>
          <table:table-cell office:value-type="float" office:value="970424" table:style-name="ce13">
            <text:p>970.424</text:p>
          </table:table-cell>
          <table:table-cell office:value-type="float" office:value="953208" table:style-name="ce13">
            <text:p>953.208</text:p>
          </table:table-cell>
          <table:table-cell office:value-type="float" office:value="657574" table:style-name="ce13">
            <text:p>657.574</text:p>
          </table:table-cell>
          <table:table-cell office:value-type="date" office:date-value="2022-08-31T00:00:00" table:style-name="ce16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2800" table:style-name="ce7">
            <text:p>252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6174" table:style-name="ce14">
            <text:p>6.056.174</text:p>
          </table:table-cell>
          <table:table-cell office:value-type="float" office:value="6177015" table:style-name="ce14">
            <text:p>6.177.015</text:p>
          </table:table-cell>
          <table:table-cell office:value-type="percentage" office:value="1" table:style-name="ce15">
            <text:p>100,0%</text:p>
          </table:table-cell>
          <table:table-cell office:value-type="float" office:value="2482542" table:style-name="ce13">
            <text:p>2.482.542</text:p>
          </table:table-cell>
          <table:table-cell office:value-type="float" office:value="2458297" table:style-name="ce13">
            <text:p>2.458.297</text:p>
          </table:table-cell>
          <table:table-cell office:value-type="float" office:value="2000482" table:style-name="ce13">
            <text:p>2.000.482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121" table:style-name="ce14">
            <text:p>659.121</text:p>
          </table:table-cell>
          <table:table-cell office:value-type="percentage" office:value="0.95795926731749426" table:style-name="ce15">
            <text:p>95,8%</text:p>
          </table:table-cell>
          <table:table-cell office:value-type="float" office:value="284785" table:style-name="ce13">
            <text:p>284.785</text:p>
          </table:table-cell>
          <table:table-cell office:value-type="float" office:value="286973" table:style-name="ce13">
            <text:p>286.973</text:p>
          </table:table-cell>
          <table:table-cell office:value-type="float" office:value="187967" table:style-name="ce13">
            <text:p>187.967</text:p>
          </table:table-cell>
          <table:table-cell office:value-type="date" office:date-value="2022-09-06T00:00:00" table:style-name="ce16">
            <text:p>06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80506.5" table:style-name="ce14">
            <text:p>13.480.507</text:p>
          </table:table-cell>
          <table:table-cell office:value-type="percentage" office:value="0.98562932590385866" table:style-name="ce15">
            <text:p>98,6%</text:p>
          </table:table-cell>
          <table:table-cell office:value-type="float" office:value="5777972" table:style-name="ce13">
            <text:p>5.777.972</text:p>
          </table:table-cell>
          <table:table-cell office:value-type="float" office:value="5734186" table:style-name="ce13">
            <text:p>5.734.186</text:p>
          </table:table-cell>
          <table:table-cell office:value-type="float" office:value="3514962" table:style-name="ce13">
            <text:p>3.514.962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0522" table:style-name="ce14">
            <text:p>2.850.522</text:p>
          </table:table-cell>
          <table:table-cell office:value-type="percentage" office:value="0.9711260444081049" table:style-name="ce15">
            <text:p>97,1%</text:p>
          </table:table-cell>
          <table:table-cell office:value-type="float" office:value="1301548" table:style-name="ce13">
            <text:p>1.301.548</text:p>
          </table:table-cell>
          <table:table-cell office:value-type="float" office:value="1282648" table:style-name="ce13">
            <text:p>1.282.648</text:p>
          </table:table-cell>
          <table:table-cell office:value-type="float" office:value="714676" table:style-name="ce13">
            <text:p>714.676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031" table:style-name="ce7">
            <text:p>896.031</text:p>
          </table:table-cell>
          <table:table-cell office:value-type="float" office:value="77820" table:style-name="ce7">
            <text:p>77.82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471" table:style-name="ce14">
            <text:p>1.406.471</text:p>
          </table:table-cell>
          <table:table-cell office:value-type="float" office:value="1336294.5" table:style-name="ce14">
            <text:p>1.336.295</text:p>
          </table:table-cell>
          <table:table-cell office:value-type="percentage" office:value="0.95010455245788927" table:style-name="ce15">
            <text:p>95,0%</text:p>
          </table:table-cell>
          <table:table-cell office:value-type="float" office:value="568893" table:style-name="ce13">
            <text:p>568.893</text:p>
          </table:table-cell>
          <table:table-cell office:value-type="float" office:value="563569" table:style-name="ce13">
            <text:p>563.569</text:p>
          </table:table-cell>
          <table:table-cell office:value-type="float" office:value="370797" table:style-name="ce13">
            <text:p>370.797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51138" table:style-name="ce14">
            <text:p>4.451.138</text:p>
          </table:table-cell>
          <table:table-cell office:value-type="percentage" office:value="0.98477964164513054" table:style-name="ce15">
            <text:p>98,5%</text:p>
          </table:table-cell>
          <table:table-cell office:value-type="float" office:value="1949882" table:style-name="ce13">
            <text:p>1.949.882</text:p>
          </table:table-cell>
          <table:table-cell office:value-type="float" office:value="1914330" table:style-name="ce13">
            <text:p>1.914.330</text:p>
          </table:table-cell>
          <table:table-cell office:value-type="float" office:value="1228236" table:style-name="ce13">
            <text:p>1.228.236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175" table:style-name="ce14">
            <text:p>160.175</text:p>
          </table:table-cell>
          <table:table-cell office:value-type="percentage" office:value="0.91742987897428852" table:style-name="ce15">
            <text:p>91,7%</text:p>
          </table:table-cell>
          <table:table-cell office:value-type="float" office:value="68537" table:style-name="ce13">
            <text:p>68.537</text:p>
          </table:table-cell>
          <table:table-cell office:value-type="float" office:value="65690" table:style-name="ce13">
            <text:p>65.690</text:p>
          </table:table-cell>
          <table:table-cell office:value-type="float" office:value="43824" table:style-name="ce13">
            <text:p>43.824</text:p>
          </table:table-cell>
          <table:table-cell office:value-type="date" office:date-value="2022-09-07T00:00:00" table:style-name="ce16">
            <text:p>0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187.5" table:style-name="ce14">
            <text:p>151.188</text:p>
          </table:table-cell>
          <table:table-cell office:value-type="percentage" office:value="0.95422557434991162" table:style-name="ce15">
            <text:p>95,4%</text:p>
          </table:table-cell>
          <table:table-cell office:value-type="float" office:value="66592" table:style-name="ce13">
            <text:p>66.592</text:p>
          </table:table-cell>
          <table:table-cell office:value-type="float" office:value="63346" table:style-name="ce13">
            <text:p>63.346</text:p>
          </table:table-cell>
          <table:table-cell office:value-type="float" office:value="36918" table:style-name="ce13">
            <text:p>36.918</text:p>
          </table:table-cell>
          <table:table-cell office:value-type="date" office:date-value="2022-08-31T00:00:00" table:style-name="ce17">
            <text:p>3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16" table:style-name="ce14">
            <text:p>207.716</text:p>
          </table:table-cell>
          <table:table-cell office:value-type="percentage" office:value="0.93022714244769278" table:style-name="ce15">
            <text:p>93,0%</text:p>
          </table:table-cell>
          <table:table-cell office:value-type="float" office:value="95152" table:style-name="ce13">
            <text:p>95.152</text:p>
          </table:table-cell>
          <table:table-cell office:value-type="float" office:value="94778" table:style-name="ce13">
            <text:p>94.778</text:p>
          </table:table-cell>
          <table:table-cell office:value-type="float" office:value="51219" table:style-name="ce13">
            <text:p>51.219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46.5" table:style-name="ce14">
            <text:p>13.447</text:p>
          </table:table-cell>
          <table:table-cell office:value-type="percentage" office:value="1" table:style-name="ce15">
            <text:p>100,0%</text:p>
          </table:table-cell>
          <table:table-cell office:value-type="float" office:value="8122" table:style-name="ce13">
            <text:p>8.122</text:p>
          </table:table-cell>
          <table:table-cell office:value-type="float" office:value="8127" table:style-name="ce13">
            <text:p>8.127</text:p>
          </table:table-cell>
          <table:table-cell office:value-type="float" office:value="4101" table:style-name="ce13">
            <text:p>4.101</text:p>
          </table:table-cell>
          <table:table-cell office:value-type="date" office:date-value="2022-08-16T00:00:00" table:style-name="ce17">
            <text:p>16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9629" table:style-name="ce19">
            <text:p>63.859.629</text:p>
          </table:table-cell>
          <table:table-cell office:value-type="float" office:value="5028300" table:style-name="ce19">
            <text:p>5.028.300</text:p>
          </table:table-cell>
          <table:table-cell office:value-type="float" office:value="17172210" table:style-name="ce20">
            <text:p>17.172.210</text:p>
          </table:table-cell>
          <table:table-cell office:value-type="float" office:value="8961620" table:style-name="ce21">
            <text:p>8.961.62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7045719" table:style-name="ce23">
            <text:p>97.045.719</text:p>
          </table:table-cell>
          <table:table-cell office:value-type="float" office:value="95704322.5" table:style-name="ce23">
            <text:p>95.704.323</text:p>
          </table:table-cell>
          <table:table-cell office:value-type="percentage" office:value="0.9861776849734093" table:style-name="ce24">
            <text:p>98,6%</text:p>
          </table:table-cell>
          <table:table-cell office:value-type="float" office:value="41296128" table:style-name="ce23">
            <text:p>41.296.128</text:p>
          </table:table-cell>
          <table:table-cell office:value-type="float" office:value="40637968" table:style-name="ce23">
            <text:p>40.637.968</text:p>
          </table:table-cell>
          <table:table-cell office:value-type="float" office:value="25924292" table:style-name="ce23">
            <text:p>25.924.29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6985" table:style-name="ce31">
            <text:p>7.046.985</text:p>
          </table:table-cell>
          <table:table-cell office:value-type="percentage" office:value="0.93859620498388052" table:style-name="ce32">
            <text:p>93,9%</text:p>
          </table:table-cell>
          <table:table-cell office:value-type="float" office:value="7037441" table:style-name="ce31">
            <text:p>7.037.441</text:p>
          </table:table-cell>
          <table:table-cell office:value-type="percentage" office:value="0.93732502841966669" table:style-name="ce32">
            <text:p>93,7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410" table:style-name="ce31">
            <text:p>1.098.410</text:p>
          </table:table-cell>
          <table:table-cell office:value-type="percentage" office:value="0.92349303182759823" table:style-name="ce32">
            <text:p>92,3%</text:p>
          </table:table-cell>
          <table:table-cell office:value-type="float" office:value="1092414" table:style-name="ce31">
            <text:p>1.092.414</text:p>
          </table:table-cell>
          <table:table-cell office:value-type="percentage" office:value="0.918451868492561" table:style-name="ce32">
            <text:p>91,8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59" table:style-name="ce31">
            <text:p>886.159</text:p>
          </table:table-cell>
          <table:table-cell office:value-type="percentage" office:value="0.95240137267356439" table:style-name="ce32">
            <text:p>95,2%</text:p>
          </table:table-cell>
          <table:table-cell office:value-type="float" office:value="886940" table:style-name="ce31">
            <text:p>886.940</text:p>
          </table:table-cell>
          <table:table-cell office:value-type="percentage" office:value="0.95324075417514376" table:style-name="ce32">
            <text:p>95,3%</text:p>
          </table:table-cell>
          <table:table-cell office:value-type="date" office:date-value="2022-09-05T00:00:00" table:style-name="ce33">
            <text:p>05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727" table:style-name="ce31">
            <text:p>897.727</text:p>
          </table:table-cell>
          <table:table-cell office:value-type="percentage" office:value="0.82878302638417933" table:style-name="ce32">
            <text:p>82,9%</text:p>
          </table:table-cell>
          <table:table-cell office:value-type="float" office:value="892191" table:style-name="ce31">
            <text:p>892.191</text:p>
          </table:table-cell>
          <table:table-cell office:value-type="percentage" office:value="0.82367218218091609" table:style-name="ce32">
            <text:p>82,4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8299" table:style-name="ce31">
            <text:p>1.748.299</text:p>
          </table:table-cell>
          <table:table-cell office:value-type="percentage" office:value="0.85974321285381505" table:style-name="ce32">
            <text:p>86,0%</text:p>
          </table:table-cell>
          <table:table-cell office:value-type="float" office:value="1715775" table:style-name="ce31">
            <text:p>1.715.775</text:p>
          </table:table-cell>
          <table:table-cell office:value-type="percentage" office:value="0.84374921625777655" table:style-name="ce32">
            <text:p>84,4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085" table:style-name="ce31">
            <text:p>495.085</text:p>
          </table:table-cell>
          <table:table-cell office:value-type="percentage" office:value="0.93932971832535828" table:style-name="ce32">
            <text:p>93,9%</text:p>
          </table:table-cell>
          <table:table-cell office:value-type="float" office:value="497046" table:style-name="ce31">
            <text:p>497.046</text:p>
          </table:table-cell>
          <table:table-cell office:value-type="percentage" office:value="0.94305034322337788" table:style-name="ce32">
            <text:p>94,3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502" table:style-name="ce31">
            <text:p>2.049.502</text:p>
          </table:table-cell>
          <table:table-cell office:value-type="percentage" office:value="0.9435365621787456" table:style-name="ce32">
            <text:p>94,4%</text:p>
          </table:table-cell>
          <table:table-cell office:value-type="float" office:value="2041776" table:style-name="ce31">
            <text:p>2.041.776</text:p>
          </table:table-cell>
          <table:table-cell office:value-type="percentage" office:value="0.93997971594029694" table:style-name="ce32">
            <text:p>94,0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4527" table:style-name="ce31">
            <text:p>1.664.527</text:p>
          </table:table-cell>
          <table:table-cell office:value-type="percentage" office:value="0.9165483717144931" table:style-name="ce32">
            <text:p>91,7%</text:p>
          </table:table-cell>
          <table:table-cell office:value-type="float" office:value="1642451" table:style-name="ce31">
            <text:p>1.642.451</text:p>
          </table:table-cell>
          <table:table-cell office:value-type="percentage" office:value="0.90439253293628807" table:style-name="ce32">
            <text:p>90,4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9079" table:style-name="ce31">
            <text:p>6.259.079</text:p>
          </table:table-cell>
          <table:table-cell office:value-type="percentage" office:value="0.922839419711035" table:style-name="ce32">
            <text:p>92,3%</text:p>
          </table:table-cell>
          <table:table-cell office:value-type="float" office:value="6192324" table:style-name="ce31">
            <text:p>6.192.324</text:p>
          </table:table-cell>
          <table:table-cell office:value-type="percentage" office:value="0.9129970538513279" table:style-name="ce32">
            <text:p>91,3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8217" table:style-name="ce31">
            <text:p>4.198.217</text:p>
          </table:table-cell>
          <table:table-cell office:value-type="percentage" office:value="0.93459321027972675" table:style-name="ce32">
            <text:p>93,5%</text:p>
          </table:table-cell>
          <table:table-cell office:value-type="float" office:value="4222072" table:style-name="ce31">
            <text:p>4.222.072</text:p>
          </table:table-cell>
          <table:table-cell office:value-type="percentage" office:value="0.93990373163467889" table:style-name="ce32">
            <text:p>94,0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316" table:style-name="ce31">
            <text:p>910.316</text:p>
          </table:table-cell>
          <table:table-cell office:value-type="percentage" office:value="0.9583383339123478" table:style-name="ce32">
            <text:p>95,8%</text:p>
          </table:table-cell>
          <table:table-cell office:value-type="float" office:value="907827" table:style-name="ce31">
            <text:p>907.827</text:p>
          </table:table-cell>
          <table:table-cell office:value-type="percentage" office:value="0.95571803050879578" table:style-name="ce32">
            <text:p>95,6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645" table:style-name="ce31">
            <text:p>2.342.645</text:p>
          </table:table-cell>
          <table:table-cell office:value-type="percentage" office:value="0.95379636313594529" table:style-name="ce32">
            <text:p>95,4%</text:p>
          </table:table-cell>
          <table:table-cell office:value-type="float" office:value="2349433" table:style-name="ce31">
            <text:p>2.349.433</text:p>
          </table:table-cell>
          <table:table-cell office:value-type="percentage" office:value="0.95656006387291859" table:style-name="ce32">
            <text:p>95,7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66" table:style-name="ce31">
            <text:p>269.466</text:p>
          </table:table-cell>
          <table:table-cell office:value-type="percentage" office:value="0.95732186060061319" table:style-name="ce32">
            <text:p>95,7%</text:p>
          </table:table-cell>
          <table:table-cell office:value-type="float" office:value="274208" table:style-name="ce31">
            <text:p>274.208</text:p>
          </table:table-cell>
          <table:table-cell office:value-type="percentage" office:value="0.97416858806518425" table:style-name="ce32">
            <text:p>97,4%</text:p>
          </table:table-cell>
          <table:table-cell office:value-type="date" office:date-value="2022-09-06T00:00:00" table:style-name="ce33">
            <text:p>06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3289" table:style-name="ce31">
            <text:p>5.523.289</text:p>
          </table:table-cell>
          <table:table-cell office:value-type="percentage" office:value="0.92503334501218237" table:style-name="ce32">
            <text:p>92,5%</text:p>
          </table:table-cell>
          <table:table-cell office:value-type="float" office:value="5533173" table:style-name="ce31">
            <text:p>5.533.173</text:p>
          </table:table-cell>
          <table:table-cell office:value-type="percentage" office:value="0.92668870463252828" table:style-name="ce32">
            <text:p>92,7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721" table:style-name="ce31">
            <text:p>1.232.721</text:p>
          </table:table-cell>
          <table:table-cell office:value-type="percentage" office:value="0.93557066029960212" table:style-name="ce32">
            <text:p>93,6%</text:p>
          </table:table-cell>
          <table:table-cell office:value-type="float" office:value="1238204" table:style-name="ce31">
            <text:p>1.238.204</text:p>
          </table:table-cell>
          <table:table-cell office:value-type="percentage" office:value="0.93973197006103459" table:style-name="ce32">
            <text:p>94,0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305" table:style-name="ce31">
            <text:p>540.305</text:p>
          </table:table-cell>
          <table:table-cell office:value-type="percentage" office:value="0.93128096053942433" table:style-name="ce32">
            <text:p>93,1%</text:p>
          </table:table-cell>
          <table:table-cell office:value-type="float" office:value="541232" table:style-name="ce31">
            <text:p>541.232</text:p>
          </table:table-cell>
          <table:table-cell office:value-type="percentage" office:value="0.93287875706253642" table:style-name="ce32">
            <text:p>93,3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5859" table:style-name="ce31">
            <text:p>1.865.859</text:p>
          </table:table-cell>
          <table:table-cell office:value-type="percentage" office:value="0.95428008549277255" table:style-name="ce32">
            <text:p>95,4%</text:p>
          </table:table-cell>
          <table:table-cell office:value-type="float" office:value="1854707" table:style-name="ce31">
            <text:p>1.854.707</text:p>
          </table:table-cell>
          <table:table-cell office:value-type="percentage" office:value="0.94857647578088355" table:style-name="ce32">
            <text:p>94,9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519" table:style-name="ce31">
            <text:p>65.519</text:p>
          </table:table-cell>
          <table:table-cell office:value-type="percentage" office:value="0.92242605133114641" table:style-name="ce32">
            <text:p>92,2%</text:p>
          </table:table-cell>
          <table:table-cell office:value-type="float" office:value="63784" table:style-name="ce31">
            <text:p>63.784</text:p>
          </table:table-cell>
          <table:table-cell office:value-type="percentage" office:value="0.89799940869222428" table:style-name="ce32">
            <text:p>89,8%</text:p>
          </table:table-cell>
          <table:table-cell office:value-type="date" office:date-value="2022-09-07T00:00:00" table:style-name="ce33">
            <text:p>07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104" table:style-name="ce31">
            <text:p>63.104</text:p>
          </table:table-cell>
          <table:table-cell office:value-type="percentage" office:value="0.92438402718776547" table:style-name="ce32">
            <text:p>92,4%</text:p>
          </table:table-cell>
          <table:table-cell office:value-type="float" office:value="61500" table:style-name="ce31">
            <text:p>61.500</text:p>
          </table:table-cell>
          <table:table-cell office:value-type="percentage" office:value="0.90088770398148421" table:style-name="ce32">
            <text:p>90,1%</text:p>
          </table:table-cell>
          <table:table-cell office:value-type="date" office:date-value="2022-08-31T00:00:00" table:style-name="ce33">
            <text:p>3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2" table:style-name="ce31">
            <text:p>95.152</text:p>
          </table:table-cell>
          <table:table-cell office:value-type="string" table:style-name="ce32">
            <text:p>-</text:p>
          </table:table-cell>
          <table:table-cell office:value-type="float" office:value="94778" table:style-name="ce31">
            <text:p>94.778</text:p>
          </table:table-cell>
          <table:table-cell office:value-type="string" table:style-name="ce32">
            <text:p>-</text:p>
          </table:table-cell>
          <table:table-cell office:value-type="date" office:date-value="2022-08-01T00:00:00" table:style-name="ce33">
            <text:p>0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2" table:style-name="ce31">
            <text:p>8.122</text:p>
          </table:table-cell>
          <table:table-cell office:value-type="string" table:style-name="ce32">
            <text:p>-</text:p>
          </table:table-cell>
          <table:table-cell office:value-type="float" office:value="8127" table:style-name="ce31">
            <text:p>8.127</text:p>
          </table:table-cell>
          <table:table-cell office:value-type="string" table:style-name="ce32">
            <text:p>-</text:p>
          </table:table-cell>
          <table:table-cell office:value-type="date" office:date-value="2022-08-16T00:00:00" table:style-name="ce33">
            <text:p>16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60488" table:style-name="ce36">
            <text:p>39.260.488</text:p>
          </table:table-cell>
          <table:table-cell office:value-type="percentage" office:value="0.93067339783756953" table:style-name="ce37">
            <text:p>93,1%</text:p>
          </table:table-cell>
          <table:table-cell office:value-type="float" office:value="39147403" table:style-name="ce36">
            <text:p>39.147.403</text:p>
          </table:table-cell>
          <table:table-cell office:value-type="percentage" office:value="0.92799270774542242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office:value-type="string" table:style-name="ce43">
            <text:p>% Con al menos 1 dosis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5660" table:style-name="ce46">
            <text:p>435.660</text:p>
          </table:table-cell>
          <table:table-cell office:value-type="percentage" office:value="1" table:style-name="ce47">
            <text:p>100,0%</text:p>
          </table:table-cell>
          <table:table-cell office:value-type="float" office:value="656755" table:style-name="ce46">
            <text:p>656.755</text:p>
          </table:table-cell>
          <table:table-cell office:value-type="percentage" office:value="1" table:style-name="ce47">
            <text:p>100,0%</text:p>
          </table:table-cell>
          <table:table-cell office:value-type="float" office:value="937929" table:style-name="ce46">
            <text:p>937.929</text:p>
          </table:table-cell>
          <table:table-cell office:value-type="percentage" office:value="0.97881508491185298" table:style-name="ce47">
            <text:p>97,9%</text:p>
          </table:table-cell>
          <table:table-cell office:value-type="float" office:value="1230209" table:style-name="ce46">
            <text:p>1.230.209</text:p>
          </table:table-cell>
          <table:table-cell office:value-type="percentage" office:value="0.95543460617540821" table:style-name="ce47">
            <text:p>95,5%</text:p>
          </table:table-cell>
          <table:table-cell office:value-type="float" office:value="1278377" table:style-name="ce46">
            <text:p>1.278.377</text:p>
          </table:table-cell>
          <table:table-cell office:value-type="percentage" office:value="0.92345861120421635" table:style-name="ce47">
            <text:p>92,3%</text:p>
          </table:table-cell>
          <table:table-cell office:value-type="float" office:value="969925" table:style-name="ce46">
            <text:p>969.925</text:p>
          </table:table-cell>
          <table:table-cell office:value-type="percentage" office:value="0.88033106638118741" table:style-name="ce47">
            <text:p>88,0%</text:p>
          </table:table-cell>
          <table:table-cell office:value-type="float" office:value="814130" table:style-name="ce46">
            <text:p>814.130</text:p>
          </table:table-cell>
          <table:table-cell office:value-type="percentage" office:value="0.87908373933174389" table:style-name="ce47">
            <text:p>87,9%</text:p>
          </table:table-cell>
          <table:table-cell office:value-type="float" office:value="724000" table:style-name="ce46">
            <text:p>724.000</text:p>
          </table:table-cell>
          <table:table-cell office:value-type="percentage" office:value="0.93679724032989753" table:style-name="ce47">
            <text:p>93,7%</text:p>
          </table:table-cell>
          <table:table-cell office:value-type="float" office:value="7046985" table:style-name="ce46">
            <text:p>7.046.985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859620498388052" table:style-name="ce47">
            <text:p>93,9%</text:p>
          </table:table-cell>
          <table:table-cell office:value-type="percentage" office:value="0.82884087762050773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1751" table:style-name="ce49">
            <text:p>101.751</text:p>
          </table:table-cell>
          <table:table-cell office:value-type="percentage" office:value="1" table:style-name="ce50">
            <text:p>100,0%</text:p>
          </table:table-cell>
          <table:table-cell office:value-type="float" office:value="119920" table:style-name="ce49">
            <text:p>119.920</text:p>
          </table:table-cell>
          <table:table-cell office:value-type="percentage" office:value="1" table:style-name="ce50">
            <text:p>100,0%</text:p>
          </table:table-cell>
          <table:table-cell office:value-type="float" office:value="156128" table:style-name="ce49">
            <text:p>156.128</text:p>
          </table:table-cell>
          <table:table-cell office:value-type="percentage" office:value="0.96787551918665926" table:style-name="ce50">
            <text:p>96,8%</text:p>
          </table:table-cell>
          <table:table-cell office:value-type="float" office:value="188703" table:style-name="ce49">
            <text:p>188.703</text:p>
          </table:table-cell>
          <table:table-cell office:value-type="percentage" office:value="0.938961038961039" table:style-name="ce50">
            <text:p>93,9%</text:p>
          </table:table-cell>
          <table:table-cell office:value-type="float" office:value="192610" table:style-name="ce49">
            <text:p>192.610</text:p>
          </table:table-cell>
          <table:table-cell office:value-type="percentage" office:value="0.90157603785861062" table:style-name="ce50">
            <text:p>90,2%</text:p>
          </table:table-cell>
          <table:table-cell office:value-type="float" office:value="132329" table:style-name="ce49">
            <text:p>132.329</text:p>
          </table:table-cell>
          <table:table-cell office:value-type="percentage" office:value="0.83605428423406913" table:style-name="ce50">
            <text:p>83,6%</text:p>
          </table:table-cell>
          <table:table-cell office:value-type="float" office:value="111142" table:style-name="ce49">
            <text:p>111.142</text:p>
          </table:table-cell>
          <table:table-cell office:value-type="percentage" office:value="0.84972247282068536" table:style-name="ce50">
            <text:p>85,0%</text:p>
          </table:table-cell>
          <table:table-cell office:value-type="float" office:value="95827" table:style-name="ce49">
            <text:p>95.827</text:p>
          </table:table-cell>
          <table:table-cell office:value-type="percentage" office:value="0.89526985995496888" table:style-name="ce50">
            <text:p>89,5%</text:p>
          </table:table-cell>
          <table:table-cell office:value-type="float" office:value="1098410" table:style-name="ce49">
            <text:p>1.098.410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2349303182759823" table:style-name="ce50">
            <text:p>92,3%</text:p>
          </table:table-cell>
          <table:table-cell office:value-type="percentage" office:value="0.82516923553093491" table:style-name="ce5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9318" table:style-name="ce49">
            <text:p>89.318</text:p>
          </table:table-cell>
          <table:table-cell office:value-type="percentage" office:value="1" table:style-name="ce50">
            <text:p>100,0%</text:p>
          </table:table-cell>
          <table:table-cell office:value-type="float" office:value="114861" table:style-name="ce49">
            <text:p>114.861</text:p>
          </table:table-cell>
          <table:table-cell office:value-type="percentage" office:value="1" table:style-name="ce50">
            <text:p>100,0%</text:p>
          </table:table-cell>
          <table:table-cell office:value-type="float" office:value="149266" table:style-name="ce49">
            <text:p>149.266</text:p>
          </table:table-cell>
          <table:table-cell office:value-type="percentage" office:value="0.98207776827422855" table:style-name="ce50">
            <text:p>98,2%</text:p>
          </table:table-cell>
          <table:table-cell office:value-type="float" office:value="154549" table:style-name="ce49">
            <text:p>154.549</text:p>
          </table:table-cell>
          <table:table-cell office:value-type="percentage" office:value="0.95351764219566515" table:style-name="ce50">
            <text:p>95,4%</text:p>
          </table:table-cell>
          <table:table-cell office:value-type="float" office:value="152696" table:style-name="ce49">
            <text:p>152.696</text:p>
          </table:table-cell>
          <table:table-cell office:value-type="percentage" office:value="0.92029893924783024" table:style-name="ce50">
            <text:p>92,0%</text:p>
          </table:table-cell>
          <table:table-cell office:value-type="float" office:value="93263" table:style-name="ce49">
            <text:p>93.263</text:p>
          </table:table-cell>
          <table:table-cell office:value-type="percentage" office:value="0.85884649740770413" table:style-name="ce50">
            <text:p>85,9%</text:p>
          </table:table-cell>
          <table:table-cell office:value-type="float" office:value="69031" table:style-name="ce49">
            <text:p>69.031</text:p>
          </table:table-cell>
          <table:table-cell office:value-type="percentage" office:value="0.87114156634108175" table:style-name="ce50">
            <text:p>87,1%</text:p>
          </table:table-cell>
          <table:table-cell office:value-type="float" office:value="63175" table:style-name="ce49">
            <text:p>63.175</text:p>
          </table:table-cell>
          <table:table-cell office:value-type="percentage" office:value="0.96811021208777737" table:style-name="ce50">
            <text:p>96,8%</text:p>
          </table:table-cell>
          <table:table-cell office:value-type="float" office:value="886159" table:style-name="ce49">
            <text:p>886.159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240137267356439" table:style-name="ce50">
            <text:p>95,2%</text:p>
          </table:table-cell>
          <table:table-cell office:value-type="percentage" office:value="0.87488263768290508" table:style-name="ce50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874" table:style-name="ce49">
            <text:p>51.874</text:p>
          </table:table-cell>
          <table:table-cell office:value-type="percentage" office:value="0.96720302798650082" table:style-name="ce50">
            <text:p>96,7%</text:p>
          </table:table-cell>
          <table:table-cell office:value-type="float" office:value="79969" table:style-name="ce49">
            <text:p>79.969</text:p>
          </table:table-cell>
          <table:table-cell office:value-type="percentage" office:value="0.91671825205768398" table:style-name="ce50">
            <text:p>91,7%</text:p>
          </table:table-cell>
          <table:table-cell office:value-type="float" office:value="112256" table:style-name="ce49">
            <text:p>112.256</text:p>
          </table:table-cell>
          <table:table-cell office:value-type="percentage" office:value="0.88117871468605025" table:style-name="ce50">
            <text:p>88,1%</text:p>
          </table:table-cell>
          <table:table-cell office:value-type="float" office:value="153812" table:style-name="ce49">
            <text:p>153.812</text:p>
          </table:table-cell>
          <table:table-cell office:value-type="percentage" office:value="0.86650742501746403" table:style-name="ce50">
            <text:p>86,7%</text:p>
          </table:table-cell>
          <table:table-cell office:value-type="float" office:value="174078" table:style-name="ce49">
            <text:p>174.078</text:p>
          </table:table-cell>
          <table:table-cell office:value-type="percentage" office:value="0.80359887915872275" table:style-name="ce50">
            <text:p>80,4%</text:p>
          </table:table-cell>
          <table:table-cell office:value-type="float" office:value="135718" table:style-name="ce49">
            <text:p>135.718</text:p>
          </table:table-cell>
          <table:table-cell office:value-type="percentage" office:value="0.73740946606029978" table:style-name="ce50">
            <text:p>73,7%</text:p>
          </table:table-cell>
          <table:table-cell office:value-type="float" office:value="105132" table:style-name="ce49">
            <text:p>105.132</text:p>
          </table:table-cell>
          <table:table-cell office:value-type="percentage" office:value="0.76619562286372278" table:style-name="ce50">
            <text:p>76,6%</text:p>
          </table:table-cell>
          <table:table-cell office:value-type="float" office:value="84888" table:style-name="ce49">
            <text:p>84.888</text:p>
          </table:table-cell>
          <table:table-cell office:value-type="percentage" office:value="0.85283716444301561" table:style-name="ce50">
            <text:p>85,3%</text:p>
          </table:table-cell>
          <table:table-cell office:value-type="float" office:value="897727" table:style-name="ce49">
            <text:p>897.727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878302638417933" table:style-name="ce50">
            <text:p>82,9%</text:p>
          </table:table-cell>
          <table:table-cell office:value-type="percentage" office:value="0.7359775368408108" table:style-name="ce5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4913" table:style-name="ce49">
            <text:p>94.913</text:p>
          </table:table-cell>
          <table:table-cell office:value-type="percentage" office:value="0.94570654231681317" table:style-name="ce50">
            <text:p>94,6%</text:p>
          </table:table-cell>
          <table:table-cell office:value-type="float" office:value="156304" table:style-name="ce49">
            <text:p>156.304</text:p>
          </table:table-cell>
          <table:table-cell office:value-type="percentage" office:value="0.93345914503780325" table:style-name="ce50">
            <text:p>93,3%</text:p>
          </table:table-cell>
          <table:table-cell office:value-type="float" office:value="229648" table:style-name="ce49">
            <text:p>229.648</text:p>
          </table:table-cell>
          <table:table-cell office:value-type="percentage" office:value="0.91291367692949854" table:style-name="ce50">
            <text:p>91,3%</text:p>
          </table:table-cell>
          <table:table-cell office:value-type="float" office:value="326271" table:style-name="ce49">
            <text:p>326.271</text:p>
          </table:table-cell>
          <table:table-cell office:value-type="percentage" office:value="0.88601129133434897" table:style-name="ce50">
            <text:p>88,6%</text:p>
          </table:table-cell>
          <table:table-cell office:value-type="float" office:value="325519" table:style-name="ce49">
            <text:p>325.519</text:p>
          </table:table-cell>
          <table:table-cell office:value-type="percentage" office:value="0.82597023635833089" table:style-name="ce50">
            <text:p>82,6%</text:p>
          </table:table-cell>
          <table:table-cell office:value-type="float" office:value="240194" table:style-name="ce49">
            <text:p>240.194</text:p>
          </table:table-cell>
          <table:table-cell office:value-type="percentage" office:value="0.76773145987687863" table:style-name="ce50">
            <text:p>76,8%</text:p>
          </table:table-cell>
          <table:table-cell office:value-type="float" office:value="202175" table:style-name="ce49">
            <text:p>202.175</text:p>
          </table:table-cell>
          <table:table-cell office:value-type="percentage" office:value="0.79386738183774364" table:style-name="ce50">
            <text:p>79,4%</text:p>
          </table:table-cell>
          <table:table-cell office:value-type="float" office:value="173275" table:style-name="ce49">
            <text:p>173.275</text:p>
          </table:table-cell>
          <table:table-cell office:value-type="percentage" office:value="0.94035763709874365" table:style-name="ce50">
            <text:p>94,0%</text:p>
          </table:table-cell>
          <table:table-cell office:value-type="float" office:value="1748299" table:style-name="ce49">
            <text:p>1.748.299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5974321285381505" table:style-name="ce50">
            <text:p>86,0%</text:p>
          </table:table-cell>
          <table:table-cell office:value-type="percentage" office:value="0.77897128324263964" table:style-name="ce5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606" table:style-name="ce49">
            <text:p>42.606</text:p>
          </table:table-cell>
          <table:table-cell office:value-type="percentage" office:value="1" table:style-name="ce50">
            <text:p>100,0%</text:p>
          </table:table-cell>
          <table:table-cell office:value-type="float" office:value="56236" table:style-name="ce49">
            <text:p>56.236</text:p>
          </table:table-cell>
          <table:table-cell office:value-type="percentage" office:value="1" table:style-name="ce50">
            <text:p>100,0%</text:p>
          </table:table-cell>
          <table:table-cell office:value-type="float" office:value="77322" table:style-name="ce49">
            <text:p>77.322</text:p>
          </table:table-cell>
          <table:table-cell office:value-type="percentage" office:value="0.97558575267799685" table:style-name="ce50">
            <text:p>97,6%</text:p>
          </table:table-cell>
          <table:table-cell office:value-type="float" office:value="85264" table:style-name="ce49">
            <text:p>85.264</text:p>
          </table:table-cell>
          <table:table-cell office:value-type="percentage" office:value="0.93727602506320762" table:style-name="ce50">
            <text:p>93,7%</text:p>
          </table:table-cell>
          <table:table-cell office:value-type="float" office:value="89582" table:style-name="ce49">
            <text:p>89.582</text:p>
          </table:table-cell>
          <table:table-cell office:value-type="percentage" office:value="0.91986527837676868" table:style-name="ce50">
            <text:p>92,0%</text:p>
          </table:table-cell>
          <table:table-cell office:value-type="float" office:value="57041" table:style-name="ce49">
            <text:p>57.041</text:p>
          </table:table-cell>
          <table:table-cell office:value-type="percentage" office:value="0.84935525179427618" table:style-name="ce50">
            <text:p>84,9%</text:p>
          </table:table-cell>
          <table:table-cell office:value-type="float" office:value="43634" table:style-name="ce49">
            <text:p>43.634</text:p>
          </table:table-cell>
          <table:table-cell office:value-type="percentage" office:value="0.85770447978298903" table:style-name="ce50">
            <text:p>85,8%</text:p>
          </table:table-cell>
          <table:table-cell office:value-type="float" office:value="43400" table:style-name="ce49">
            <text:p>43.400</text:p>
          </table:table-cell>
          <table:table-cell office:value-type="percentage" office:value="0.95841706600711085" table:style-name="ce50">
            <text:p>95,8%</text:p>
          </table:table-cell>
          <table:table-cell office:value-type="float" office:value="495085" table:style-name="ce49">
            <text:p>495.085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3932971832535828" table:style-name="ce50">
            <text:p>93,9%</text:p>
          </table:table-cell>
          <table:table-cell office:value-type="percentage" office:value="0.84824939390564635" table:style-name="ce50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30094" table:style-name="ce49">
            <text:p>230.094</text:p>
          </table:table-cell>
          <table:table-cell office:value-type="percentage" office:value="1" table:style-name="ce50">
            <text:p>100,0%</text:p>
          </table:table-cell>
          <table:table-cell office:value-type="float" office:value="252388" table:style-name="ce49">
            <text:p>252.388</text:p>
          </table:table-cell>
          <table:table-cell office:value-type="percentage" office:value="1" table:style-name="ce50">
            <text:p>100,0%</text:p>
          </table:table-cell>
          <table:table-cell office:value-type="float" office:value="324749" table:style-name="ce49">
            <text:p>324.749</text:p>
          </table:table-cell>
          <table:table-cell office:value-type="percentage" office:value="0.99237875218110094" table:style-name="ce50">
            <text:p>99,2%</text:p>
          </table:table-cell>
          <table:table-cell office:value-type="float" office:value="358065" table:style-name="ce49">
            <text:p>358.065</text:p>
          </table:table-cell>
          <table:table-cell office:value-type="percentage" office:value="0.93930268124857363" table:style-name="ce50">
            <text:p>93,9%</text:p>
          </table:table-cell>
          <table:table-cell office:value-type="float" office:value="326515" table:style-name="ce49">
            <text:p>326.515</text:p>
          </table:table-cell>
          <table:table-cell office:value-type="percentage" office:value="0.90647747652705979" table:style-name="ce50">
            <text:p>90,6%</text:p>
          </table:table-cell>
          <table:table-cell office:value-type="float" office:value="219379" table:style-name="ce49">
            <text:p>219.379</text:p>
          </table:table-cell>
          <table:table-cell office:value-type="percentage" office:value="0.84734378258955123" table:style-name="ce50">
            <text:p>84,7%</text:p>
          </table:table-cell>
          <table:table-cell office:value-type="float" office:value="181620" table:style-name="ce49">
            <text:p>181.620</text:p>
          </table:table-cell>
          <table:table-cell office:value-type="percentage" office:value="0.85759211253240408" table:style-name="ce50">
            <text:p>85,8%</text:p>
          </table:table-cell>
          <table:table-cell office:value-type="float" office:value="156692" table:style-name="ce49">
            <text:p>156.692</text:p>
          </table:table-cell>
          <table:table-cell office:value-type="percentage" office:value="0.93159252785407676" table:style-name="ce50">
            <text:p>93,2%</text:p>
          </table:table-cell>
          <table:table-cell office:value-type="float" office:value="2049502" table:style-name="ce49">
            <text:p>2.049.502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35365621787456" table:style-name="ce50">
            <text:p>94,4%</text:p>
          </table:table-cell>
          <table:table-cell office:value-type="percentage" office:value="0.85873624483533184" table:style-name="ce50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9214" table:style-name="ce49">
            <text:p>139.214</text:p>
          </table:table-cell>
          <table:table-cell office:value-type="percentage" office:value="1" table:style-name="ce50">
            <text:p>100,0%</text:p>
          </table:table-cell>
          <table:table-cell office:value-type="float" office:value="159780" table:style-name="ce49">
            <text:p>159.780</text:p>
          </table:table-cell>
          <table:table-cell office:value-type="percentage" office:value="1" table:style-name="ce50">
            <text:p>100,0%</text:p>
          </table:table-cell>
          <table:table-cell office:value-type="float" office:value="225918" table:style-name="ce49">
            <text:p>225.918</text:p>
          </table:table-cell>
          <table:table-cell office:value-type="percentage" office:value="0.99074675039907378" table:style-name="ce50">
            <text:p>99,1%</text:p>
          </table:table-cell>
          <table:table-cell office:value-type="float" office:value="290759" table:style-name="ce49">
            <text:p>290.759</text:p>
          </table:table-cell>
          <table:table-cell office:value-type="percentage" office:value="0.93369448984769132" table:style-name="ce50">
            <text:p>93,4%</text:p>
          </table:table-cell>
          <table:table-cell office:value-type="float" office:value="292880" table:style-name="ce49">
            <text:p>292.880</text:p>
          </table:table-cell>
          <table:table-cell office:value-type="percentage" office:value="0.88568741475923929" table:style-name="ce50">
            <text:p>88,6%</text:p>
          </table:table-cell>
          <table:table-cell office:value-type="float" office:value="213220" table:style-name="ce49">
            <text:p>213.220</text:p>
          </table:table-cell>
          <table:table-cell office:value-type="percentage" office:value="0.82723248406407734" table:style-name="ce50">
            <text:p>82,7%</text:p>
          </table:table-cell>
          <table:table-cell office:value-type="float" office:value="181770" table:style-name="ce49">
            <text:p>181.770</text:p>
          </table:table-cell>
          <table:table-cell office:value-type="percentage" office:value="0.8300303207423102" table:style-name="ce50">
            <text:p>83,0%</text:p>
          </table:table-cell>
          <table:table-cell office:value-type="float" office:value="160986" table:style-name="ce49">
            <text:p>160.986</text:p>
          </table:table-cell>
          <table:table-cell office:value-type="percentage" office:value="0.90535159940612764" table:style-name="ce50">
            <text:p>90,5%</text:p>
          </table:table-cell>
          <table:table-cell office:value-type="float" office:value="1664527" table:style-name="ce49">
            <text:p>1.664.527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165483717144931" table:style-name="ce50">
            <text:p>91,7%</text:p>
          </table:table-cell>
          <table:table-cell office:value-type="percentage" office:value="0.81249707125061499" table:style-name="ce50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61388" table:style-name="ce49">
            <text:p>461.388</text:p>
          </table:table-cell>
          <table:table-cell office:value-type="percentage" office:value="1" table:style-name="ce50">
            <text:p>100,0%</text:p>
          </table:table-cell>
          <table:table-cell office:value-type="float" office:value="622393" table:style-name="ce49">
            <text:p>622.393</text:p>
          </table:table-cell>
          <table:table-cell office:value-type="percentage" office:value="0.97901172813872428" table:style-name="ce50">
            <text:p>97,9%</text:p>
          </table:table-cell>
          <table:table-cell office:value-type="float" office:value="810585" table:style-name="ce49">
            <text:p>810.585</text:p>
          </table:table-cell>
          <table:table-cell office:value-type="percentage" office:value="0.95085069045284132" table:style-name="ce50">
            <text:p>95,1%</text:p>
          </table:table-cell>
          <table:table-cell office:value-type="float" office:value="1045814" table:style-name="ce49">
            <text:p>1.045.814</text:p>
          </table:table-cell>
          <table:table-cell office:value-type="percentage" office:value="0.95299165938430896" table:style-name="ce50">
            <text:p>95,3%</text:p>
          </table:table-cell>
          <table:table-cell office:value-type="float" office:value="1168281" table:style-name="ce49">
            <text:p>1.168.281</text:p>
          </table:table-cell>
          <table:table-cell office:value-type="percentage" office:value="0.91591808895125948" table:style-name="ce50">
            <text:p>91,6%</text:p>
          </table:table-cell>
          <table:table-cell office:value-type="float" office:value="836076" table:style-name="ce49">
            <text:p>836.076</text:p>
          </table:table-cell>
          <table:table-cell office:value-type="percentage" office:value="0.8649408045287329" table:style-name="ce50">
            <text:p>86,5%</text:p>
          </table:table-cell>
          <table:table-cell office:value-type="float" office:value="703028" table:style-name="ce49">
            <text:p>703.028</text:p>
          </table:table-cell>
          <table:table-cell office:value-type="percentage" office:value="0.84799330317025889" table:style-name="ce50">
            <text:p>84,8%</text:p>
          </table:table-cell>
          <table:table-cell office:value-type="float" office:value="611514" table:style-name="ce49">
            <text:p>611.514</text:p>
          </table:table-cell>
          <table:table-cell office:value-type="percentage" office:value="0.9108544855763574" table:style-name="ce50">
            <text:p>91,1%</text:p>
          </table:table-cell>
          <table:table-cell office:value-type="float" office:value="6259079" table:style-name="ce49">
            <text:p>6.259.079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22839419711035" table:style-name="ce50">
            <text:p>92,3%</text:p>
          </table:table-cell>
          <table:table-cell office:value-type="percentage" office:value="0.81591351504115428" table:style-name="ce50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9217" table:style-name="ce49">
            <text:p>299.217</text:p>
          </table:table-cell>
          <table:table-cell office:value-type="percentage" office:value="1" table:style-name="ce50">
            <text:p>100,0%</text:p>
          </table:table-cell>
          <table:table-cell office:value-type="float" office:value="437984" table:style-name="ce49">
            <text:p>437.984</text:p>
          </table:table-cell>
          <table:table-cell office:value-type="percentage" office:value="0.99592519828276216" table:style-name="ce50">
            <text:p>99,6%</text:p>
          </table:table-cell>
          <table:table-cell office:value-type="float" office:value="577017" table:style-name="ce49">
            <text:p>577.017</text:p>
          </table:table-cell>
          <table:table-cell office:value-type="percentage" office:value="0.96630103493318154" table:style-name="ce50">
            <text:p>96,6%</text:p>
          </table:table-cell>
          <table:table-cell office:value-type="float" office:value="724369" table:style-name="ce49">
            <text:p>724.369</text:p>
          </table:table-cell>
          <table:table-cell office:value-type="percentage" office:value="0.9502463609936298" table:style-name="ce50">
            <text:p>95,0%</text:p>
          </table:table-cell>
          <table:table-cell office:value-type="float" office:value="768700" table:style-name="ce49">
            <text:p>768.700</text:p>
          </table:table-cell>
          <table:table-cell office:value-type="percentage" office:value="0.91433206894541963" table:style-name="ce50">
            <text:p>91,4%</text:p>
          </table:table-cell>
          <table:table-cell office:value-type="float" office:value="532003" table:style-name="ce49">
            <text:p>532.003</text:p>
          </table:table-cell>
          <table:table-cell office:value-type="percentage" office:value="0.86656589365732728" table:style-name="ce50">
            <text:p>86,7%</text:p>
          </table:table-cell>
          <table:table-cell office:value-type="float" office:value="450227" table:style-name="ce49">
            <text:p>450.227</text:p>
          </table:table-cell>
          <table:table-cell office:value-type="percentage" office:value="0.87802399892350025" table:style-name="ce50">
            <text:p>87,8%</text:p>
          </table:table-cell>
          <table:table-cell office:value-type="float" office:value="408700" table:style-name="ce49">
            <text:p>408.700</text:p>
          </table:table-cell>
          <table:table-cell office:value-type="percentage" office:value="0.94438372434254769" table:style-name="ce50">
            <text:p>94,4%</text:p>
          </table:table-cell>
          <table:table-cell office:value-type="float" office:value="4198217" table:style-name="ce49">
            <text:p>4.198.217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459321027972675" table:style-name="ce50">
            <text:p>93,5%</text:p>
          </table:table-cell>
          <table:table-cell office:value-type="percentage" office:value="0.83181683539576123" table:style-name="ce50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8453" table:style-name="ce49">
            <text:p>78.453</text:p>
          </table:table-cell>
          <table:table-cell office:value-type="percentage" office:value="1" table:style-name="ce50">
            <text:p>100,0%</text:p>
          </table:table-cell>
          <table:table-cell office:value-type="float" office:value="96176" table:style-name="ce49">
            <text:p>96.176</text:p>
          </table:table-cell>
          <table:table-cell office:value-type="percentage" office:value="1" table:style-name="ce50">
            <text:p>100,0%</text:p>
          </table:table-cell>
          <table:table-cell office:value-type="float" office:value="133510" table:style-name="ce49">
            <text:p>133.510</text:p>
          </table:table-cell>
          <table:table-cell office:value-type="percentage" office:value="1" table:style-name="ce50">
            <text:p>100,0%</text:p>
          </table:table-cell>
          <table:table-cell office:value-type="float" office:value="162404" table:style-name="ce49">
            <text:p>162.404</text:p>
          </table:table-cell>
          <table:table-cell office:value-type="percentage" office:value="0.9669609950402791" table:style-name="ce50">
            <text:p>96,7%</text:p>
          </table:table-cell>
          <table:table-cell office:value-type="float" office:value="147459" table:style-name="ce49">
            <text:p>147.459</text:p>
          </table:table-cell>
          <table:table-cell office:value-type="percentage" office:value="0.93603366849482028" table:style-name="ce50">
            <text:p>93,6%</text:p>
          </table:table-cell>
          <table:table-cell office:value-type="float" office:value="114990" table:style-name="ce49">
            <text:p>114.990</text:p>
          </table:table-cell>
          <table:table-cell office:value-type="percentage" office:value="0.88561482417091542" table:style-name="ce50">
            <text:p>88,6%</text:p>
          </table:table-cell>
          <table:table-cell office:value-type="float" office:value="95822" table:style-name="ce49">
            <text:p>95.822</text:p>
          </table:table-cell>
          <table:table-cell office:value-type="percentage" office:value="0.85170568680781467" table:style-name="ce50">
            <text:p>85,2%</text:p>
          </table:table-cell>
          <table:table-cell office:value-type="float" office:value="81502" table:style-name="ce49">
            <text:p>81.502</text:p>
          </table:table-cell>
          <table:table-cell office:value-type="percentage" office:value="0.95091530644389732" table:style-name="ce50">
            <text:p>95,1%</text:p>
          </table:table-cell>
          <table:table-cell office:value-type="float" office:value="910316" table:style-name="ce49">
            <text:p>910.316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83383339123478" table:style-name="ce50">
            <text:p>95,8%</text:p>
          </table:table-cell>
          <table:table-cell office:value-type="percentage" office:value="0.86041291154339461" table:style-name="ce50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3142" table:style-name="ce49">
            <text:p>243.142</text:p>
          </table:table-cell>
          <table:table-cell office:value-type="percentage" office:value="1" table:style-name="ce50">
            <text:p>100,0%</text:p>
          </table:table-cell>
          <table:table-cell office:value-type="float" office:value="292431" table:style-name="ce49">
            <text:p>292.431</text:p>
          </table:table-cell>
          <table:table-cell office:value-type="percentage" office:value="1" table:style-name="ce50">
            <text:p>100,0%</text:p>
          </table:table-cell>
          <table:table-cell office:value-type="float" office:value="348369" table:style-name="ce49">
            <text:p>348.369</text:p>
          </table:table-cell>
          <table:table-cell office:value-type="percentage" office:value="0.98530118846269155" table:style-name="ce50">
            <text:p>98,5%</text:p>
          </table:table-cell>
          <table:table-cell office:value-type="float" office:value="394023" table:style-name="ce49">
            <text:p>394.023</text:p>
          </table:table-cell>
          <table:table-cell office:value-type="percentage" office:value="0.96291055718475072" table:style-name="ce50">
            <text:p>96,3%</text:p>
          </table:table-cell>
          <table:table-cell office:value-type="float" office:value="412825" table:style-name="ce49">
            <text:p>412.825</text:p>
          </table:table-cell>
          <table:table-cell office:value-type="percentage" office:value="0.93222788520381084" table:style-name="ce50">
            <text:p>93,2%</text:p>
          </table:table-cell>
          <table:table-cell office:value-type="float" office:value="269331" table:style-name="ce49">
            <text:p>269.331</text:p>
          </table:table-cell>
          <table:table-cell office:value-type="percentage" office:value="0.87275679038749443" table:style-name="ce50">
            <text:p>87,3%</text:p>
          </table:table-cell>
          <table:table-cell office:value-type="float" office:value="205160" table:style-name="ce49">
            <text:p>205.160</text:p>
          </table:table-cell>
          <table:table-cell office:value-type="percentage" office:value="0.89059827575728634" table:style-name="ce50">
            <text:p>89,1%</text:p>
          </table:table-cell>
          <table:table-cell office:value-type="float" office:value="177364" table:style-name="ce49">
            <text:p>177.364</text:p>
          </table:table-cell>
          <table:table-cell office:value-type="percentage" office:value="0.96738371585653193" table:style-name="ce50">
            <text:p>96,7%</text:p>
          </table:table-cell>
          <table:table-cell office:value-type="float" office:value="2342645" table:style-name="ce49">
            <text:p>2.342.645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379636313594529" table:style-name="ce50">
            <text:p>95,4%</text:p>
          </table:table-cell>
          <table:table-cell office:value-type="percentage" office:value="0.86865135808987881" table:style-name="ce50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3492" table:style-name="ce49">
            <text:p>23.492</text:p>
          </table:table-cell>
          <table:table-cell office:value-type="percentage" office:value="1" table:style-name="ce50">
            <text:p>100,0%</text:p>
          </table:table-cell>
          <table:table-cell office:value-type="float" office:value="28791" table:style-name="ce49">
            <text:p>28.791</text:p>
          </table:table-cell>
          <table:table-cell office:value-type="percentage" office:value="1" table:style-name="ce50">
            <text:p>100,0%</text:p>
          </table:table-cell>
          <table:table-cell office:value-type="float" office:value="38545" table:style-name="ce49">
            <text:p>38.545</text:p>
          </table:table-cell>
          <table:table-cell office:value-type="percentage" office:value="0.99821308333764958" table:style-name="ce50">
            <text:p>99,8%</text:p>
          </table:table-cell>
          <table:table-cell office:value-type="float" office:value="45984" table:style-name="ce49">
            <text:p>45.984</text:p>
          </table:table-cell>
          <table:table-cell office:value-type="percentage" office:value="0.96808421052631577" table:style-name="ce50">
            <text:p>96,8%</text:p>
          </table:table-cell>
          <table:table-cell office:value-type="float" office:value="48560" table:style-name="ce49">
            <text:p>48.560</text:p>
          </table:table-cell>
          <table:table-cell office:value-type="percentage" office:value="0.93882917021112056" table:style-name="ce50">
            <text:p>93,9%</text:p>
          </table:table-cell>
          <table:table-cell office:value-type="float" office:value="32621" table:style-name="ce49">
            <text:p>32.621</text:p>
          </table:table-cell>
          <table:table-cell office:value-type="percentage" office:value="0.8807916621665407" table:style-name="ce50">
            <text:p>88,1%</text:p>
          </table:table-cell>
          <table:table-cell office:value-type="float" office:value="25903" table:style-name="ce49">
            <text:p>25.903</text:p>
          </table:table-cell>
          <table:table-cell office:value-type="percentage" office:value="0.85868195982231654" table:style-name="ce50">
            <text:p>85,9%</text:p>
          </table:table-cell>
          <table:table-cell office:value-type="float" office:value="25570" table:style-name="ce49">
            <text:p>25.570</text:p>
          </table:table-cell>
          <table:table-cell office:value-type="percentage" office:value="0.98402924764287092" table:style-name="ce50">
            <text:p>98,4%</text:p>
          </table:table-cell>
          <table:table-cell office:value-type="float" office:value="269466" table:style-name="ce49">
            <text:p>269.466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5732186060061319" table:style-name="ce50">
            <text:p>95,7%</text:p>
          </table:table-cell>
          <table:table-cell office:value-type="percentage" office:value="0.85226582662820705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5132" table:style-name="ce49">
            <text:p>375.132</text:p>
          </table:table-cell>
          <table:table-cell office:value-type="percentage" office:value="1" table:style-name="ce50">
            <text:p>100,0%</text:p>
          </table:table-cell>
          <table:table-cell office:value-type="float" office:value="512940" table:style-name="ce49">
            <text:p>512.940</text:p>
          </table:table-cell>
          <table:table-cell office:value-type="percentage" office:value="0.97322834645669287" table:style-name="ce50">
            <text:p>97,3%</text:p>
          </table:table-cell>
          <table:table-cell office:value-type="float" office:value="694717" table:style-name="ce49">
            <text:p>694.717</text:p>
          </table:table-cell>
          <table:table-cell office:value-type="percentage" office:value="0.96427133850967028" table:style-name="ce50">
            <text:p>96,4%</text:p>
          </table:table-cell>
          <table:table-cell office:value-type="float" office:value="951495" table:style-name="ce49">
            <text:p>951.495</text:p>
          </table:table-cell>
          <table:table-cell office:value-type="percentage" office:value="0.96134008379817715" table:style-name="ce50">
            <text:p>96,1%</text:p>
          </table:table-cell>
          <table:table-cell office:value-type="float" office:value="1055178" table:style-name="ce49">
            <text:p>1.055.178</text:p>
          </table:table-cell>
          <table:table-cell office:value-type="percentage" office:value="0.91275768079284936" table:style-name="ce50">
            <text:p>91,3%</text:p>
          </table:table-cell>
          <table:table-cell office:value-type="float" office:value="783706" table:style-name="ce49">
            <text:p>783.706</text:p>
          </table:table-cell>
          <table:table-cell office:value-type="percentage" office:value="0.86996860721723179" table:style-name="ce50">
            <text:p>87,0%</text:p>
          </table:table-cell>
          <table:table-cell office:value-type="float" office:value="641072" table:style-name="ce49">
            <text:p>641.072</text:p>
          </table:table-cell>
          <table:table-cell office:value-type="percentage" office:value="0.87154632475797256" table:style-name="ce50">
            <text:p>87,2%</text:p>
          </table:table-cell>
          <table:table-cell office:value-type="float" office:value="509049" table:style-name="ce49">
            <text:p>509.049</text:p>
          </table:table-cell>
          <table:table-cell office:value-type="percentage" office:value="0.89191050215509693" table:style-name="ce50">
            <text:p>89,2%</text:p>
          </table:table-cell>
          <table:table-cell office:value-type="float" office:value="5523289" table:style-name="ce49">
            <text:p>5.523.289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503334501218237" table:style-name="ce50">
            <text:p>92,5%</text:p>
          </table:table-cell>
          <table:table-cell office:value-type="percentage" office:value="0.81755915041057881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2899" table:style-name="ce49">
            <text:p>72.899</text:p>
          </table:table-cell>
          <table:table-cell office:value-type="percentage" office:value="1" table:style-name="ce50">
            <text:p>100,0%</text:p>
          </table:table-cell>
          <table:table-cell office:value-type="float" office:value="103911" table:style-name="ce49">
            <text:p>103.911</text:p>
          </table:table-cell>
          <table:table-cell office:value-type="percentage" office:value="0.99989415138276783" table:style-name="ce50">
            <text:p>100,0%</text:p>
          </table:table-cell>
          <table:table-cell office:value-type="float" office:value="149941" table:style-name="ce49">
            <text:p>149.941</text:p>
          </table:table-cell>
          <table:table-cell office:value-type="percentage" office:value="0.97655349385506152" table:style-name="ce50">
            <text:p>97,7%</text:p>
          </table:table-cell>
          <table:table-cell office:value-type="float" office:value="210151" table:style-name="ce49">
            <text:p>210.151</text:p>
          </table:table-cell>
          <table:table-cell office:value-type="percentage" office:value="0.96354016221693417" table:style-name="ce50">
            <text:p>96,4%</text:p>
          </table:table-cell>
          <table:table-cell office:value-type="float" office:value="237156" table:style-name="ce49">
            <text:p>237.156</text:p>
          </table:table-cell>
          <table:table-cell office:value-type="percentage" office:value="0.93935072959741428" table:style-name="ce50">
            <text:p>93,9%</text:p>
          </table:table-cell>
          <table:table-cell office:value-type="float" office:value="175272" table:style-name="ce49">
            <text:p>175.272</text:p>
          </table:table-cell>
          <table:table-cell office:value-type="percentage" office:value="0.88043642062750538" table:style-name="ce50">
            <text:p>88,0%</text:p>
          </table:table-cell>
          <table:table-cell office:value-type="float" office:value="150680" table:style-name="ce49">
            <text:p>150.680</text:p>
          </table:table-cell>
          <table:table-cell office:value-type="percentage" office:value="0.86628070760439002" table:style-name="ce50">
            <text:p>86,6%</text:p>
          </table:table-cell>
          <table:table-cell office:value-type="float" office:value="132711" table:style-name="ce49">
            <text:p>132.711</text:p>
          </table:table-cell>
          <table:table-cell office:value-type="percentage" office:value="0.91767854179343922" table:style-name="ce50">
            <text:p>91,8%</text:p>
          </table:table-cell>
          <table:table-cell office:value-type="float" office:value="1232721" table:style-name="ce49">
            <text:p>1.232.721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557066029960212" table:style-name="ce50">
            <text:p>93,6%</text:p>
          </table:table-cell>
          <table:table-cell office:value-type="percentage" office:value="0.81471188492845037" table:style-name="ce50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591" table:style-name="ce49">
            <text:p>42.591</text:p>
          </table:table-cell>
          <table:table-cell office:value-type="percentage" office:value="1" table:style-name="ce50">
            <text:p>100,0%</text:p>
          </table:table-cell>
          <table:table-cell office:value-type="float" office:value="56017" table:style-name="ce49">
            <text:p>56.017</text:p>
          </table:table-cell>
          <table:table-cell office:value-type="percentage" office:value="0.98900070621468927" table:style-name="ce50">
            <text:p>98,9%</text:p>
          </table:table-cell>
          <table:table-cell office:value-type="float" office:value="72667" table:style-name="ce49">
            <text:p>72.667</text:p>
          </table:table-cell>
          <table:table-cell office:value-type="percentage" office:value="0.96031452358926916" table:style-name="ce50">
            <text:p>96,0%</text:p>
          </table:table-cell>
          <table:table-cell office:value-type="float" office:value="92595" table:style-name="ce49">
            <text:p>92.595</text:p>
          </table:table-cell>
          <table:table-cell office:value-type="percentage" office:value="0.94776761039120561" table:style-name="ce50">
            <text:p>94,8%</text:p>
          </table:table-cell>
          <table:table-cell office:value-type="float" office:value="96693" table:style-name="ce49">
            <text:p>96.693</text:p>
          </table:table-cell>
          <table:table-cell office:value-type="percentage" office:value="0.91458812178996052" table:style-name="ce50">
            <text:p>91,5%</text:p>
          </table:table-cell>
          <table:table-cell office:value-type="float" office:value="66165" table:style-name="ce49">
            <text:p>66.165</text:p>
          </table:table-cell>
          <table:table-cell office:value-type="percentage" office:value="0.86232063496200917" table:style-name="ce50">
            <text:p>86,2%</text:p>
          </table:table-cell>
          <table:table-cell office:value-type="float" office:value="60174" table:style-name="ce49">
            <text:p>60.174</text:p>
          </table:table-cell>
          <table:table-cell office:value-type="percentage" office:value="0.87459666870149122" table:style-name="ce50">
            <text:p>87,5%</text:p>
          </table:table-cell>
          <table:table-cell office:value-type="float" office:value="53403" table:style-name="ce49">
            <text:p>53.403</text:p>
          </table:table-cell>
          <table:table-cell office:value-type="percentage" office:value="0.92840875506336817" table:style-name="ce50">
            <text:p>92,8%</text:p>
          </table:table-cell>
          <table:table-cell office:value-type="float" office:value="540305" table:style-name="ce49">
            <text:p>540.305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128096053942433" table:style-name="ce50">
            <text:p>93,1%</text:p>
          </table:table-cell>
          <table:table-cell office:value-type="percentage" office:value="0.82156422678186403" table:style-name="ce50">
            <text:p>8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5108" table:style-name="ce49">
            <text:p>165.108</text:p>
          </table:table-cell>
          <table:table-cell office:value-type="percentage" office:value="1" table:style-name="ce50">
            <text:p>100,0%</text:p>
          </table:table-cell>
          <table:table-cell office:value-type="float" office:value="214647" table:style-name="ce49">
            <text:p>214.647</text:p>
          </table:table-cell>
          <table:table-cell office:value-type="percentage" office:value="0.99205512880951718" table:style-name="ce50">
            <text:p>99,2%</text:p>
          </table:table-cell>
          <table:table-cell office:value-type="float" office:value="280614" table:style-name="ce49">
            <text:p>280.614</text:p>
          </table:table-cell>
          <table:table-cell office:value-type="percentage" office:value="0.98751068928748642" table:style-name="ce50">
            <text:p>98,8%</text:p>
          </table:table-cell>
          <table:table-cell office:value-type="float" office:value="327625" table:style-name="ce49">
            <text:p>327.625</text:p>
          </table:table-cell>
          <table:table-cell office:value-type="percentage" office:value="0.97083566689483713" table:style-name="ce50">
            <text:p>97,1%</text:p>
          </table:table-cell>
          <table:table-cell office:value-type="float" office:value="327172" table:style-name="ce49">
            <text:p>327.172</text:p>
          </table:table-cell>
          <table:table-cell office:value-type="percentage" office:value="0.93997655603567165" table:style-name="ce50">
            <text:p>94,0%</text:p>
          </table:table-cell>
          <table:table-cell office:value-type="float" office:value="213049" table:style-name="ce49">
            <text:p>213.049</text:p>
          </table:table-cell>
          <table:table-cell office:value-type="percentage" office:value="0.89653880951879983" table:style-name="ce50">
            <text:p>89,7%</text:p>
          </table:table-cell>
          <table:table-cell office:value-type="float" office:value="176534" table:style-name="ce49">
            <text:p>176.534</text:p>
          </table:table-cell>
          <table:table-cell office:value-type="percentage" office:value="0.88614813141580706" table:style-name="ce50">
            <text:p>88,6%</text:p>
          </table:table-cell>
          <table:table-cell office:value-type="float" office:value="161110" table:style-name="ce49">
            <text:p>161.110</text:p>
          </table:table-cell>
          <table:table-cell office:value-type="percentage" office:value="0.93225782185780337" table:style-name="ce50">
            <text:p>93,2%</text:p>
          </table:table-cell>
          <table:table-cell office:value-type="float" office:value="1865859" table:style-name="ce49">
            <text:p>1.865.859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428008549277255" table:style-name="ce50">
            <text:p>95,4%</text:p>
          </table:table-cell>
          <table:table-cell office:value-type="percentage" office:value="0.85358532930022668" table:style-name="ce50">
            <text:p>85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411" table:style-name="ce49">
            <text:p>2.411</text:p>
          </table:table-cell>
          <table:table-cell office:value-type="percentage" office:value="0.84984138174127599" table:style-name="ce50">
            <text:p>85,0%</text:p>
          </table:table-cell>
          <table:table-cell office:value-type="float" office:value="3937" table:style-name="ce49">
            <text:p>3.937</text:p>
          </table:table-cell>
          <table:table-cell office:value-type="percentage" office:value="0.8939600363306085" table:style-name="ce50">
            <text:p>89,4%</text:p>
          </table:table-cell>
          <table:table-cell office:value-type="float" office:value="7729" table:style-name="ce49">
            <text:p>7.729</text:p>
          </table:table-cell>
          <table:table-cell office:value-type="percentage" office:value="0.92796254052107097" table:style-name="ce50">
            <text:p>92,8%</text:p>
          </table:table-cell>
          <table:table-cell office:value-type="float" office:value="10710" table:style-name="ce49">
            <text:p>10.710</text:p>
          </table:table-cell>
          <table:table-cell office:value-type="percentage" office:value="0.92671108419139914" table:style-name="ce50">
            <text:p>92,7%</text:p>
          </table:table-cell>
          <table:table-cell office:value-type="float" office:value="11355" table:style-name="ce49">
            <text:p>11.355</text:p>
          </table:table-cell>
          <table:table-cell office:value-type="percentage" office:value="0.91891235736829324" table:style-name="ce50">
            <text:p>91,9%</text:p>
          </table:table-cell>
          <table:table-cell office:value-type="float" office:value="9671" table:style-name="ce49">
            <text:p>9.671</text:p>
          </table:table-cell>
          <table:table-cell office:value-type="percentage" office:value="0.84840775506623389" table:style-name="ce50">
            <text:p>84,8%</text:p>
          </table:table-cell>
          <table:table-cell office:value-type="float" office:value="9934" table:style-name="ce49">
            <text:p>9.934</text:p>
          </table:table-cell>
          <table:table-cell office:value-type="percentage" office:value="0.91431201104463877" table:style-name="ce50">
            <text:p>91,4%</text:p>
          </table:table-cell>
          <table:table-cell office:value-type="float" office:value="9772" table:style-name="ce49">
            <text:p>9.772</text:p>
          </table:table-cell>
          <table:table-cell office:value-type="percentage" office:value="1.0529037819200517" table:style-name="ce50">
            <text:p>105,3%</text:p>
          </table:table-cell>
          <table:table-cell office:value-type="float" office:value="65519" table:style-name="ce49">
            <text:p>65.519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92242605133114641" table:style-name="ce50">
            <text:p>92,2%</text:p>
          </table:table-cell>
          <table:table-cell office:value-type="percentage" office:value="0.78449896428272092" table:style-name="ce50">
            <text:p>78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102" table:style-name="ce49">
            <text:p>2.102</text:p>
          </table:table-cell>
          <table:table-cell office:value-type="percentage" office:value="0.83711668657905214" table:style-name="ce50">
            <text:p>83,7%</text:p>
          </table:table-cell>
          <table:table-cell office:value-type="float" office:value="3432" table:style-name="ce49">
            <text:p>3.432</text:p>
          </table:table-cell>
          <table:table-cell office:value-type="percentage" office:value="0.9024454378122535" table:style-name="ce50">
            <text:p>90,2%</text:p>
          </table:table-cell>
          <table:table-cell office:value-type="float" office:value="7519" table:style-name="ce49">
            <text:p>7.519</text:p>
          </table:table-cell>
          <table:table-cell office:value-type="percentage" office:value="0.93928794503435353" table:style-name="ce50">
            <text:p>93,9%</text:p>
          </table:table-cell>
          <table:table-cell office:value-type="float" office:value="10178" table:style-name="ce49">
            <text:p>10.178</text:p>
          </table:table-cell>
          <table:table-cell office:value-type="percentage" office:value="0.94232015554115356" table:style-name="ce50">
            <text:p>94,2%</text:p>
          </table:table-cell>
          <table:table-cell office:value-type="float" office:value="10722" table:style-name="ce49">
            <text:p>10.722</text:p>
          </table:table-cell>
          <table:table-cell office:value-type="percentage" office:value="0.98159846196099976" table:style-name="ce50">
            <text:p>98,2%</text:p>
          </table:table-cell>
          <table:table-cell office:value-type="float" office:value="9429" table:style-name="ce49">
            <text:p>9.429</text:p>
          </table:table-cell>
          <table:table-cell office:value-type="percentage" office:value="0.86093864134404674" table:style-name="ce50">
            <text:p>86,1%</text:p>
          </table:table-cell>
          <table:table-cell office:value-type="float" office:value="10449" table:style-name="ce49">
            <text:p>10.449</text:p>
          </table:table-cell>
          <table:table-cell office:value-type="percentage" office:value="0.89376443418013862" table:style-name="ce50">
            <text:p>89,4%</text:p>
          </table:table-cell>
          <table:table-cell office:value-type="float" office:value="9273" table:style-name="ce49">
            <text:p>9.273</text:p>
          </table:table-cell>
          <table:table-cell office:value-type="percentage" office:value="0.96795407098121089" table:style-name="ce50">
            <text:p>96,8%</text:p>
          </table:table-cell>
          <table:table-cell office:value-type="float" office:value="63104" table:style-name="ce49">
            <text:p>63.104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2438402718776547" table:style-name="ce50">
            <text:p>92,4%</text:p>
          </table:table-cell>
          <table:table-cell office:value-type="percentage" office:value="0.75104139392063984" table:style-name="ce50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20" table:style-name="ce49">
            <text:p>20</text:p>
          </table:table-cell>
          <table:table-cell office:value-type="string" table:style-name="ce50">
            <text:p>-</text:p>
          </table:table-cell>
          <table:table-cell office:value-type="float" office:value="3697" table:style-name="ce49">
            <text:p>3.697</text:p>
          </table:table-cell>
          <table:table-cell office:value-type="string" table:style-name="ce50">
            <text:p>-</text:p>
          </table:table-cell>
          <table:table-cell office:value-type="float" office:value="9664" table:style-name="ce49">
            <text:p>9.664</text:p>
          </table:table-cell>
          <table:table-cell office:value-type="string" table:style-name="ce50">
            <text:p>-</text:p>
          </table:table-cell>
          <table:table-cell office:value-type="float" office:value="22697" table:style-name="ce49">
            <text:p>22.697</text:p>
          </table:table-cell>
          <table:table-cell office:value-type="string" table:style-name="ce50">
            <text:p>-</text:p>
          </table:table-cell>
          <table:table-cell office:value-type="float" office:value="32681" table:style-name="ce49">
            <text:p>32.681</text:p>
          </table:table-cell>
          <table:table-cell office:value-type="string" table:style-name="ce50">
            <text:p>-</text:p>
          </table:table-cell>
          <table:table-cell office:value-type="float" office:value="25127" table:style-name="ce49">
            <text:p>25.127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95152" table:style-name="ce49">
            <text:p>95.15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1">
            <text:p>Sanidad Exterior</text:p>
          </table:table-cell>
          <table:table-cell office:value-type="float" office:value="33" table:style-name="ce52">
            <text:p>33</text:p>
          </table:table-cell>
          <table:table-cell office:value-type="string" table:style-name="ce53">
            <text:p>-</text:p>
          </table:table-cell>
          <table:table-cell office:value-type="float" office:value="52" table:style-name="ce52">
            <text:p>52</text:p>
          </table:table-cell>
          <table:table-cell office:value-type="string" table:style-name="ce53">
            <text:p>-</text:p>
          </table:table-cell>
          <table:table-cell office:value-type="float" office:value="319" table:style-name="ce52">
            <text:p>319</text:p>
          </table:table-cell>
          <table:table-cell office:value-type="string" table:style-name="ce53">
            <text:p>-</text:p>
          </table:table-cell>
          <table:table-cell office:value-type="float" office:value="924" table:style-name="ce52">
            <text:p>924</text:p>
          </table:table-cell>
          <table:table-cell office:value-type="string" table:style-name="ce53">
            <text:p>-</text:p>
          </table:table-cell>
          <table:table-cell office:value-type="float" office:value="1969" table:style-name="ce52">
            <text:p>1.969</text:p>
          </table:table-cell>
          <table:table-cell office:value-type="string" table:style-name="ce53">
            <text:p>-</text:p>
          </table:table-cell>
          <table:table-cell office:value-type="float" office:value="2428" table:style-name="ce52">
            <text:p>2.428</text:p>
          </table:table-cell>
          <table:table-cell office:value-type="string" table:style-name="ce53">
            <text:p>-</text:p>
          </table:table-cell>
          <table:table-cell office:value-type="float" office:value="2126" table:style-name="ce52">
            <text:p>2.126</text:p>
          </table:table-cell>
          <table:table-cell office:value-type="string" table:style-name="ce53">
            <text:p>-</text:p>
          </table:table-cell>
          <table:table-cell office:value-type="float" office:value="271" table:style-name="ce52">
            <text:p>271</text:p>
          </table:table-cell>
          <table:table-cell office:value-type="string" table:style-name="ce53">
            <text:p>-</text:p>
          </table:table-cell>
          <table:table-cell office:value-type="float" office:value="8122" table:style-name="ce52">
            <text:p>8.12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4" table:style-name="ce29"/>
          <table:table-cell table:number-columns-repeated="16339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51428" table:style-name="ce56">
            <text:p>2.951.428</text:p>
          </table:table-cell>
          <table:table-cell office:value-type="percentage" office:value="1" table:style-name="ce57">
            <text:p>100,0%</text:p>
          </table:table-cell>
          <table:table-cell office:value-type="float" office:value="3968944" table:style-name="ce56">
            <text:p>3.968.944</text:p>
          </table:table-cell>
          <table:table-cell office:value-type="percentage" office:value="0.99302321915698666" table:style-name="ce57">
            <text:p>99,3%</text:p>
          </table:table-cell>
          <table:table-cell office:value-type="float" office:value="5338445" table:style-name="ce56">
            <text:p>5.338.445</text:p>
          </table:table-cell>
          <table:table-cell office:value-type="percentage" office:value="0.96927642592316887" table:style-name="ce57">
            <text:p>96,9%</text:p>
          </table:table-cell>
          <table:table-cell office:value-type="float" office:value="6773568" table:style-name="ce56">
            <text:p>6.773.568</text:p>
          </table:table-cell>
          <table:table-cell office:value-type="percentage" office:value="0.95004764566993849" table:style-name="ce57">
            <text:p>95,0%</text:p>
          </table:table-cell>
          <table:table-cell office:value-type="float" office:value="7141024" table:style-name="ce56">
            <text:p>7.141.024</text:p>
          </table:table-cell>
          <table:table-cell office:value-type="percentage" office:value="0.91354732008257078" table:style-name="ce57">
            <text:p>91,4%</text:p>
          </table:table-cell>
          <table:table-cell office:value-type="float" office:value="5138491" table:style-name="ce56">
            <text:p>5.138.491</text:p>
          </table:table-cell>
          <table:table-cell office:value-type="percentage" office:value="0.86477174428897918" table:style-name="ce57">
            <text:p>86,5%</text:p>
          </table:table-cell>
          <table:table-cell office:value-type="float" office:value="4264870" table:style-name="ce56">
            <text:p>4.264.870</text:p>
          </table:table-cell>
          <table:table-cell office:value-type="percentage" office:value="0.86603291025371576" table:style-name="ce57">
            <text:p>86,6%</text:p>
          </table:table-cell>
          <table:table-cell office:value-type="float" office:value="3683718" table:style-name="ce56">
            <text:p>3.683.718</text:p>
          </table:table-cell>
          <table:table-cell office:value-type="percentage" office:value="0.92463683137539965" table:style-name="ce57">
            <text:p>92,5%</text:p>
          </table:table-cell>
          <table:table-cell office:value-type="float" office:value="39260488" table:style-name="ce56">
            <text:p>39.260.488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3067339783756953" table:style-name="ce57">
            <text:p>93,1%</text:p>
          </table:table-cell>
          <table:table-cell office:value-type="percentage" office:value="0.82830310715081468" table:style-name="ce57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office:value-type="string" table:style-name="ce43">
            <text:p>% pauta completa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0901" table:style-name="ce46">
            <text:p>430.901</text:p>
          </table:table-cell>
          <table:table-cell office:value-type="percentage" office:value="1" table:style-name="ce47">
            <text:p>100,0%</text:p>
          </table:table-cell>
          <table:table-cell office:value-type="float" office:value="653169" table:style-name="ce46">
            <text:p>653.169</text:p>
          </table:table-cell>
          <table:table-cell office:value-type="percentage" office:value="0.99823634504671244" table:style-name="ce47">
            <text:p>99,8%</text:p>
          </table:table-cell>
          <table:table-cell office:value-type="float" office:value="935001" table:style-name="ce46">
            <text:p>935.001</text:p>
          </table:table-cell>
          <table:table-cell office:value-type="percentage" office:value="0.97575944789815383" table:style-name="ce47">
            <text:p>97,6%</text:p>
          </table:table-cell>
          <table:table-cell office:value-type="float" office:value="1225525" table:style-name="ce46">
            <text:p>1.225.525</text:p>
          </table:table-cell>
          <table:table-cell office:value-type="percentage" office:value="0.95179680504135245" table:style-name="ce47">
            <text:p>95,2%</text:p>
          </table:table-cell>
          <table:table-cell office:value-type="float" office:value="1272953" table:style-name="ce46">
            <text:p>1.272.953</text:p>
          </table:table-cell>
          <table:table-cell office:value-type="percentage" office:value="0.91954048728054461" table:style-name="ce47">
            <text:p>92,0%</text:p>
          </table:table-cell>
          <table:table-cell office:value-type="float" office:value="957829" table:style-name="ce46">
            <text:p>957.829</text:p>
          </table:table-cell>
          <table:table-cell office:value-type="percentage" office:value="0.86935239836154998" table:style-name="ce47">
            <text:p>86,9%</text:p>
          </table:table-cell>
          <table:table-cell office:value-type="float" office:value="799411" table:style-name="ce46">
            <text:p>799.411</text:p>
          </table:table-cell>
          <table:table-cell office:value-type="percentage" office:value="0.86319041325455237" table:style-name="ce47">
            <text:p>86,3%</text:p>
          </table:table-cell>
          <table:table-cell office:value-type="float" office:value="762652" table:style-name="ce46">
            <text:p>762.652</text:p>
          </table:table-cell>
          <table:table-cell office:value-type="percentage" office:value="0.98680979134264779" table:style-name="ce47">
            <text:p>98,7%</text:p>
          </table:table-cell>
          <table:table-cell office:value-type="float" office:value="7037441" table:style-name="ce46">
            <text:p>7.037.441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732502841966669" table:style-name="ce47">
            <text:p>93,7%</text:p>
          </table:table-cell>
          <table:table-cell office:value-type="percentage" office:value="0.82771834687352719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0533" table:style-name="ce49">
            <text:p>100.533</text:p>
          </table:table-cell>
          <table:table-cell office:value-type="percentage" office:value="1" table:style-name="ce50">
            <text:p>100,0%</text:p>
          </table:table-cell>
          <table:table-cell office:value-type="float" office:value="119280" table:style-name="ce49">
            <text:p>119.280</text:p>
          </table:table-cell>
          <table:table-cell office:value-type="percentage" office:value="0.99711598746081509" table:style-name="ce50">
            <text:p>99,7%</text:p>
          </table:table-cell>
          <table:table-cell office:value-type="float" office:value="155586" table:style-name="ce49">
            <text:p>155.586</text:p>
          </table:table-cell>
          <table:table-cell office:value-type="percentage" office:value="0.96451552910544913" table:style-name="ce50">
            <text:p>96,5%</text:p>
          </table:table-cell>
          <table:table-cell office:value-type="float" office:value="188537" table:style-name="ce49">
            <text:p>188.537</text:p>
          </table:table-cell>
          <table:table-cell office:value-type="percentage" office:value="0.93813504503159673" table:style-name="ce50">
            <text:p>93,8%</text:p>
          </table:table-cell>
          <table:table-cell office:value-type="float" office:value="191269" table:style-name="ce49">
            <text:p>191.269</text:p>
          </table:table-cell>
          <table:table-cell office:value-type="percentage" office:value="0.89529903527946941" table:style-name="ce50">
            <text:p>89,5%</text:p>
          </table:table-cell>
          <table:table-cell office:value-type="float" office:value="130261" table:style-name="ce49">
            <text:p>130.261</text:p>
          </table:table-cell>
          <table:table-cell office:value-type="percentage" office:value="0.8229886655125791" table:style-name="ce50">
            <text:p>82,3%</text:p>
          </table:table-cell>
          <table:table-cell office:value-type="float" office:value="108638" table:style-name="ce49">
            <text:p>108.638</text:p>
          </table:table-cell>
          <table:table-cell office:value-type="percentage" office:value="0.8305784492117616" table:style-name="ce50">
            <text:p>83,1%</text:p>
          </table:table-cell>
          <table:table-cell office:value-type="float" office:value="98310" table:style-name="ce49">
            <text:p>98.310</text:p>
          </table:table-cell>
          <table:table-cell office:value-type="percentage" office:value="0.91846744583648643" table:style-name="ce50">
            <text:p>91,8%</text:p>
          </table:table-cell>
          <table:table-cell office:value-type="float" office:value="1092414" table:style-name="ce49">
            <text:p>1.092.414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18451868492561" table:style-name="ce50">
            <text:p>91,8%</text:p>
          </table:table-cell>
          <table:table-cell office:value-type="percentage" office:value="0.82066480208964843" table:style-name="ce50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8638" table:style-name="ce49">
            <text:p>88.638</text:p>
          </table:table-cell>
          <table:table-cell office:value-type="percentage" office:value="1" table:style-name="ce50">
            <text:p>100,0%</text:p>
          </table:table-cell>
          <table:table-cell office:value-type="float" office:value="114696" table:style-name="ce49">
            <text:p>114.696</text:p>
          </table:table-cell>
          <table:table-cell office:value-type="percentage" office:value="1" table:style-name="ce50">
            <text:p>100,0%</text:p>
          </table:table-cell>
          <table:table-cell office:value-type="float" office:value="149557" table:style-name="ce49">
            <text:p>149.557</text:p>
          </table:table-cell>
          <table:table-cell office:value-type="percentage" office:value="0.98399236791894207" table:style-name="ce50">
            <text:p>98,4%</text:p>
          </table:table-cell>
          <table:table-cell office:value-type="float" office:value="155011" table:style-name="ce49">
            <text:p>155.011</text:p>
          </table:table-cell>
          <table:table-cell office:value-type="percentage" office:value="0.95636803366176593" table:style-name="ce50">
            <text:p>95,6%</text:p>
          </table:table-cell>
          <table:table-cell office:value-type="float" office:value="152421" table:style-name="ce49">
            <text:p>152.421</text:p>
          </table:table-cell>
          <table:table-cell office:value-type="percentage" office:value="0.91864151398264227" table:style-name="ce50">
            <text:p>91,9%</text:p>
          </table:table-cell>
          <table:table-cell office:value-type="float" office:value="91960" table:style-name="ce49">
            <text:p>91.960</text:p>
          </table:table-cell>
          <table:table-cell office:value-type="percentage" office:value="0.84684734462340339" table:style-name="ce50">
            <text:p>84,7%</text:p>
          </table:table-cell>
          <table:table-cell office:value-type="float" office:value="67458" table:style-name="ce49">
            <text:p>67.458</text:p>
          </table:table-cell>
          <table:table-cell office:value-type="percentage" office:value="0.85129098205497089" table:style-name="ce50">
            <text:p>85,1%</text:p>
          </table:table-cell>
          <table:table-cell office:value-type="float" office:value="67199" table:style-name="ce49">
            <text:p>67.199</text:p>
          </table:table-cell>
          <table:table-cell office:value-type="percentage" office:value="1.0297750398430796" table:style-name="ce50">
            <text:p>103,0%</text:p>
          </table:table-cell>
          <table:table-cell office:value-type="float" office:value="886940" table:style-name="ce49">
            <text:p>886.940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324075417514376" table:style-name="ce50">
            <text:p>95,3%</text:p>
          </table:table-cell>
          <table:table-cell office:value-type="percentage" office:value="0.87565369946756255" table:style-name="ce50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435" table:style-name="ce49">
            <text:p>51.435</text:p>
          </table:table-cell>
          <table:table-cell office:value-type="percentage" office:value="0.95901776891093171" table:style-name="ce50">
            <text:p>95,9%</text:p>
          </table:table-cell>
          <table:table-cell office:value-type="float" office:value="79878" table:style-name="ce49">
            <text:p>79.878</text:p>
          </table:table-cell>
          <table:table-cell office:value-type="percentage" office:value="0.91567508081711257" table:style-name="ce50">
            <text:p>91,6%</text:p>
          </table:table-cell>
          <table:table-cell office:value-type="float" office:value="112199" table:style-name="ce49">
            <text:p>112.199</text:p>
          </table:table-cell>
          <table:table-cell office:value-type="percentage" office:value="0.88073128036862303" table:style-name="ce50">
            <text:p>88,1%</text:p>
          </table:table-cell>
          <table:table-cell office:value-type="float" office:value="153170" table:style-name="ce49">
            <text:p>153.170</text:p>
          </table:table-cell>
          <table:table-cell office:value-type="percentage" office:value="0.86289068661694124" table:style-name="ce50">
            <text:p>86,3%</text:p>
          </table:table-cell>
          <table:table-cell office:value-type="float" office:value="172959" table:style-name="ce49">
            <text:p>172.959</text:p>
          </table:table-cell>
          <table:table-cell office:value-type="percentage" office:value="0.79843322269565098" table:style-name="ce50">
            <text:p>79,8%</text:p>
          </table:table-cell>
          <table:table-cell office:value-type="float" office:value="133678" table:style-name="ce49">
            <text:p>133.678</text:p>
          </table:table-cell>
          <table:table-cell office:value-type="percentage" office:value="0.72632534080968447" table:style-name="ce50">
            <text:p>72,6%</text:p>
          </table:table-cell>
          <table:table-cell office:value-type="float" office:value="102998" table:style-name="ce49">
            <text:p>102.998</text:p>
          </table:table-cell>
          <table:table-cell office:value-type="percentage" office:value="0.7506431606334677" table:style-name="ce50">
            <text:p>75,1%</text:p>
          </table:table-cell>
          <table:table-cell office:value-type="float" office:value="85874" table:style-name="ce49">
            <text:p>85.874</text:p>
          </table:table-cell>
          <table:table-cell office:value-type="percentage" office:value="0.86274312811445109" table:style-name="ce50">
            <text:p>86,3%</text:p>
          </table:table-cell>
          <table:table-cell office:value-type="float" office:value="892191" table:style-name="ce49">
            <text:p>892.191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367218218091609" table:style-name="ce50">
            <text:p>82,4%</text:p>
          </table:table-cell>
          <table:table-cell office:value-type="percentage" office:value="0.7314389948965998" table:style-name="ce50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2899" table:style-name="ce49">
            <text:p>92.899</text:p>
          </table:table-cell>
          <table:table-cell office:value-type="percentage" office:value="0.92563918614615093" table:style-name="ce50">
            <text:p>92,6%</text:p>
          </table:table-cell>
          <table:table-cell office:value-type="float" office:value="152140" table:style-name="ce49">
            <text:p>152.140</text:p>
          </table:table-cell>
          <table:table-cell office:value-type="percentage" office:value="0.90859142648973401" table:style-name="ce50">
            <text:p>90,9%</text:p>
          </table:table-cell>
          <table:table-cell office:value-type="float" office:value="225720" table:style-name="ce49">
            <text:p>225.720</text:p>
          </table:table-cell>
          <table:table-cell office:value-type="percentage" office:value="0.89729880145495022" table:style-name="ce50">
            <text:p>89,7%</text:p>
          </table:table-cell>
          <table:table-cell office:value-type="float" office:value="324897" table:style-name="ce49">
            <text:p>324.897</text:p>
          </table:table-cell>
          <table:table-cell office:value-type="percentage" office:value="0.88228010004154822" table:style-name="ce50">
            <text:p>88,2%</text:p>
          </table:table-cell>
          <table:table-cell office:value-type="float" office:value="322664" table:style-name="ce49">
            <text:p>322.664</text:p>
          </table:table-cell>
          <table:table-cell office:value-type="percentage" office:value="0.81872597404245062" table:style-name="ce50">
            <text:p>81,9%</text:p>
          </table:table-cell>
          <table:table-cell office:value-type="float" office:value="234223" table:style-name="ce49">
            <text:p>234.223</text:p>
          </table:table-cell>
          <table:table-cell office:value-type="percentage" office:value="0.74864636804725404" table:style-name="ce50">
            <text:p>74,9%</text:p>
          </table:table-cell>
          <table:table-cell office:value-type="float" office:value="192331" table:style-name="ce49">
            <text:p>192.331</text:p>
          </table:table-cell>
          <table:table-cell office:value-type="percentage" office:value="0.75521358929756432" table:style-name="ce50">
            <text:p>75,5%</text:p>
          </table:table-cell>
          <table:table-cell office:value-type="float" office:value="170901" table:style-name="ce49">
            <text:p>170.901</text:p>
          </table:table-cell>
          <table:table-cell office:value-type="percentage" office:value="0.92747401839741672" table:style-name="ce50">
            <text:p>92,7%</text:p>
          </table:table-cell>
          <table:table-cell office:value-type="float" office:value="1715775" table:style-name="ce49">
            <text:p>1.715.775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4374921625777655" table:style-name="ce50">
            <text:p>84,4%</text:p>
          </table:table-cell>
          <table:table-cell office:value-type="percentage" office:value="0.76447990504235264" table:style-name="ce50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303" table:style-name="ce49">
            <text:p>42.303</text:p>
          </table:table-cell>
          <table:table-cell office:value-type="percentage" office:value="1" table:style-name="ce50">
            <text:p>100,0%</text:p>
          </table:table-cell>
          <table:table-cell office:value-type="float" office:value="56118" table:style-name="ce49">
            <text:p>56.118</text:p>
          </table:table-cell>
          <table:table-cell office:value-type="percentage" office:value="1" table:style-name="ce50">
            <text:p>100,0%</text:p>
          </table:table-cell>
          <table:table-cell office:value-type="float" office:value="77220" table:style-name="ce49">
            <text:p>77.220</text:p>
          </table:table-cell>
          <table:table-cell office:value-type="percentage" office:value="0.97429880010598435" table:style-name="ce50">
            <text:p>97,4%</text:p>
          </table:table-cell>
          <table:table-cell office:value-type="float" office:value="85210" table:style-name="ce49">
            <text:p>85.210</text:p>
          </table:table-cell>
          <table:table-cell office:value-type="percentage" office:value="0.93668242277673963" table:style-name="ce50">
            <text:p>93,7%</text:p>
          </table:table-cell>
          <table:table-cell office:value-type="float" office:value="89421" table:style-name="ce49">
            <text:p>89.421</text:p>
          </table:table-cell>
          <table:table-cell office:value-type="percentage" office:value="0.91821206333559235" table:style-name="ce50">
            <text:p>91,8%</text:p>
          </table:table-cell>
          <table:table-cell office:value-type="float" office:value="56884" table:style-name="ce49">
            <text:p>56.884</text:p>
          </table:table-cell>
          <table:table-cell office:value-type="percentage" office:value="0.84701748116382258" table:style-name="ce50">
            <text:p>84,7%</text:p>
          </table:table-cell>
          <table:table-cell office:value-type="float" office:value="43601" table:style-name="ce49">
            <text:p>43.601</text:p>
          </table:table-cell>
          <table:table-cell office:value-type="percentage" office:value="0.8570558056336367" table:style-name="ce50">
            <text:p>85,7%</text:p>
          </table:table-cell>
          <table:table-cell office:value-type="float" office:value="46289" table:style-name="ce49">
            <text:p>46.289</text:p>
          </table:table-cell>
          <table:table-cell office:value-type="percentage" office:value="1.0222158425899344" table:style-name="ce50">
            <text:p>102,2%</text:p>
          </table:table-cell>
          <table:table-cell office:value-type="float" office:value="497046" table:style-name="ce49">
            <text:p>497.046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4305034322337788" table:style-name="ce50">
            <text:p>94,3%</text:p>
          </table:table-cell>
          <table:table-cell office:value-type="percentage" office:value="0.85160925546769928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28258" table:style-name="ce49">
            <text:p>228.258</text:p>
          </table:table-cell>
          <table:table-cell office:value-type="percentage" office:value="1" table:style-name="ce50">
            <text:p>100,0%</text:p>
          </table:table-cell>
          <table:table-cell office:value-type="float" office:value="250761" table:style-name="ce49">
            <text:p>250.761</text:p>
          </table:table-cell>
          <table:table-cell office:value-type="percentage" office:value="1" table:style-name="ce50">
            <text:p>100,0%</text:p>
          </table:table-cell>
          <table:table-cell office:value-type="float" office:value="323971" table:style-name="ce49">
            <text:p>323.971</text:p>
          </table:table-cell>
          <table:table-cell office:value-type="percentage" office:value="0.99000131400824465" table:style-name="ce50">
            <text:p>99,0%</text:p>
          </table:table-cell>
          <table:table-cell office:value-type="float" office:value="355544" table:style-name="ce49">
            <text:p>355.544</text:p>
          </table:table-cell>
          <table:table-cell office:value-type="percentage" office:value="0.93268940695639857" table:style-name="ce50">
            <text:p>93,3%</text:p>
          </table:table-cell>
          <table:table-cell office:value-type="float" office:value="324087" table:style-name="ce49">
            <text:p>324.087</text:p>
          </table:table-cell>
          <table:table-cell office:value-type="percentage" office:value="0.89973681434306307" table:style-name="ce50">
            <text:p>90,0%</text:p>
          </table:table-cell>
          <table:table-cell office:value-type="float" office:value="216453" table:style-name="ce49">
            <text:p>216.453</text:p>
          </table:table-cell>
          <table:table-cell office:value-type="percentage" office:value="0.83604220902117399" table:style-name="ce50">
            <text:p>83,6%</text:p>
          </table:table-cell>
          <table:table-cell office:value-type="float" office:value="178658" table:style-name="ce49">
            <text:p>178.658</text:p>
          </table:table-cell>
          <table:table-cell office:value-type="percentage" office:value="0.84360583438395687" table:style-name="ce50">
            <text:p>84,4%</text:p>
          </table:table-cell>
          <table:table-cell office:value-type="float" office:value="164044" table:style-name="ce49">
            <text:p>164.044</text:p>
          </table:table-cell>
          <table:table-cell office:value-type="percentage" office:value="0.97530291680043757" table:style-name="ce50">
            <text:p>97,5%</text:p>
          </table:table-cell>
          <table:table-cell office:value-type="float" office:value="2041776" table:style-name="ce49">
            <text:p>2.041.776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3997971594029694" table:style-name="ce50">
            <text:p>94,0%</text:p>
          </table:table-cell>
          <table:table-cell office:value-type="percentage" office:value="0.85549907003501557" table:style-name="ce50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7152" table:style-name="ce49">
            <text:p>137.152</text:p>
          </table:table-cell>
          <table:table-cell office:value-type="percentage" office:value="1" table:style-name="ce50">
            <text:p>100,0%</text:p>
          </table:table-cell>
          <table:table-cell office:value-type="float" office:value="158392" table:style-name="ce49">
            <text:p>158.392</text:p>
          </table:table-cell>
          <table:table-cell office:value-type="percentage" office:value="1" table:style-name="ce50">
            <text:p>100,0%</text:p>
          </table:table-cell>
          <table:table-cell office:value-type="float" office:value="223254" table:style-name="ce49">
            <text:p>223.254</text:p>
          </table:table-cell>
          <table:table-cell office:value-type="percentage" office:value="0.97906397459961059" table:style-name="ce50">
            <text:p>97,9%</text:p>
          </table:table-cell>
          <table:table-cell office:value-type="float" office:value="286811" table:style-name="ce49">
            <text:p>286.811</text:p>
          </table:table-cell>
          <table:table-cell office:value-type="percentage" office:value="0.92101654747645367" table:style-name="ce50">
            <text:p>92,1%</text:p>
          </table:table-cell>
          <table:table-cell office:value-type="float" office:value="287276" table:style-name="ce49">
            <text:p>287.276</text:p>
          </table:table-cell>
          <table:table-cell office:value-type="percentage" office:value="0.86874056870518712" table:style-name="ce50">
            <text:p>86,9%</text:p>
          </table:table-cell>
          <table:table-cell office:value-type="float" office:value="207018" table:style-name="ce49">
            <text:p>207.018</text:p>
          </table:table-cell>
          <table:table-cell office:value-type="percentage" office:value="0.80317050176332971" table:style-name="ce50">
            <text:p>80,3%</text:p>
          </table:table-cell>
          <table:table-cell office:value-type="float" office:value="174775" table:style-name="ce49">
            <text:p>174.775</text:p>
          </table:table-cell>
          <table:table-cell office:value-type="percentage" office:value="0.79808851464893693" table:style-name="ce50">
            <text:p>79,8%</text:p>
          </table:table-cell>
          <table:table-cell office:value-type="float" office:value="167773" table:style-name="ce49">
            <text:p>167.773</text:p>
          </table:table-cell>
          <table:table-cell office:value-type="percentage" office:value="0.94352026814234935" table:style-name="ce50">
            <text:p>94,4%</text:p>
          </table:table-cell>
          <table:table-cell office:value-type="float" office:value="1642451" table:style-name="ce49">
            <text:p>1.642.451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0439253293628807" table:style-name="ce50">
            <text:p>90,4%</text:p>
          </table:table-cell>
          <table:table-cell office:value-type="percentage" office:value="0.80172122601354256" table:style-name="ce50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55798" table:style-name="ce49">
            <text:p>455.798</text:p>
          </table:table-cell>
          <table:table-cell office:value-type="percentage" office:value="1" table:style-name="ce50">
            <text:p>100,0%</text:p>
          </table:table-cell>
          <table:table-cell office:value-type="float" office:value="618632" table:style-name="ce49">
            <text:p>618.632</text:p>
          </table:table-cell>
          <table:table-cell office:value-type="percentage" office:value="0.97309575043728846" table:style-name="ce50">
            <text:p>97,3%</text:p>
          </table:table-cell>
          <table:table-cell office:value-type="float" office:value="802520" table:style-name="ce49">
            <text:p>802.520</text:p>
          </table:table-cell>
          <table:table-cell office:value-type="percentage" office:value="0.94139010233623155" table:style-name="ce50">
            <text:p>94,1%</text:p>
          </table:table-cell>
          <table:table-cell office:value-type="float" office:value="1040268" table:style-name="ce49">
            <text:p>1.040.268</text:p>
          </table:table-cell>
          <table:table-cell office:value-type="percentage" office:value="0.94793790054866001" table:style-name="ce50">
            <text:p>94,8%</text:p>
          </table:table-cell>
          <table:table-cell office:value-type="float" office:value="1156776" table:style-name="ce49">
            <text:p>1.156.776</text:p>
          </table:table-cell>
          <table:table-cell office:value-type="percentage" office:value="0.9068983089382453" table:style-name="ce50">
            <text:p>90,7%</text:p>
          </table:table-cell>
          <table:table-cell office:value-type="float" office:value="820210" table:style-name="ce49">
            <text:p>820.210</text:p>
          </table:table-cell>
          <table:table-cell office:value-type="percentage" office:value="0.84852704453005712" table:style-name="ce50">
            <text:p>84,9%</text:p>
          </table:table-cell>
          <table:table-cell office:value-type="float" office:value="685284" table:style-name="ce49">
            <text:p>685.284</text:p>
          </table:table-cell>
          <table:table-cell office:value-type="percentage" office:value="0.82659046690846982" table:style-name="ce50">
            <text:p>82,7%</text:p>
          </table:table-cell>
          <table:table-cell office:value-type="float" office:value="612836" table:style-name="ce49">
            <text:p>612.836</text:p>
          </table:table-cell>
          <table:table-cell office:value-type="percentage" office:value="0.91282361405081902" table:style-name="ce50">
            <text:p>91,3%</text:p>
          </table:table-cell>
          <table:table-cell office:value-type="float" office:value="6192324" table:style-name="ce49">
            <text:p>6.192.324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129970538513279" table:style-name="ce50">
            <text:p>91,3%</text:p>
          </table:table-cell>
          <table:table-cell office:value-type="percentage" office:value="0.80721154679685314" table:style-name="ce50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5538" table:style-name="ce49">
            <text:p>295.538</text:p>
          </table:table-cell>
          <table:table-cell office:value-type="percentage" office:value="1" table:style-name="ce50">
            <text:p>100,0%</text:p>
          </table:table-cell>
          <table:table-cell office:value-type="float" office:value="435701" table:style-name="ce49">
            <text:p>435.701</text:p>
          </table:table-cell>
          <table:table-cell office:value-type="percentage" office:value="0.99073391908608022" table:style-name="ce50">
            <text:p>99,1%</text:p>
          </table:table-cell>
          <table:table-cell office:value-type="float" office:value="579700" table:style-name="ce49">
            <text:p>579.700</text:p>
          </table:table-cell>
          <table:table-cell office:value-type="percentage" office:value="0.9707941186321466" table:style-name="ce50">
            <text:p>97,1%</text:p>
          </table:table-cell>
          <table:table-cell office:value-type="float" office:value="733689" table:style-name="ce49">
            <text:p>733.689</text:p>
          </table:table-cell>
          <table:table-cell office:value-type="percentage" office:value="0.9624725828287175" table:style-name="ce50">
            <text:p>96,2%</text:p>
          </table:table-cell>
          <table:table-cell office:value-type="float" office:value="769909" table:style-name="ce49">
            <text:p>769.909</text:p>
          </table:table-cell>
          <table:table-cell office:value-type="percentage" office:value="0.91577011691127752" table:style-name="ce50">
            <text:p>91,6%</text:p>
          </table:table-cell>
          <table:table-cell office:value-type="float" office:value="530468" table:style-name="ce49">
            <text:p>530.468</text:p>
          </table:table-cell>
          <table:table-cell office:value-type="percentage" office:value="0.8640655719546978" table:style-name="ce50">
            <text:p>86,4%</text:p>
          </table:table-cell>
          <table:table-cell office:value-type="float" office:value="447197" table:style-name="ce49">
            <text:p>447.197</text:p>
          </table:table-cell>
          <table:table-cell office:value-type="percentage" office:value="0.87211495145025186" table:style-name="ce50">
            <text:p>87,2%</text:p>
          </table:table-cell>
          <table:table-cell office:value-type="float" office:value="429870" table:style-name="ce49">
            <text:p>429.870</text:p>
          </table:table-cell>
          <table:table-cell office:value-type="percentage" office:value="0.99330127620046726" table:style-name="ce50">
            <text:p>99,3%</text:p>
          </table:table-cell>
          <table:table-cell office:value-type="float" office:value="4222072" table:style-name="ce49">
            <text:p>4.222.072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990373163467889" table:style-name="ce50">
            <text:p>94,0%</text:p>
          </table:table-cell>
          <table:table-cell office:value-type="percentage" office:value="0.83654336349289538" table:style-name="ce50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7691" table:style-name="ce49">
            <text:p>77.691</text:p>
          </table:table-cell>
          <table:table-cell office:value-type="percentage" office:value="1" table:style-name="ce50">
            <text:p>100,0%</text:p>
          </table:table-cell>
          <table:table-cell office:value-type="float" office:value="95775" table:style-name="ce49">
            <text:p>95.775</text:p>
          </table:table-cell>
          <table:table-cell office:value-type="percentage" office:value="1" table:style-name="ce50">
            <text:p>100,0%</text:p>
          </table:table-cell>
          <table:table-cell office:value-type="float" office:value="132896" table:style-name="ce49">
            <text:p>132.896</text:p>
          </table:table-cell>
          <table:table-cell office:value-type="percentage" office:value="1.0169185445919577" table:style-name="ce50">
            <text:p>101,7%</text:p>
          </table:table-cell>
          <table:table-cell office:value-type="float" office:value="161608" table:style-name="ce49">
            <text:p>161.608</text:p>
          </table:table-cell>
          <table:table-cell office:value-type="percentage" office:value="0.96222157389269614" table:style-name="ce50">
            <text:p>96,2%</text:p>
          </table:table-cell>
          <table:table-cell office:value-type="float" office:value="146261" table:style-name="ce49">
            <text:p>146.261</text:p>
          </table:table-cell>
          <table:table-cell office:value-type="percentage" office:value="0.92842905748527316" table:style-name="ce50">
            <text:p>92,8%</text:p>
          </table:table-cell>
          <table:table-cell office:value-type="float" office:value="113389" table:style-name="ce49">
            <text:p>113.389</text:p>
          </table:table-cell>
          <table:table-cell office:value-type="percentage" office:value="0.87328445341260919" table:style-name="ce50">
            <text:p>87,3%</text:p>
          </table:table-cell>
          <table:table-cell office:value-type="float" office:value="93620" table:style-name="ce49">
            <text:p>93.620</text:p>
          </table:table-cell>
          <table:table-cell office:value-type="percentage" office:value="0.8321333973299202" table:style-name="ce50">
            <text:p>83,2%</text:p>
          </table:table-cell>
          <table:table-cell office:value-type="float" office:value="86587" table:style-name="ce49">
            <text:p>86.587</text:p>
          </table:table-cell>
          <table:table-cell office:value-type="percentage" office:value="1.010243965044511" table:style-name="ce50">
            <text:p>101,0%</text:p>
          </table:table-cell>
          <table:table-cell office:value-type="float" office:value="907827" table:style-name="ce49">
            <text:p>907.827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571803050879578" table:style-name="ce50">
            <text:p>95,6%</text:p>
          </table:table-cell>
          <table:table-cell office:value-type="percentage" office:value="0.85806035733493136" table:style-name="ce50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1784" table:style-name="ce49">
            <text:p>241.784</text:p>
          </table:table-cell>
          <table:table-cell office:value-type="percentage" office:value="1" table:style-name="ce50">
            <text:p>100,0%</text:p>
          </table:table-cell>
          <table:table-cell office:value-type="float" office:value="291557" table:style-name="ce49">
            <text:p>291.557</text:p>
          </table:table-cell>
          <table:table-cell office:value-type="percentage" office:value="0.99852049221032302" table:style-name="ce50">
            <text:p>99,9%</text:p>
          </table:table-cell>
          <table:table-cell office:value-type="float" office:value="348216" table:style-name="ce49">
            <text:p>348.216</text:p>
          </table:table-cell>
          <table:table-cell office:value-type="percentage" office:value="0.98486845454596883" table:style-name="ce50">
            <text:p>98,5%</text:p>
          </table:table-cell>
          <table:table-cell office:value-type="float" office:value="393094" table:style-name="ce49">
            <text:p>393.094</text:p>
          </table:table-cell>
          <table:table-cell office:value-type="percentage" office:value="0.96064027370478988" table:style-name="ce50">
            <text:p>96,1%</text:p>
          </table:table-cell>
          <table:table-cell office:value-type="float" office:value="411474" table:style-name="ce49">
            <text:p>411.474</text:p>
          </table:table-cell>
          <table:table-cell office:value-type="percentage" office:value="0.92917710128105824" table:style-name="ce50">
            <text:p>92,9%</text:p>
          </table:table-cell>
          <table:table-cell office:value-type="float" office:value="267526" table:style-name="ce49">
            <text:p>267.526</text:p>
          </table:table-cell>
          <table:table-cell office:value-type="percentage" office:value="0.86690775701721978" table:style-name="ce50">
            <text:p>86,7%</text:p>
          </table:table-cell>
          <table:table-cell office:value-type="float" office:value="202685" table:style-name="ce49">
            <text:p>202.685</text:p>
          </table:table-cell>
          <table:table-cell office:value-type="percentage" office:value="0.87985431625007593" table:style-name="ce50">
            <text:p>88,0%</text:p>
          </table:table-cell>
          <table:table-cell office:value-type="float" office:value="193097" table:style-name="ce49">
            <text:p>193.097</text:p>
          </table:table-cell>
          <table:table-cell office:value-type="percentage" office:value="1.0531950868313116" table:style-name="ce50">
            <text:p>105,3%</text:p>
          </table:table-cell>
          <table:table-cell office:value-type="float" office:value="2349433" table:style-name="ce49">
            <text:p>2.349.433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656006387291859" table:style-name="ce50">
            <text:p>95,7%</text:p>
          </table:table-cell>
          <table:table-cell office:value-type="percentage" office:value="0.87116834441034741" table:style-name="ce50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5119" table:style-name="ce49">
            <text:p>25.119</text:p>
          </table:table-cell>
          <table:table-cell office:value-type="percentage" office:value="1" table:style-name="ce50">
            <text:p>100,0%</text:p>
          </table:table-cell>
          <table:table-cell office:value-type="float" office:value="30716" table:style-name="ce49">
            <text:p>30.716</text:p>
          </table:table-cell>
          <table:table-cell office:value-type="percentage" office:value="1" table:style-name="ce50">
            <text:p>100,0%</text:p>
          </table:table-cell>
          <table:table-cell office:value-type="float" office:value="39710" table:style-name="ce49">
            <text:p>39.710</text:p>
          </table:table-cell>
          <table:table-cell office:value-type="percentage" office:value="1.0283834878541462" table:style-name="ce50">
            <text:p>102,8%</text:p>
          </table:table-cell>
          <table:table-cell office:value-type="float" office:value="46314" table:style-name="ce49">
            <text:p>46.314</text:p>
          </table:table-cell>
          <table:table-cell office:value-type="percentage" office:value="0.97503157894736847" table:style-name="ce50">
            <text:p>97,5%</text:p>
          </table:table-cell>
          <table:table-cell office:value-type="float" office:value="48651" table:style-name="ce49">
            <text:p>48.651</text:p>
          </table:table-cell>
          <table:table-cell office:value-type="percentage" office:value="0.94058850823602191" table:style-name="ce50">
            <text:p>94,1%</text:p>
          </table:table-cell>
          <table:table-cell office:value-type="float" office:value="32459" table:style-name="ce49">
            <text:p>32.459</text:p>
          </table:table-cell>
          <table:table-cell office:value-type="percentage" office:value="0.87641753969111136" table:style-name="ce50">
            <text:p>87,6%</text:p>
          </table:table-cell>
          <table:table-cell office:value-type="float" office:value="25530" table:style-name="ce49">
            <text:p>25.530</text:p>
          </table:table-cell>
          <table:table-cell office:value-type="percentage" office:value="0.84631704568056754" table:style-name="ce50">
            <text:p>84,6%</text:p>
          </table:table-cell>
          <table:table-cell office:value-type="float" office:value="25709" table:style-name="ce49">
            <text:p>25.709</text:p>
          </table:table-cell>
          <table:table-cell office:value-type="percentage" office:value="0.9893784875889936" table:style-name="ce50">
            <text:p>98,9%</text:p>
          </table:table-cell>
          <table:table-cell office:value-type="float" office:value="274208" table:style-name="ce49">
            <text:p>274.208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7416858806518425" table:style-name="ce50">
            <text:p>97,4%</text:p>
          </table:table-cell>
          <table:table-cell office:value-type="percentage" office:value="0.8672638024391478" table:style-name="ce50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2085" table:style-name="ce49">
            <text:p>372.085</text:p>
          </table:table-cell>
          <table:table-cell office:value-type="percentage" office:value="1" table:style-name="ce50">
            <text:p>100,0%</text:p>
          </table:table-cell>
          <table:table-cell office:value-type="float" office:value="511210" table:style-name="ce49">
            <text:p>511.210</text:p>
          </table:table-cell>
          <table:table-cell office:value-type="percentage" office:value="0.96994592543401958" table:style-name="ce50">
            <text:p>97,0%</text:p>
          </table:table-cell>
          <table:table-cell office:value-type="float" office:value="691215" table:style-name="ce49">
            <text:p>691.215</text:p>
          </table:table-cell>
          <table:table-cell office:value-type="percentage" office:value="0.9594105416276868" table:style-name="ce50">
            <text:p>95,9%</text:p>
          </table:table-cell>
          <table:table-cell office:value-type="float" office:value="961856" table:style-name="ce49">
            <text:p>961.856</text:p>
          </table:table-cell>
          <table:table-cell office:value-type="percentage" office:value="0.97180828868441715" table:style-name="ce50">
            <text:p>97,2%</text:p>
          </table:table-cell>
          <table:table-cell office:value-type="float" office:value="1053179" table:style-name="ce49">
            <text:p>1.053.179</text:p>
          </table:table-cell>
          <table:table-cell office:value-type="percentage" office:value="0.91102849140119702" table:style-name="ce50">
            <text:p>91,1%</text:p>
          </table:table-cell>
          <table:table-cell office:value-type="float" office:value="774133" table:style-name="ce49">
            <text:p>774.133</text:p>
          </table:table-cell>
          <table:table-cell office:value-type="percentage" office:value="0.85934190603478511" table:style-name="ce50">
            <text:p>85,9%</text:p>
          </table:table-cell>
          <table:table-cell office:value-type="float" office:value="630134" table:style-name="ce49">
            <text:p>630.134</text:p>
          </table:table-cell>
          <table:table-cell office:value-type="percentage" office:value="0.85667596121034806" table:style-name="ce50">
            <text:p>85,7%</text:p>
          </table:table-cell>
          <table:table-cell office:value-type="float" office:value="539361" table:style-name="ce49">
            <text:p>539.361</text:p>
          </table:table-cell>
          <table:table-cell office:value-type="percentage" office:value="0.94502049970214108" table:style-name="ce50">
            <text:p>94,5%</text:p>
          </table:table-cell>
          <table:table-cell office:value-type="float" office:value="5533173" table:style-name="ce49">
            <text:p>5.533.173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668870463252828" table:style-name="ce50">
            <text:p>92,7%</text:p>
          </table:table-cell>
          <table:table-cell office:value-type="percentage" office:value="0.81902218351325695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5964" table:style-name="ce49">
            <text:p>75.964</text:p>
          </table:table-cell>
          <table:table-cell office:value-type="percentage" office:value="1" table:style-name="ce50">
            <text:p>100,0%</text:p>
          </table:table-cell>
          <table:table-cell office:value-type="float" office:value="108323" table:style-name="ce49">
            <text:p>108.323</text:p>
          </table:table-cell>
          <table:table-cell office:value-type="percentage" office:value="1" table:style-name="ce50">
            <text:p>100,0%</text:p>
          </table:table-cell>
          <table:table-cell office:value-type="float" office:value="154020" table:style-name="ce49">
            <text:p>154.020</text:p>
          </table:table-cell>
          <table:table-cell office:value-type="percentage" office:value="1.0031196879009516" table:style-name="ce50">
            <text:p>100,3%</text:p>
          </table:table-cell>
          <table:table-cell office:value-type="float" office:value="212037" table:style-name="ce49">
            <text:p>212.037</text:p>
          </table:table-cell>
          <table:table-cell office:value-type="percentage" office:value="0.97218745271729412" table:style-name="ce50">
            <text:p>97,2%</text:p>
          </table:table-cell>
          <table:table-cell office:value-type="float" office:value="236021" table:style-name="ce49">
            <text:p>236.021</text:p>
          </table:table-cell>
          <table:table-cell office:value-type="percentage" office:value="0.93485511035061875" table:style-name="ce50">
            <text:p>93,5%</text:p>
          </table:table-cell>
          <table:table-cell office:value-type="float" office:value="172052" table:style-name="ce49">
            <text:p>172.052</text:p>
          </table:table-cell>
          <table:table-cell office:value-type="percentage" office:value="0.8642615308880115" table:style-name="ce50">
            <text:p>86,4%</text:p>
          </table:table-cell>
          <table:table-cell office:value-type="float" office:value="145769" table:style-name="ce49">
            <text:p>145.769</text:p>
          </table:table-cell>
          <table:table-cell office:value-type="percentage" office:value="0.83804667153427348" table:style-name="ce50">
            <text:p>83,8%</text:p>
          </table:table-cell>
          <table:table-cell office:value-type="float" office:value="134018" table:style-name="ce49">
            <text:p>134.018</text:p>
          </table:table-cell>
          <table:table-cell office:value-type="percentage" office:value="0.92671626929247108" table:style-name="ce50">
            <text:p>92,7%</text:p>
          </table:table-cell>
          <table:table-cell office:value-type="float" office:value="1238204" table:style-name="ce49">
            <text:p>1.238.204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973197006103459" table:style-name="ce50">
            <text:p>94,0%</text:p>
          </table:table-cell>
          <table:table-cell office:value-type="percentage" office:value="0.81833562887786204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319" table:style-name="ce49">
            <text:p>42.319</text:p>
          </table:table-cell>
          <table:table-cell office:value-type="percentage" office:value="1" table:style-name="ce50">
            <text:p>100,0%</text:p>
          </table:table-cell>
          <table:table-cell office:value-type="float" office:value="55905" table:style-name="ce49">
            <text:p>55.905</text:p>
          </table:table-cell>
          <table:table-cell office:value-type="percentage" office:value="0.98702330508474578" table:style-name="ce50">
            <text:p>98,7%</text:p>
          </table:table-cell>
          <table:table-cell office:value-type="float" office:value="72630" table:style-name="ce49">
            <text:p>72.630</text:p>
          </table:table-cell>
          <table:table-cell office:value-type="percentage" office:value="0.95982555834544736" table:style-name="ce50">
            <text:p>96,0%</text:p>
          </table:table-cell>
          <table:table-cell office:value-type="float" office:value="92616" table:style-name="ce49">
            <text:p>92.616</text:p>
          </table:table-cell>
          <table:table-cell office:value-type="percentage" office:value="0.94798255849659152" table:style-name="ce50">
            <text:p>94,8%</text:p>
          </table:table-cell>
          <table:table-cell office:value-type="float" office:value="96471" table:style-name="ce49">
            <text:p>96.471</text:p>
          </table:table-cell>
          <table:table-cell office:value-type="percentage" office:value="0.91248829488380012" table:style-name="ce50">
            <text:p>91,2%</text:p>
          </table:table-cell>
          <table:table-cell office:value-type="float" office:value="65718" table:style-name="ce49">
            <text:p>65.718</text:p>
          </table:table-cell>
          <table:table-cell office:value-type="percentage" office:value="0.85649493672535804" table:style-name="ce50">
            <text:p>85,6%</text:p>
          </table:table-cell>
          <table:table-cell office:value-type="float" office:value="59415" table:style-name="ce49">
            <text:p>59.415</text:p>
          </table:table-cell>
          <table:table-cell office:value-type="percentage" office:value="0.8635650126449812" table:style-name="ce50">
            <text:p>86,4%</text:p>
          </table:table-cell>
          <table:table-cell office:value-type="float" office:value="56158" table:style-name="ce49">
            <text:p>56.158</text:p>
          </table:table-cell>
          <table:table-cell office:value-type="percentage" office:value="0.97630430625336828" table:style-name="ce50">
            <text:p>97,6%</text:p>
          </table:table-cell>
          <table:table-cell office:value-type="float" office:value="541232" table:style-name="ce49">
            <text:p>541.232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287875706253642" table:style-name="ce50">
            <text:p>93,3%</text:p>
          </table:table-cell>
          <table:table-cell office:value-type="percentage" office:value="0.82297378256651676" table:style-name="ce50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3216" table:style-name="ce49">
            <text:p>163.216</text:p>
          </table:table-cell>
          <table:table-cell office:value-type="percentage" office:value="1.0231310256635282" table:style-name="ce50">
            <text:p>102,3%</text:p>
          </table:table-cell>
          <table:table-cell office:value-type="float" office:value="213849" table:style-name="ce49">
            <text:p>213.849</text:p>
          </table:table-cell>
          <table:table-cell office:value-type="percentage" office:value="0.98836693380660545" table:style-name="ce50">
            <text:p>98,8%</text:p>
          </table:table-cell>
          <table:table-cell office:value-type="float" office:value="277133" table:style-name="ce49">
            <text:p>277.133</text:p>
          </table:table-cell>
          <table:table-cell office:value-type="percentage" office:value="0.97526067785038872" table:style-name="ce50">
            <text:p>97,5%</text:p>
          </table:table-cell>
          <table:table-cell office:value-type="float" office:value="326171" table:style-name="ce49">
            <text:p>326.171</text:p>
          </table:table-cell>
          <table:table-cell office:value-type="percentage" office:value="0.96652709746434462" table:style-name="ce50">
            <text:p>96,7%</text:p>
          </table:table-cell>
          <table:table-cell office:value-type="float" office:value="324588" table:style-name="ce49">
            <text:p>324.588</text:p>
          </table:table-cell>
          <table:table-cell office:value-type="percentage" office:value="0.93255263399834509" table:style-name="ce50">
            <text:p>93,3%</text:p>
          </table:table-cell>
          <table:table-cell office:value-type="float" office:value="209584" table:style-name="ce49">
            <text:p>209.584</text:p>
          </table:table-cell>
          <table:table-cell office:value-type="percentage" office:value="0.88195762408736089" table:style-name="ce50">
            <text:p>88,2%</text:p>
          </table:table-cell>
          <table:table-cell office:value-type="float" office:value="173315" table:style-name="ce49">
            <text:p>173.315</text:p>
          </table:table-cell>
          <table:table-cell office:value-type="percentage" office:value="0.86998970961022015" table:style-name="ce50">
            <text:p>87,0%</text:p>
          </table:table-cell>
          <table:table-cell office:value-type="float" office:value="166851" table:style-name="ce49">
            <text:p>166.851</text:p>
          </table:table-cell>
          <table:table-cell office:value-type="percentage" office:value="0.96547793330517251" table:style-name="ce50">
            <text:p>96,5%</text:p>
          </table:table-cell>
          <table:table-cell office:value-type="float" office:value="1854707" table:style-name="ce49">
            <text:p>1.854.707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4857647578088355" table:style-name="ce50">
            <text:p>94,9%</text:p>
          </table:table-cell>
          <table:table-cell office:value-type="percentage" office:value="0.84848355923488084" table:style-name="ce50">
            <text:p>8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395" table:style-name="ce49">
            <text:p>2.395</text:p>
          </table:table-cell>
          <table:table-cell office:value-type="percentage" office:value="0.84420162143108923" table:style-name="ce50">
            <text:p>84,4%</text:p>
          </table:table-cell>
          <table:table-cell office:value-type="float" office:value="3907" table:style-name="ce49">
            <text:p>3.907</text:p>
          </table:table-cell>
          <table:table-cell office:value-type="percentage" office:value="0.88714804722979113" table:style-name="ce50">
            <text:p>88,7%</text:p>
          </table:table-cell>
          <table:table-cell office:value-type="float" office:value="7657" table:style-name="ce49">
            <text:p>7.657</text:p>
          </table:table-cell>
          <table:table-cell office:value-type="percentage" office:value="0.91931804538359951" table:style-name="ce50">
            <text:p>91,9%</text:p>
          </table:table-cell>
          <table:table-cell office:value-type="float" office:value="10625" table:style-name="ce49">
            <text:p>10.625</text:p>
          </table:table-cell>
          <table:table-cell office:value-type="percentage" office:value="0.9193562343168642" table:style-name="ce50">
            <text:p>91,9%</text:p>
          </table:table-cell>
          <table:table-cell office:value-type="float" office:value="11218" table:style-name="ce49">
            <text:p>11.218</text:p>
          </table:table-cell>
          <table:table-cell office:value-type="percentage" office:value="0.90782552399449701" table:style-name="ce50">
            <text:p>90,8%</text:p>
          </table:table-cell>
          <table:table-cell office:value-type="float" office:value="9400" table:style-name="ce49">
            <text:p>9.400</text:p>
          </table:table-cell>
          <table:table-cell office:value-type="percentage" office:value="0.82463373980173704" table:style-name="ce50">
            <text:p>82,5%</text:p>
          </table:table-cell>
          <table:table-cell office:value-type="float" office:value="9258" table:style-name="ce49">
            <text:p>9.258</text:p>
          </table:table-cell>
          <table:table-cell office:value-type="percentage" office:value="0.85209387942936032" table:style-name="ce50">
            <text:p>85,2%</text:p>
          </table:table-cell>
          <table:table-cell office:value-type="float" office:value="9324" table:style-name="ce49">
            <text:p>9.324</text:p>
          </table:table-cell>
          <table:table-cell office:value-type="percentage" office:value="1.0046331214308803" table:style-name="ce50">
            <text:p>100,5%</text:p>
          </table:table-cell>
          <table:table-cell office:value-type="float" office:value="63784" table:style-name="ce49">
            <text:p>63.784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89799940869222428" table:style-name="ce50">
            <text:p>89,8%</text:p>
          </table:table-cell>
          <table:table-cell office:value-type="percentage" office:value="0.76372475064956835" table:style-name="ce50">
            <text:p>7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057" table:style-name="ce49">
            <text:p>2.057</text:p>
          </table:table-cell>
          <table:table-cell office:value-type="percentage" office:value="0.81919553962564717" table:style-name="ce50">
            <text:p>81,9%</text:p>
          </table:table-cell>
          <table:table-cell office:value-type="float" office:value="3372" table:style-name="ce49">
            <text:p>3.372</text:p>
          </table:table-cell>
          <table:table-cell office:value-type="percentage" office:value="0.88666841966868259" table:style-name="ce50">
            <text:p>88,7%</text:p>
          </table:table-cell>
          <table:table-cell office:value-type="float" office:value="7423" table:style-name="ce49">
            <text:p>7.423</text:p>
          </table:table-cell>
          <table:table-cell office:value-type="percentage" office:value="0.9272954403497814" table:style-name="ce50">
            <text:p>92,7%</text:p>
          </table:table-cell>
          <table:table-cell office:value-type="float" office:value="10078" table:style-name="ce49">
            <text:p>10.078</text:p>
          </table:table-cell>
          <table:table-cell office:value-type="percentage" office:value="0.9330617535413388" table:style-name="ce50">
            <text:p>93,3%</text:p>
          </table:table-cell>
          <table:table-cell office:value-type="float" office:value="10599" table:style-name="ce49">
            <text:p>10.599</text:p>
          </table:table-cell>
          <table:table-cell office:value-type="percentage" office:value="0.97033781928041751" table:style-name="ce50">
            <text:p>97,0%</text:p>
          </table:table-cell>
          <table:table-cell office:value-type="float" office:value="9173" table:style-name="ce49">
            <text:p>9.173</text:p>
          </table:table-cell>
          <table:table-cell office:value-type="percentage" office:value="0.837563915266618" table:style-name="ce50">
            <text:p>83,8%</text:p>
          </table:table-cell>
          <table:table-cell office:value-type="float" office:value="9763" table:style-name="ce49">
            <text:p>9.763</text:p>
          </table:table-cell>
          <table:table-cell office:value-type="percentage" office:value="0.83508681892053716" table:style-name="ce50">
            <text:p>83,5%</text:p>
          </table:table-cell>
          <table:table-cell office:value-type="float" office:value="9035" table:style-name="ce49">
            <text:p>9.035</text:p>
          </table:table-cell>
          <table:table-cell office:value-type="percentage" office:value="0.9431106471816284" table:style-name="ce50">
            <text:p>94,3%</text:p>
          </table:table-cell>
          <table:table-cell office:value-type="float" office:value="61500" table:style-name="ce49">
            <text:p>61.500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0088770398148421" table:style-name="ce50">
            <text:p>90,1%</text:p>
          </table:table-cell>
          <table:table-cell office:value-type="percentage" office:value="0.73195115564971081" table:style-name="ce50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23" table:style-name="ce49">
            <text:p>23</text:p>
          </table:table-cell>
          <table:table-cell office:value-type="string" table:style-name="ce50">
            <text:p>-</text:p>
          </table:table-cell>
          <table:table-cell office:value-type="float" office:value="19" table:style-name="ce49">
            <text:p>19</text:p>
          </table:table-cell>
          <table:table-cell office:value-type="string" table:style-name="ce50">
            <text:p>-</text:p>
          </table:table-cell>
          <table:table-cell office:value-type="float" office:value="3703" table:style-name="ce49">
            <text:p>3.703</text:p>
          </table:table-cell>
          <table:table-cell office:value-type="string" table:style-name="ce50">
            <text:p>-</text:p>
          </table:table-cell>
          <table:table-cell office:value-type="float" office:value="9840" table:style-name="ce49">
            <text:p>9.840</text:p>
          </table:table-cell>
          <table:table-cell office:value-type="string" table:style-name="ce50">
            <text:p>-</text:p>
          </table:table-cell>
          <table:table-cell office:value-type="float" office:value="22740" table:style-name="ce49">
            <text:p>22.740</text:p>
          </table:table-cell>
          <table:table-cell office:value-type="string" table:style-name="ce50">
            <text:p>-</text:p>
          </table:table-cell>
          <table:table-cell office:value-type="float" office:value="32571" table:style-name="ce49">
            <text:p>32.571</text:p>
          </table:table-cell>
          <table:table-cell office:value-type="string" table:style-name="ce50">
            <text:p>-</text:p>
          </table:table-cell>
          <table:table-cell office:value-type="float" office:value="24557" table:style-name="ce49">
            <text:p>24.557</text:p>
          </table:table-cell>
          <table:table-cell office:value-type="string" table:style-name="ce50">
            <text:p>-</text:p>
          </table:table-cell>
          <table:table-cell office:value-type="float" office:value="1325" table:style-name="ce49">
            <text:p>1.325</text:p>
          </table:table-cell>
          <table:table-cell office:value-type="string" table:style-name="ce50">
            <text:p>-</text:p>
          </table:table-cell>
          <table:table-cell office:value-type="float" office:value="94778" table:style-name="ce49">
            <text:p>94.77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float" office:value="31" table:style-name="ce52">
            <text:p>31</text:p>
          </table:table-cell>
          <table:table-cell office:value-type="string" table:style-name="ce53">
            <text:p>-</text:p>
          </table:table-cell>
          <table:table-cell office:value-type="float" office:value="49" table:style-name="ce52">
            <text:p>49</text:p>
          </table:table-cell>
          <table:table-cell office:value-type="string" table:style-name="ce53">
            <text:p>-</text:p>
          </table:table-cell>
          <table:table-cell office:value-type="float" office:value="311" table:style-name="ce52">
            <text:p>311</text:p>
          </table:table-cell>
          <table:table-cell office:value-type="string" table:style-name="ce53">
            <text:p>-</text:p>
          </table:table-cell>
          <table:table-cell office:value-type="float" office:value="922" table:style-name="ce52">
            <text:p>922</text:p>
          </table:table-cell>
          <table:table-cell office:value-type="string" table:style-name="ce53">
            <text:p>-</text:p>
          </table:table-cell>
          <table:table-cell office:value-type="float" office:value="1972" table:style-name="ce52">
            <text:p>1.972</text:p>
          </table:table-cell>
          <table:table-cell office:value-type="string" table:style-name="ce53">
            <text:p>-</text:p>
          </table:table-cell>
          <table:table-cell office:value-type="float" office:value="2446" table:style-name="ce52">
            <text:p>2.446</text:p>
          </table:table-cell>
          <table:table-cell office:value-type="string" table:style-name="ce53">
            <text:p>-</text:p>
          </table:table-cell>
          <table:table-cell office:value-type="float" office:value="2139" table:style-name="ce52">
            <text:p>2.139</text:p>
          </table:table-cell>
          <table:table-cell office:value-type="string" table:style-name="ce53">
            <text:p>-</text:p>
          </table:table-cell>
          <table:table-cell office:value-type="float" office:value="257" table:style-name="ce52">
            <text:p>257</text:p>
          </table:table-cell>
          <table:table-cell office:value-type="string" table:style-name="ce53">
            <text:p>-</text:p>
          </table:table-cell>
          <table:table-cell office:value-type="float" office:value="8127" table:style-name="ce52">
            <text:p>8.12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0" table:style-name="ce29"/>
          <table:table-cell table:number-columns-repeated="16343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26139" table:style-name="ce56">
            <text:p>2.926.139</text:p>
          </table:table-cell>
          <table:table-cell office:value-type="percentage" office:value="1" table:style-name="ce57">
            <text:p>100,0%</text:p>
          </table:table-cell>
          <table:table-cell office:value-type="float" office:value="3953449" table:style-name="ce56">
            <text:p>3.953.449</text:p>
          </table:table-cell>
          <table:table-cell office:value-type="percentage" office:value="0.98914639580527464" table:style-name="ce57">
            <text:p>98,9%</text:p>
          </table:table-cell>
          <table:table-cell office:value-type="float" office:value="5319642" table:style-name="ce56">
            <text:p>5.319.642</text:p>
          </table:table-cell>
          <table:table-cell office:value-type="percentage" office:value="0.96586245338310639" table:style-name="ce57">
            <text:p>96,6%</text:p>
          </table:table-cell>
          <table:table-cell office:value-type="float" office:value="6773823" table:style-name="ce56">
            <text:p>6.773.823</text:p>
          </table:table-cell>
          <table:table-cell office:value-type="percentage" office:value="0.95008341148046049" table:style-name="ce57">
            <text:p>95,0%</text:p>
          </table:table-cell>
          <table:table-cell office:value-type="float" office:value="7102909" table:style-name="ce56">
            <text:p>7.102.909</text:p>
          </table:table-cell>
          <table:table-cell office:value-type="percentage" office:value="0.9086712888432209" table:style-name="ce57">
            <text:p>90,9%</text:p>
          </table:table-cell>
          <table:table-cell office:value-type="float" office:value="5067435" table:style-name="ce56">
            <text:p>5.067.435</text:p>
          </table:table-cell>
          <table:table-cell office:value-type="percentage" office:value="0.852813521327764" table:style-name="ce57">
            <text:p>85,3%</text:p>
          </table:table-cell>
          <table:table-cell office:value-type="float" office:value="4176536" table:style-name="ce56">
            <text:p>4.176.536</text:p>
          </table:table-cell>
          <table:table-cell office:value-type="percentage" office:value="0.84809563406608246" table:style-name="ce57">
            <text:p>84,8%</text:p>
          </table:table-cell>
          <table:table-cell office:value-type="float" office:value="3827470" table:style-name="ce56">
            <text:p>3.827.470</text:p>
          </table:table-cell>
          <table:table-cell office:value-type="percentage" office:value="0.96071950485471502" table:style-name="ce57">
            <text:p>96,1%</text:p>
          </table:table-cell>
          <table:table-cell office:value-type="float" office:value="39147403" table:style-name="ce56">
            <text:p>39.147.403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2799270774542242" table:style-name="ce57">
            <text:p>92,8%</text:p>
          </table:table-cell>
          <table:table-cell office:value-type="percentage" office:value="0.82591728207212112" table:style-name="ce57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60"/>
        <table:table-row table:style-name="ro10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2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2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1">
            <text:p>Nº Personas &gt; 70 años con <text:s/>dosis de recuerdo</text:p>
          </table:table-cell>
          <table:table-cell office:value-type="string" table:style-name="ce61">
            <text:p>% Dosis de recuerdo en &gt; 70 años</text:p>
          </table:table-cell>
          <table:table-cell office:value-type="string" table:style-name="ce61">
            <text:p>Nº Personas 60-69 años con <text:s/>dosis de recuerdo</text:p>
          </table:table-cell>
          <table:table-cell office:value-type="string" table:style-name="ce61">
            <text:p>% Dosis de recuerdo en 60-69 años</text:p>
          </table:table-cell>
          <table:table-cell office:value-type="string" table:style-name="ce61">
            <text:p>Nº Personas 50-59 años con <text:s/>dosis de recuerdo</text:p>
          </table:table-cell>
          <table:table-cell office:value-type="string" table:style-name="ce61">
            <text:p>% Dosis de recuerdo en 50-59 años</text:p>
          </table:table-cell>
          <table:table-cell office:value-type="string" table:style-name="ce61">
            <text:p>Nº Personas 40-49 años con <text:s/>dosis de recuerdo</text:p>
          </table:table-cell>
          <table:table-cell office:value-type="string" table:style-name="ce61">
            <text:p>% Dosis de recuerdo en 40-49 años</text:p>
          </table:table-cell>
          <table:table-cell office:value-type="string" table:style-name="ce61">
            <text:p>Nº Personas 30-39 años con <text:s/>dosis de recuerdo</text:p>
          </table:table-cell>
          <table:table-cell office:value-type="string" table:style-name="ce61">
            <text:p>% Dosis de recuerdo en 30-39 años</text:p>
          </table:table-cell>
          <table:table-cell office:value-type="string" table:style-name="ce61">
            <text:p>Nº Personas 20-29 años con <text:s/>dosis de recuerdo</text:p>
          </table:table-cell>
          <table:table-cell office:value-type="string" table:style-name="ce61">
            <text:p>% Dosis de recuerdo en 20-29 años</text:p>
          </table:table-cell>
          <table:table-cell office:value-type="string" table:style-name="ce61">
            <text:p>Nº Personas 18-19 años con <text:s/>dosis de recuerdo</text:p>
          </table:table-cell>
          <table:table-cell office:value-type="string" table:style-name="ce6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ndalucía</text:p>
          </table:table-cell>
          <table:table-cell office:value-type="float" office:value="999062" table:style-name="ce63">
            <text:p>999.062</text:p>
          </table:table-cell>
          <table:table-cell office:value-type="percentage" office:value="0.92158439953139559" table:style-name="ce64">
            <text:p>92,2%</text:p>
          </table:table-cell>
          <table:table-cell office:value-type="float" office:value="874134" table:style-name="ce63">
            <text:p>874.134</text:p>
          </table:table-cell>
          <table:table-cell office:value-type="percentage" office:value="0.934901673901953" table:style-name="ce64">
            <text:p>93,5%</text:p>
          </table:table-cell>
          <table:table-cell office:value-type="float" office:value="891778" table:style-name="ce63">
            <text:p>891.778</text:p>
          </table:table-cell>
          <table:table-cell office:value-type="percentage" office:value="0.72767018216682644" table:style-name="ce64">
            <text:p>72,8%</text:p>
          </table:table-cell>
          <table:table-cell office:value-type="float" office:value="723398" table:style-name="ce63">
            <text:p>723.398</text:p>
          </table:table-cell>
          <table:table-cell office:value-type="percentage" office:value="0.56828335374518935" table:style-name="ce64">
            <text:p>56,8%</text:p>
          </table:table-cell>
          <table:table-cell office:value-type="float" office:value="403336" table:style-name="ce63">
            <text:p>403.336</text:p>
          </table:table-cell>
          <table:table-cell office:value-type="percentage" office:value="0.42109395309601194" table:style-name="ce64">
            <text:p>42,1%</text:p>
          </table:table-cell>
          <table:table-cell office:value-type="float" office:value="287354" table:style-name="ce63">
            <text:p>287.354</text:p>
          </table:table-cell>
          <table:table-cell office:value-type="percentage" office:value="0.35945715032692821" table:style-name="ce64">
            <text:p>35,9%</text:p>
          </table:table-cell>
          <table:table-cell office:value-type="float" office:value="34120" table:style-name="ce63">
            <text:p>34.120</text:p>
          </table:table-cell>
          <table:table-cell office:value-type="percentage" office:value="0.20191619176120393" table:style-name="ce64">
            <text:p>20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ragón</text:p>
          </table:table-cell>
          <table:table-cell office:value-type="float" office:value="202303" table:style-name="ce66">
            <text:p>202.303</text:p>
          </table:table-cell>
          <table:table-cell office:value-type="percentage" office:value="0.92034138108301144" table:style-name="ce50">
            <text:p>92,0%</text:p>
          </table:table-cell>
          <table:table-cell office:value-type="float" office:value="146241" table:style-name="ce66">
            <text:p>146.241</text:p>
          </table:table-cell>
          <table:table-cell office:value-type="percentage" office:value="0.93993675523504683" table:style-name="ce50">
            <text:p>94,0%</text:p>
          </table:table-cell>
          <table:table-cell office:value-type="float" office:value="145421" table:style-name="ce66">
            <text:p>145.421</text:p>
          </table:table-cell>
          <table:table-cell office:value-type="percentage" office:value="0.77131279271442743" table:style-name="ce50">
            <text:p>77,1%</text:p>
          </table:table-cell>
          <table:table-cell office:value-type="float" office:value="116773" table:style-name="ce66">
            <text:p>116.773</text:p>
          </table:table-cell>
          <table:table-cell office:value-type="percentage" office:value="0.61051712509606892" table:style-name="ce50">
            <text:p>61,1%</text:p>
          </table:table-cell>
          <table:table-cell office:value-type="float" office:value="60945" table:style-name="ce66">
            <text:p>60.945</text:p>
          </table:table-cell>
          <table:table-cell office:value-type="percentage" office:value="0.46786835660711956" table:style-name="ce50">
            <text:p>46,8%</text:p>
          </table:table-cell>
          <table:table-cell office:value-type="float" office:value="46610" table:style-name="ce66">
            <text:p>46.610</text:p>
          </table:table-cell>
          <table:table-cell office:value-type="percentage" office:value="0.42903956258399456" table:style-name="ce50">
            <text:p>42,9%</text:p>
          </table:table-cell>
          <table:table-cell office:value-type="float" office:value="10494" table:style-name="ce63">
            <text:p>10.494</text:p>
          </table:table-cell>
          <table:table-cell office:value-type="percentage" office:value="0.4638232044198895" table:style-name="ce64">
            <text:p>46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sturias<text:s/></text:p>
          </table:table-cell>
          <table:table-cell office:value-type="float" office:value="192250" table:style-name="ce66">
            <text:p>192.250</text:p>
          </table:table-cell>
          <table:table-cell office:value-type="percentage" office:value="0.94548870331572687" table:style-name="ce50">
            <text:p>94,5%</text:p>
          </table:table-cell>
          <table:table-cell office:value-type="float" office:value="142992" table:style-name="ce66">
            <text:p>142.992</text:p>
          </table:table-cell>
          <table:table-cell office:value-type="percentage" office:value="0.95610369290638353" table:style-name="ce50">
            <text:p>95,6%</text:p>
          </table:table-cell>
          <table:table-cell office:value-type="float" office:value="145881" table:style-name="ce66">
            <text:p>145.881</text:p>
          </table:table-cell>
          <table:table-cell office:value-type="percentage" office:value="0.94110095412583628" table:style-name="ce50">
            <text:p>94,1%</text:p>
          </table:table-cell>
          <table:table-cell office:value-type="float" office:value="128992" table:style-name="ce66">
            <text:p>128.992</text:p>
          </table:table-cell>
          <table:table-cell office:value-type="percentage" office:value="0.84628758504405566" table:style-name="ce50">
            <text:p>84,6%</text:p>
          </table:table-cell>
          <table:table-cell office:value-type="float" office:value="63822" table:style-name="ce66">
            <text:p>63.822</text:p>
          </table:table-cell>
          <table:table-cell office:value-type="percentage" office:value="0.69401913875598087" table:style-name="ce50">
            <text:p>69,4%</text:p>
          </table:table-cell>
          <table:table-cell office:value-type="float" office:value="45347" table:style-name="ce66">
            <text:p>45.347</text:p>
          </table:table-cell>
          <table:table-cell office:value-type="percentage" office:value="0.67222568116457648" table:style-name="ce50">
            <text:p>67,2%</text:p>
          </table:table-cell>
          <table:table-cell office:value-type="float" office:value="10285" table:style-name="ce63">
            <text:p>10.285</text:p>
          </table:table-cell>
          <table:table-cell office:value-type="percentage" office:value="0.714434565156988" table:style-name="ce64">
            <text:p>71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Baleares</text:p>
          </table:table-cell>
          <table:table-cell office:value-type="float" office:value="120431" table:style-name="ce66">
            <text:p>120.431</text:p>
          </table:table-cell>
          <table:table-cell office:value-type="percentage" office:value="0.91712930174468632" table:style-name="ce50">
            <text:p>91,7%</text:p>
          </table:table-cell>
          <table:table-cell office:value-type="float" office:value="99762" table:style-name="ce66">
            <text:p>99.762</text:p>
          </table:table-cell>
          <table:table-cell office:value-type="percentage" office:value="0.88915230973538084" table:style-name="ce50">
            <text:p>88,9%</text:p>
          </table:table-cell>
          <table:table-cell office:value-type="float" office:value="111930" table:style-name="ce66">
            <text:p>111.930</text:p>
          </table:table-cell>
          <table:table-cell office:value-type="percentage" office:value="0.73075667558921464" table:style-name="ce50">
            <text:p>73,1%</text:p>
          </table:table-cell>
          <table:table-cell office:value-type="float" office:value="87087" table:style-name="ce66">
            <text:p>87.087</text:p>
          </table:table-cell>
          <table:table-cell office:value-type="percentage" office:value="0.503512393110506" table:style-name="ce50">
            <text:p>50,4%</text:p>
          </table:table-cell>
          <table:table-cell office:value-type="float" office:value="41281" table:style-name="ce66">
            <text:p>41.281</text:p>
          </table:table-cell>
          <table:table-cell office:value-type="percentage" office:value="0.30880922814524453" table:style-name="ce50">
            <text:p>30,9%</text:p>
          </table:table-cell>
          <table:table-cell office:value-type="float" office:value="28374" table:style-name="ce66">
            <text:p>28.374</text:p>
          </table:table-cell>
          <table:table-cell office:value-type="percentage" office:value="0.2754810773024719" table:style-name="ce50">
            <text:p>27,5%</text:p>
          </table:table-cell>
          <table:table-cell office:value-type="float" office:value="3597" table:style-name="ce63">
            <text:p>3.597</text:p>
          </table:table-cell>
          <table:table-cell office:value-type="percentage" office:value="0.18058135448566695" table:style-name="ce64">
            <text:p>18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arias</text:p>
          </table:table-cell>
          <table:table-cell office:value-type="float" office:value="225203" table:style-name="ce66">
            <text:p>225.203</text:p>
          </table:table-cell>
          <table:table-cell office:value-type="percentage" office:value="0.91904962067262763" table:style-name="ce50">
            <text:p>91,9%</text:p>
          </table:table-cell>
          <table:table-cell office:value-type="float" office:value="201247" table:style-name="ce66">
            <text:p>201.247</text:p>
          </table:table-cell>
          <table:table-cell office:value-type="percentage" office:value="0.89157806131490347" table:style-name="ce50">
            <text:p>89,2%</text:p>
          </table:table-cell>
          <table:table-cell office:value-type="float" office:value="248634" table:style-name="ce66">
            <text:p>248.634</text:p>
          </table:table-cell>
          <table:table-cell office:value-type="percentage" office:value="0.76527022410179224" table:style-name="ce50">
            <text:p>76,5%</text:p>
          </table:table-cell>
          <table:table-cell office:value-type="float" office:value="195688" table:style-name="ce66">
            <text:p>195.688</text:p>
          </table:table-cell>
          <table:table-cell office:value-type="percentage" office:value="0.60647608657922791" table:style-name="ce50">
            <text:p>60,6%</text:p>
          </table:table-cell>
          <table:table-cell office:value-type="float" office:value="90743" table:style-name="ce66">
            <text:p>90.743</text:p>
          </table:table-cell>
          <table:table-cell office:value-type="percentage" office:value="0.38742138901815792" table:style-name="ce50">
            <text:p>38,7%</text:p>
          </table:table-cell>
          <table:table-cell office:value-type="float" office:value="54774" table:style-name="ce66">
            <text:p>54.774</text:p>
          </table:table-cell>
          <table:table-cell office:value-type="percentage" office:value="0.28479028341764978" table:style-name="ce50">
            <text:p>28,5%</text:p>
          </table:table-cell>
          <table:table-cell office:value-type="float" office:value="6493" table:style-name="ce63">
            <text:p>6.493</text:p>
          </table:table-cell>
          <table:table-cell office:value-type="percentage" office:value="0.15830407645796762" table:style-name="ce64">
            <text:p>15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tabria</text:p>
          </table:table-cell>
          <table:table-cell office:value-type="float" office:value="92401" table:style-name="ce66">
            <text:p>92.401</text:p>
          </table:table-cell>
          <table:table-cell office:value-type="percentage" office:value="0.93883419188994222" table:style-name="ce50">
            <text:p>93,9%</text:p>
          </table:table-cell>
          <table:table-cell office:value-type="float" office:value="75923" table:style-name="ce66">
            <text:p>75.923</text:p>
          </table:table-cell>
          <table:table-cell office:value-type="percentage" office:value="0.9832038332038332" table:style-name="ce50">
            <text:p>98,3%</text:p>
          </table:table-cell>
          <table:table-cell office:value-type="float" office:value="71910" table:style-name="ce66">
            <text:p>71.910</text:p>
          </table:table-cell>
          <table:table-cell office:value-type="percentage" office:value="0.84391503344677854" table:style-name="ce50">
            <text:p>84,4%</text:p>
          </table:table-cell>
          <table:table-cell office:value-type="float" office:value="61801" table:style-name="ce66">
            <text:p>61.801</text:p>
          </table:table-cell>
          <table:table-cell office:value-type="percentage" office:value="0.69112400890171211" table:style-name="ce50">
            <text:p>69,1%</text:p>
          </table:table-cell>
          <table:table-cell office:value-type="float" office:value="31141" table:style-name="ce66">
            <text:p>31.141</text:p>
          </table:table-cell>
          <table:table-cell office:value-type="percentage" office:value="0.54744743688910769" table:style-name="ce50">
            <text:p>54,7%</text:p>
          </table:table-cell>
          <table:table-cell office:value-type="float" office:value="19729" table:style-name="ce66">
            <text:p>19.729</text:p>
          </table:table-cell>
          <table:table-cell office:value-type="percentage" office:value="0.45248962179766516" table:style-name="ce50">
            <text:p>45,2%</text:p>
          </table:table-cell>
          <table:table-cell office:value-type="float" office:value="2627" table:style-name="ce63">
            <text:p>2.627</text:p>
          </table:table-cell>
          <table:table-cell office:value-type="percentage" office:value="0.26249000799360511" table:style-name="ce64">
            <text:p>26,2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y León<text:s/></text:p>
          </table:table-cell>
          <table:table-cell office:value-type="float" office:value="446598" table:style-name="ce66">
            <text:p>446.598</text:p>
          </table:table-cell>
          <table:table-cell office:value-type="percentage" office:value="0.93231792475872566" table:style-name="ce50">
            <text:p>93,2%</text:p>
          </table:table-cell>
          <table:table-cell office:value-type="float" office:value="298850" table:style-name="ce66">
            <text:p>298.850</text:p>
          </table:table-cell>
          <table:table-cell office:value-type="percentage" office:value="0.9224591089943236" table:style-name="ce50">
            <text:p>92,2%</text:p>
          </table:table-cell>
          <table:table-cell office:value-type="float" office:value="311587" table:style-name="ce66">
            <text:p>311.587</text:p>
          </table:table-cell>
          <table:table-cell office:value-type="percentage" office:value="0.87636691942488132" table:style-name="ce50">
            <text:p>87,6%</text:p>
          </table:table-cell>
          <table:table-cell office:value-type="float" office:value="238818" table:style-name="ce66">
            <text:p>238.818</text:p>
          </table:table-cell>
          <table:table-cell office:value-type="percentage" office:value="0.73689472271334544" table:style-name="ce50">
            <text:p>73,7%</text:p>
          </table:table-cell>
          <table:table-cell office:value-type="float" office:value="129903" table:style-name="ce66">
            <text:p>129.903</text:p>
          </table:table-cell>
          <table:table-cell office:value-type="percentage" office:value="0.60014414214633205" table:style-name="ce50">
            <text:p>60,0%</text:p>
          </table:table-cell>
          <table:table-cell office:value-type="float" office:value="99186" table:style-name="ce66">
            <text:p>99.186</text:p>
          </table:table-cell>
          <table:table-cell office:value-type="percentage" office:value="0.55517245239507884" table:style-name="ce50">
            <text:p>55,5%</text:p>
          </table:table-cell>
          <table:table-cell office:value-type="float" office:value="13094" table:style-name="ce63">
            <text:p>13.094</text:p>
          </table:table-cell>
          <table:table-cell office:value-type="percentage" office:value="0.34928510456679474" table:style-name="ce64">
            <text:p>34,9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- La Mancha</text:p>
          </table:table-cell>
          <table:table-cell office:value-type="float" office:value="274957" table:style-name="ce66">
            <text:p>274.957</text:p>
          </table:table-cell>
          <table:table-cell office:value-type="percentage" office:value="0.93034201337195144" table:style-name="ce50">
            <text:p>93,0%</text:p>
          </table:table-cell>
          <table:table-cell office:value-type="float" office:value="211721" table:style-name="ce66">
            <text:p>211.721</text:p>
          </table:table-cell>
          <table:table-cell office:value-type="percentage" office:value="0.94834135110681106" table:style-name="ce50">
            <text:p>94,8%</text:p>
          </table:table-cell>
          <table:table-cell office:value-type="float" office:value="234996" table:style-name="ce66">
            <text:p>234.996</text:p>
          </table:table-cell>
          <table:table-cell office:value-type="percentage" office:value="0.81934095972609144" table:style-name="ce50">
            <text:p>81,9%</text:p>
          </table:table-cell>
          <table:table-cell office:value-type="float" office:value="192606" table:style-name="ce66">
            <text:p>192.606</text:p>
          </table:table-cell>
          <table:table-cell office:value-type="percentage" office:value="0.67045628594104623" table:style-name="ce50">
            <text:p>67,0%</text:p>
          </table:table-cell>
          <table:table-cell office:value-type="float" office:value="104597" table:style-name="ce66">
            <text:p>104.597</text:p>
          </table:table-cell>
          <table:table-cell office:value-type="percentage" office:value="0.50525558164024387" table:style-name="ce50">
            <text:p>50,5%</text:p>
          </table:table-cell>
          <table:table-cell office:value-type="float" office:value="77590" table:style-name="ce66">
            <text:p>77.590</text:p>
          </table:table-cell>
          <table:table-cell office:value-type="percentage" office:value="0.44394221141467599" table:style-name="ce50">
            <text:p>44,4%</text:p>
          </table:table-cell>
          <table:table-cell office:value-type="float" office:value="11740" table:style-name="ce63">
            <text:p>11.740</text:p>
          </table:table-cell>
          <table:table-cell office:value-type="percentage" office:value="0.31787290499011722" table:style-name="ce64">
            <text:p>31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taluña</text:p>
          </table:table-cell>
          <table:table-cell office:value-type="float" office:value="979841" table:style-name="ce66">
            <text:p>979.841</text:p>
          </table:table-cell>
          <table:table-cell office:value-type="percentage" office:value="0.91196355276751395" table:style-name="ce50">
            <text:p>91,2%</text:p>
          </table:table-cell>
          <table:table-cell office:value-type="float" office:value="737922" table:style-name="ce66">
            <text:p>737.922</text:p>
          </table:table-cell>
          <table:table-cell office:value-type="percentage" office:value="0.91950605592383994" table:style-name="ce50">
            <text:p>92,0%</text:p>
          </table:table-cell>
          <table:table-cell office:value-type="float" office:value="805573" table:style-name="ce66">
            <text:p>805.573</text:p>
          </table:table-cell>
          <table:table-cell office:value-type="percentage" office:value="0.7743898687645876" table:style-name="ce50">
            <text:p>77,4%</text:p>
          </table:table-cell>
          <table:table-cell office:value-type="float" office:value="701017" table:style-name="ce66">
            <text:p>701.017</text:p>
          </table:table-cell>
          <table:table-cell office:value-type="percentage" office:value="0.60600928788287445" table:style-name="ce50">
            <text:p>60,6%</text:p>
          </table:table-cell>
          <table:table-cell office:value-type="float" office:value="372133" table:style-name="ce66">
            <text:p>372.133</text:p>
          </table:table-cell>
          <table:table-cell office:value-type="percentage" office:value="0.45370453908145475" table:style-name="ce50">
            <text:p>45,4%</text:p>
          </table:table-cell>
          <table:table-cell office:value-type="float" office:value="260258" table:style-name="ce66">
            <text:p>260.258</text:p>
          </table:table-cell>
          <table:table-cell office:value-type="percentage" office:value="0.37978122938810771" table:style-name="ce50">
            <text:p>38,0%</text:p>
          </table:table-cell>
          <table:table-cell office:value-type="float" office:value="37285" table:style-name="ce63">
            <text:p>37.285</text:p>
          </table:table-cell>
          <table:table-cell office:value-type="percentage" office:value="0.26225829822253799" table:style-name="ce64">
            <text:p>26,2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. Valenciana</text:p>
          </table:table-cell>
          <table:table-cell office:value-type="float" office:value="685892" table:style-name="ce66">
            <text:p>685.892</text:p>
          </table:table-cell>
          <table:table-cell office:value-type="percentage" office:value="0.93798607568797621" table:style-name="ce50">
            <text:p>93,8%</text:p>
          </table:table-cell>
          <table:table-cell office:value-type="float" office:value="561289" table:style-name="ce66">
            <text:p>561.289</text:p>
          </table:table-cell>
          <table:table-cell office:value-type="percentage" office:value="0.96824046920821116" table:style-name="ce50">
            <text:p>96,8%</text:p>
          </table:table-cell>
          <table:table-cell office:value-type="float" office:value="617031" table:style-name="ce66">
            <text:p>617.031</text:p>
          </table:table-cell>
          <table:table-cell office:value-type="percentage" office:value="0.84099802504876042" table:style-name="ce50">
            <text:p>84,1%</text:p>
          </table:table-cell>
          <table:table-cell office:value-type="float" office:value="544004" table:style-name="ce66">
            <text:p>544.004</text:p>
          </table:table-cell>
          <table:table-cell office:value-type="percentage" office:value="0.70658220646855663" table:style-name="ce50">
            <text:p>70,7%</text:p>
          </table:table-cell>
          <table:table-cell office:value-type="float" office:value="302375" table:style-name="ce66">
            <text:p>302.375</text:p>
          </table:table-cell>
          <table:table-cell office:value-type="percentage" office:value="0.57001553345347877" table:style-name="ce50">
            <text:p>57,0%</text:p>
          </table:table-cell>
          <table:table-cell office:value-type="float" office:value="235201" table:style-name="ce66">
            <text:p>235.201</text:p>
          </table:table-cell>
          <table:table-cell office:value-type="percentage" office:value="0.52594494149111015" table:style-name="ce50">
            <text:p>52,6%</text:p>
          </table:table-cell>
          <table:table-cell office:value-type="float" office:value="49502" table:style-name="ce63">
            <text:p>49.502</text:p>
          </table:table-cell>
          <table:table-cell office:value-type="percentage" office:value="0.51829670502256331" table:style-name="ce64">
            <text:p>51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Extremadura</text:p>
          </table:table-cell>
          <table:table-cell office:value-type="float" office:value="155020" table:style-name="ce66">
            <text:p>155.020</text:p>
          </table:table-cell>
          <table:table-cell office:value-type="percentage" office:value="0.89366215857862641" table:style-name="ce50">
            <text:p>89,4%</text:p>
          </table:table-cell>
          <table:table-cell office:value-type="float" office:value="127680" table:style-name="ce66">
            <text:p>127.680</text:p>
          </table:table-cell>
          <table:table-cell office:value-type="percentage" office:value="0.96075126414640022" table:style-name="ce50">
            <text:p>96,1%</text:p>
          </table:table-cell>
          <table:table-cell office:value-type="float" office:value="136415" table:style-name="ce66">
            <text:p>136.415</text:p>
          </table:table-cell>
          <table:table-cell office:value-type="percentage" office:value="0.84411044007722391" table:style-name="ce50">
            <text:p>84,4%</text:p>
          </table:table-cell>
          <table:table-cell office:value-type="float" office:value="107691" table:style-name="ce66">
            <text:p>107.691</text:p>
          </table:table-cell>
          <table:table-cell office:value-type="percentage" office:value="0.73629333862068491" table:style-name="ce50">
            <text:p>73,6%</text:p>
          </table:table-cell>
          <table:table-cell office:value-type="float" office:value="72360" table:style-name="ce66">
            <text:p>72.360</text:p>
          </table:table-cell>
          <table:table-cell office:value-type="percentage" office:value="0.63815714046336069" table:style-name="ce50">
            <text:p>63,8%</text:p>
          </table:table-cell>
          <table:table-cell office:value-type="float" office:value="50995" table:style-name="ce66">
            <text:p>50.995</text:p>
          </table:table-cell>
          <table:table-cell office:value-type="percentage" office:value="0.54470198675496684" table:style-name="ce50">
            <text:p>54,5%</text:p>
          </table:table-cell>
          <table:table-cell office:value-type="float" office:value="6583" table:style-name="ce63">
            <text:p>6.583</text:p>
          </table:table-cell>
          <table:table-cell office:value-type="percentage" office:value="0.34172549833887045" table:style-name="ce64">
            <text:p>34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Galicia</text:p>
          </table:table-cell>
          <table:table-cell office:value-type="float" office:value="508122" table:style-name="ce66">
            <text:p>508.122</text:p>
          </table:table-cell>
          <table:table-cell office:value-type="percentage" office:value="0.95271505472108842" table:style-name="ce50">
            <text:p>95,3%</text:p>
          </table:table-cell>
          <table:table-cell office:value-type="float" office:value="338486" table:style-name="ce66">
            <text:p>338.486</text:p>
          </table:table-cell>
          <table:table-cell office:value-type="percentage" office:value="0.9720575734601512" table:style-name="ce50">
            <text:p>97,2%</text:p>
          </table:table-cell>
          <table:table-cell office:value-type="float" office:value="378459" table:style-name="ce66">
            <text:p>378.459</text:p>
          </table:table-cell>
          <table:table-cell office:value-type="percentage" office:value="0.96276971920202292" table:style-name="ce50">
            <text:p>96,3%</text:p>
          </table:table-cell>
          <table:table-cell office:value-type="float" office:value="391821" table:style-name="ce66">
            <text:p>391.821</text:p>
          </table:table-cell>
          <table:table-cell office:value-type="percentage" office:value="0.95223756543548321" table:style-name="ce50">
            <text:p>95,2%</text:p>
          </table:table-cell>
          <table:table-cell office:value-type="float" office:value="206837" table:style-name="ce66">
            <text:p>206.837</text:p>
          </table:table-cell>
          <table:table-cell office:value-type="percentage" office:value="0.77314728288091628" table:style-name="ce50">
            <text:p>77,3%</text:p>
          </table:table-cell>
          <table:table-cell office:value-type="float" office:value="150910" table:style-name="ce66">
            <text:p>150.910</text:p>
          </table:table-cell>
          <table:table-cell office:value-type="percentage" office:value="0.74455435774724321" table:style-name="ce50">
            <text:p>74,5%</text:p>
          </table:table-cell>
          <table:table-cell office:value-type="float" office:value="24572" table:style-name="ce63">
            <text:p>24.572</text:p>
          </table:table-cell>
          <table:table-cell office:value-type="percentage" office:value="0.58872011116967748" table:style-name="ce64">
            <text:p>58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La Rioja</text:p>
          </table:table-cell>
          <table:table-cell office:value-type="float" office:value="46008" table:style-name="ce66">
            <text:p>46.008</text:p>
          </table:table-cell>
          <table:table-cell office:value-type="percentage" office:value="0.82399928360347452" table:style-name="ce50">
            <text:p>82,4%</text:p>
          </table:table-cell>
          <table:table-cell office:value-type="float" office:value="37041" table:style-name="ce66">
            <text:p>37.041</text:p>
          </table:table-cell>
          <table:table-cell office:value-type="percentage" office:value="0.93278771090405443" table:style-name="ce50">
            <text:p>93,3%</text:p>
          </table:table-cell>
          <table:table-cell office:value-type="float" office:value="37987" table:style-name="ce66">
            <text:p>37.987</text:p>
          </table:table-cell>
          <table:table-cell office:value-type="percentage" office:value="0.82020555339638124" table:style-name="ce50">
            <text:p>82,0%</text:p>
          </table:table-cell>
          <table:table-cell office:value-type="float" office:value="34414" table:style-name="ce66">
            <text:p>34.414</text:p>
          </table:table-cell>
          <table:table-cell office:value-type="percentage" office:value="0.70736469959507509" table:style-name="ce50">
            <text:p>70,7%</text:p>
          </table:table-cell>
          <table:table-cell office:value-type="float" office:value="17957" table:style-name="ce66">
            <text:p>17.957</text:p>
          </table:table-cell>
          <table:table-cell office:value-type="percentage" office:value="0.55322098647524565" table:style-name="ce50">
            <text:p>55,3%</text:p>
          </table:table-cell>
          <table:table-cell office:value-type="float" office:value="12248" table:style-name="ce66">
            <text:p>12.248</text:p>
          </table:table-cell>
          <table:table-cell office:value-type="percentage" office:value="0.47974931453192321" table:style-name="ce50">
            <text:p>48,0%</text:p>
          </table:table-cell>
          <table:table-cell office:value-type="float" office:value="2041" table:style-name="ce63">
            <text:p>2.041</text:p>
          </table:table-cell>
          <table:table-cell office:value-type="percentage" office:value="0.3668883695847564" table:style-name="ce64">
            <text:p>36,7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adrid</text:p>
          </table:table-cell>
          <table:table-cell office:value-type="float" office:value="833677" table:style-name="ce66">
            <text:p>833.677</text:p>
          </table:table-cell>
          <table:table-cell office:value-type="percentage" office:value="0.94382624151614125" table:style-name="ce50">
            <text:p>94,4%</text:p>
          </table:table-cell>
          <table:table-cell office:value-type="float" office:value="630425" table:style-name="ce66">
            <text:p>630.425</text:p>
          </table:table-cell>
          <table:table-cell office:value-type="percentage" office:value="0.91205341319271138" table:style-name="ce50">
            <text:p>91,2%</text:p>
          </table:table-cell>
          <table:table-cell office:value-type="float" office:value="729599" table:style-name="ce66">
            <text:p>729.599</text:p>
          </table:table-cell>
          <table:table-cell office:value-type="percentage" office:value="0.75853246223966997" table:style-name="ce50">
            <text:p>75,9%</text:p>
          </table:table-cell>
          <table:table-cell office:value-type="float" office:value="642315" table:style-name="ce66">
            <text:p>642.315</text:p>
          </table:table-cell>
          <table:table-cell office:value-type="percentage" office:value="0.60988208082386752" table:style-name="ce50">
            <text:p>61,0%</text:p>
          </table:table-cell>
          <table:table-cell office:value-type="float" office:value="375111" table:style-name="ce66">
            <text:p>375.111</text:p>
          </table:table-cell>
          <table:table-cell office:value-type="percentage" office:value="0.48455627133838758" table:style-name="ce50">
            <text:p>48,5%</text:p>
          </table:table-cell>
          <table:table-cell office:value-type="float" office:value="271824" table:style-name="ce66">
            <text:p>271.824</text:p>
          </table:table-cell>
          <table:table-cell office:value-type="percentage" office:value="0.43137491390720067" table:style-name="ce50">
            <text:p>43,1%</text:p>
          </table:table-cell>
          <table:table-cell office:value-type="float" office:value="31811" table:style-name="ce63">
            <text:p>31.811</text:p>
          </table:table-cell>
          <table:table-cell office:value-type="percentage" office:value="0.25784827876891653" table:style-name="ce64">
            <text:p>25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urcia<text:s/></text:p>
          </table:table-cell>
          <table:table-cell office:value-type="float" office:value="161774" table:style-name="ce66">
            <text:p>161.774</text:p>
          </table:table-cell>
          <table:table-cell office:value-type="percentage" office:value="0.87783728640652892" table:style-name="ce50">
            <text:p>87,8%</text:p>
          </table:table-cell>
          <table:table-cell office:value-type="float" office:value="134805" table:style-name="ce66">
            <text:p>134.805</text:p>
          </table:table-cell>
          <table:table-cell office:value-type="percentage" office:value="0.87524347487339305" table:style-name="ce50">
            <text:p>87,5%</text:p>
          </table:table-cell>
          <table:table-cell office:value-type="float" office:value="155740" table:style-name="ce66">
            <text:p>155.740</text:p>
          </table:table-cell>
          <table:table-cell office:value-type="percentage" office:value="0.73449445144007885" table:style-name="ce50">
            <text:p>73,4%</text:p>
          </table:table-cell>
          <table:table-cell office:value-type="float" office:value="136504" table:style-name="ce66">
            <text:p>136.504</text:p>
          </table:table-cell>
          <table:table-cell office:value-type="percentage" office:value="0.57835531584053956" table:style-name="ce50">
            <text:p>57,8%</text:p>
          </table:table-cell>
          <table:table-cell office:value-type="float" office:value="67601" table:style-name="ce66">
            <text:p>67.601</text:p>
          </table:table-cell>
          <table:table-cell office:value-type="percentage" office:value="0.39291028293771652" table:style-name="ce50">
            <text:p>39,3%</text:p>
          </table:table-cell>
          <table:table-cell office:value-type="float" office:value="50460" table:style-name="ce66">
            <text:p>50.460</text:p>
          </table:table-cell>
          <table:table-cell office:value-type="percentage" office:value="0.3461641364076038" table:style-name="ce50">
            <text:p>34,6%</text:p>
          </table:table-cell>
          <table:table-cell office:value-type="float" office:value="6261" table:style-name="ce63">
            <text:p>6.261</text:p>
          </table:table-cell>
          <table:table-cell office:value-type="percentage" office:value="0.20439409767563332" table:style-name="ce64">
            <text:p>20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Navarra</text:p>
          </table:table-cell>
          <table:table-cell office:value-type="float" office:value="93305" table:style-name="ce66">
            <text:p>93.305</text:p>
          </table:table-cell>
          <table:table-cell office:value-type="percentage" office:value="0.94992058967258508" table:style-name="ce50">
            <text:p>95,0%</text:p>
          </table:table-cell>
          <table:table-cell office:value-type="float" office:value="71833" table:style-name="ce66">
            <text:p>71.833</text:p>
          </table:table-cell>
          <table:table-cell office:value-type="percentage" office:value="0.98902657304144292" table:style-name="ce50">
            <text:p>98,9%</text:p>
          </table:table-cell>
          <table:table-cell office:value-type="float" office:value="76871" table:style-name="ce66">
            <text:p>76.871</text:p>
          </table:table-cell>
          <table:table-cell office:value-type="percentage" office:value="0.82999697676427397" table:style-name="ce50">
            <text:p>83,0%</text:p>
          </table:table-cell>
          <table:table-cell office:value-type="float" office:value="64748" table:style-name="ce66">
            <text:p>64.748</text:p>
          </table:table-cell>
          <table:table-cell office:value-type="percentage" office:value="0.67116542795244172" table:style-name="ce50">
            <text:p>67,1%</text:p>
          </table:table-cell>
          <table:table-cell office:value-type="float" office:value="33562" table:style-name="ce66">
            <text:p>33.562</text:p>
          </table:table-cell>
          <table:table-cell office:value-type="percentage" office:value="0.51069722146139562" table:style-name="ce50">
            <text:p>51,1%</text:p>
          </table:table-cell>
          <table:table-cell office:value-type="float" office:value="26183" table:style-name="ce66">
            <text:p>26.183</text:p>
          </table:table-cell>
          <table:table-cell office:value-type="percentage" office:value="0.44067996297231338" table:style-name="ce50">
            <text:p>44,1%</text:p>
          </table:table-cell>
          <table:table-cell office:value-type="float" office:value="3880" table:style-name="ce63">
            <text:p>3.880</text:p>
          </table:table-cell>
          <table:table-cell office:value-type="percentage" office:value="0.29018024081968441" table:style-name="ce64">
            <text:p>29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País Vasco</text:p>
          </table:table-cell>
          <table:table-cell office:value-type="float" office:value="344662" table:style-name="ce66">
            <text:p>344.662</text:p>
          </table:table-cell>
          <table:table-cell office:value-type="percentage" office:value="0.91406521422035991" table:style-name="ce50">
            <text:p>91,4%</text:p>
          </table:table-cell>
          <table:table-cell office:value-type="float" office:value="255493" table:style-name="ce66">
            <text:p>255.493</text:p>
          </table:table-cell>
          <table:table-cell office:value-type="percentage" office:value="0.92191474851425126" table:style-name="ce50">
            <text:p>92,2%</text:p>
          </table:table-cell>
          <table:table-cell office:value-type="float" office:value="266421" table:style-name="ce66">
            <text:p>266.421</text:p>
          </table:table-cell>
          <table:table-cell office:value-type="percentage" office:value="0.81681387983603693" table:style-name="ce50">
            <text:p>81,7%</text:p>
          </table:table-cell>
          <table:table-cell office:value-type="float" office:value="197174" table:style-name="ce66">
            <text:p>197.174</text:p>
          </table:table-cell>
          <table:table-cell office:value-type="percentage" office:value="0.60745930225393419" table:style-name="ce50">
            <text:p>60,7%</text:p>
          </table:table-cell>
          <table:table-cell office:value-type="float" office:value="88872" table:style-name="ce66">
            <text:p>88.872</text:p>
          </table:table-cell>
          <table:table-cell office:value-type="percentage" office:value="0.42404000305366824" table:style-name="ce50">
            <text:p>42,4%</text:p>
          </table:table-cell>
          <table:table-cell office:value-type="float" office:value="62166" table:style-name="ce66">
            <text:p>62.166</text:p>
          </table:table-cell>
          <table:table-cell office:value-type="percentage" office:value="0.35868793814730404" table:style-name="ce50">
            <text:p>35,9%</text:p>
          </table:table-cell>
          <table:table-cell office:value-type="float" office:value="11074" table:style-name="ce63">
            <text:p>11.074</text:p>
          </table:table-cell>
          <table:table-cell office:value-type="percentage" office:value="0.28817528885187882" table:style-name="ce64">
            <text:p>28,8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euta</text:p>
          </table:table-cell>
          <table:table-cell office:value-type="float" office:value="5718" table:style-name="ce66">
            <text:p>5.718</text:p>
          </table:table-cell>
          <table:table-cell office:value-type="percentage" office:value="0.90733100602983185" table:style-name="ce50">
            <text:p>90,7%</text:p>
          </table:table-cell>
          <table:table-cell office:value-type="float" office:value="7325" table:style-name="ce66">
            <text:p>7.325</text:p>
          </table:table-cell>
          <table:table-cell office:value-type="percentage" office:value="0.95664098210787518" table:style-name="ce50">
            <text:p>95,7%</text:p>
          </table:table-cell>
          <table:table-cell office:value-type="float" office:value="9243" table:style-name="ce66">
            <text:p>9.243</text:p>
          </table:table-cell>
          <table:table-cell office:value-type="percentage" office:value="0.86992941176470584" table:style-name="ce50">
            <text:p>87,0%</text:p>
          </table:table-cell>
          <table:table-cell office:value-type="float" office:value="8909" table:style-name="ce66">
            <text:p>8.909</text:p>
          </table:table-cell>
          <table:table-cell office:value-type="percentage" office:value="0.79417008379390264" table:style-name="ce50">
            <text:p>79,4%</text:p>
          </table:table-cell>
          <table:table-cell office:value-type="float" office:value="6349" table:style-name="ce66">
            <text:p>6.349</text:p>
          </table:table-cell>
          <table:table-cell office:value-type="percentage" office:value="0.67542553191489363" table:style-name="ce50">
            <text:p>67,5%</text:p>
          </table:table-cell>
          <table:table-cell office:value-type="float" office:value="5218" table:style-name="ce66">
            <text:p>5.218</text:p>
          </table:table-cell>
          <table:table-cell office:value-type="percentage" office:value="0.56362065240872761" table:style-name="ce50">
            <text:p>56,4%</text:p>
          </table:table-cell>
          <table:table-cell office:value-type="float" office:value="1004" table:style-name="ce63">
            <text:p>1.004</text:p>
          </table:table-cell>
          <table:table-cell office:value-type="percentage" office:value="0.43053173241852488" table:style-name="ce64">
            <text:p>43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elilla</text:p>
          </table:table-cell>
          <table:table-cell office:value-type="float" office:value="4530" table:style-name="ce66">
            <text:p>4.530</text:p>
          </table:table-cell>
          <table:table-cell office:value-type="percentage" office:value="0.83440780990974395" table:style-name="ce50">
            <text:p>83,4%</text:p>
          </table:table-cell>
          <table:table-cell office:value-type="float" office:value="6157" table:style-name="ce66">
            <text:p>6.157</text:p>
          </table:table-cell>
          <table:table-cell office:value-type="percentage" office:value="0.82944900983429881" table:style-name="ce50">
            <text:p>82,9%</text:p>
          </table:table-cell>
          <table:table-cell office:value-type="float" office:value="7988" table:style-name="ce66">
            <text:p>7.988</text:p>
          </table:table-cell>
          <table:table-cell office:value-type="percentage" office:value="0.79261758285374084" table:style-name="ce50">
            <text:p>79,3%</text:p>
          </table:table-cell>
          <table:table-cell office:value-type="float" office:value="7738" table:style-name="ce66">
            <text:p>7.738</text:p>
          </table:table-cell>
          <table:table-cell office:value-type="percentage" office:value="0.73006887442211532" table:style-name="ce50">
            <text:p>73,0%</text:p>
          </table:table-cell>
          <table:table-cell office:value-type="float" office:value="5031" table:style-name="ce66">
            <text:p>5.031</text:p>
          </table:table-cell>
          <table:table-cell office:value-type="percentage" office:value="0.54845742941240594" table:style-name="ce50">
            <text:p>54,8%</text:p>
          </table:table-cell>
          <table:table-cell office:value-type="float" office:value="4437" table:style-name="ce66">
            <text:p>4.437</text:p>
          </table:table-cell>
          <table:table-cell office:value-type="percentage" office:value="0.45447096179453039" table:style-name="ce50">
            <text:p>45,4%</text:p>
          </table:table-cell>
          <table:table-cell office:value-type="float" office:value="956" table:style-name="ce63">
            <text:p>956</text:p>
          </table:table-cell>
          <table:table-cell office:value-type="percentage" office:value="0.39618731869042684" table:style-name="ce64">
            <text:p>39,6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Fuerzas Armadas</text:p>
          </table:table-cell>
          <table:table-cell office:value-type="float" office:value="0" table:formula="of:=#VALUE!" table:style-name="ce66">
            <text:p>#¡VALOR!</text:p>
          </table:table-cell>
          <table:table-cell office:value-type="percentage" office:value="0" table:formula="of:=#VALUE!" table:style-name="ce50">
            <text:p>#¡VALOR!</text:p>
          </table:table-cell>
          <table:table-cell office:value-type="float" office:value="2374" table:style-name="ce66">
            <text:p>2.374</text:p>
          </table:table-cell>
          <table:table-cell office:value-type="percentage" office:value="0.64110180934377536" table:style-name="ce50">
            <text:p>64,1%</text:p>
          </table:table-cell>
          <table:table-cell office:value-type="float" office:value="7384" table:style-name="ce66">
            <text:p>7.384</text:p>
          </table:table-cell>
          <table:table-cell office:value-type="percentage" office:value="0.75040650406504061" table:style-name="ce50">
            <text:p>75,0%</text:p>
          </table:table-cell>
          <table:table-cell office:value-type="float" office:value="15186" table:style-name="ce66">
            <text:p>15.186</text:p>
          </table:table-cell>
          <table:table-cell office:value-type="percentage" office:value="0.66781002638522424" table:style-name="ce50">
            <text:p>66,8%</text:p>
          </table:table-cell>
          <table:table-cell office:value-type="float" office:value="15203" table:style-name="ce66">
            <text:p>15.203</text:p>
          </table:table-cell>
          <table:table-cell office:value-type="percentage" office:value="0.4667649135734242" table:style-name="ce50">
            <text:p>46,7%</text:p>
          </table:table-cell>
          <table:table-cell office:value-type="float" office:value="10853" table:style-name="ce66">
            <text:p>10.853</text:p>
          </table:table-cell>
          <table:table-cell office:value-type="percentage" office:value="0.44195137842570348" table:style-name="ce50">
            <text:p>44,2%</text:p>
          </table:table-cell>
          <table:table-cell office:value-type="float" office:value="212" table:style-name="ce63">
            <text:p>212</text:p>
          </table:table-cell>
          <table:table-cell office:value-type="percentage" office:value="0.16245210727969348" table:style-name="ce64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Sanidad Exterior</text:p>
          </table:table-cell>
          <table:table-cell office:value-type="float" office:value="77" table:style-name="ce66">
            <text:p>77</text:p>
          </table:table-cell>
          <table:table-cell office:value-type="percentage" office:value="0.96250000000000002" table:style-name="ce53">
            <text:p>96,3%</text:p>
          </table:table-cell>
          <table:table-cell office:value-type="float" office:value="298" table:style-name="ce66">
            <text:p>298</text:p>
          </table:table-cell>
          <table:table-cell office:value-type="percentage" office:value="0.95819935691318325" table:style-name="ce53">
            <text:p>95,8%</text:p>
          </table:table-cell>
          <table:table-cell office:value-type="float" office:value="696" table:style-name="ce66">
            <text:p>696</text:p>
          </table:table-cell>
          <table:table-cell office:value-type="percentage" office:value="0.75488069414316705" table:style-name="ce53">
            <text:p>75,5%</text:p>
          </table:table-cell>
          <table:table-cell office:value-type="float" office:value="928" table:style-name="ce66">
            <text:p>928</text:p>
          </table:table-cell>
          <table:table-cell office:value-type="percentage" office:value="0.47058823529411764" table:style-name="ce53">
            <text:p>47,1%</text:p>
          </table:table-cell>
          <table:table-cell office:value-type="float" office:value="1154" table:style-name="ce66">
            <text:p>1.154</text:p>
          </table:table-cell>
          <table:table-cell office:value-type="percentage" office:value="0.47179067865903518" table:style-name="ce53">
            <text:p>47,2%</text:p>
          </table:table-cell>
          <table:table-cell office:value-type="float" office:value="922" table:style-name="ce66">
            <text:p>922</text:p>
          </table:table-cell>
          <table:table-cell office:value-type="percentage" office:value="0.4310425432445068" table:style-name="ce53">
            <text:p>43,1%</text:p>
          </table:table-cell>
          <table:table-cell office:value-type="float" office:value="20" table:style-name="ce63">
            <text:p>20</text:p>
          </table:table-cell>
          <table:table-cell office:value-type="percentage" office:value="0.11627906976744186" table:style-name="ce6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0" table:formula="of:=#VALUE!" table:style-name="ce69">
            <text:p>#¡VALOR!</text:p>
          </table:table-cell>
          <table:table-cell office:value-type="percentage" office:value="0" table:formula="of:=#VALUE!" table:style-name="ce70">
            <text:p>#¡VALOR!</text:p>
          </table:table-cell>
          <table:table-cell office:value-type="float" office:value="4961998" table:style-name="ce69">
            <text:p>4.961.998</text:p>
          </table:table-cell>
          <table:table-cell office:value-type="percentage" office:value="0.93276916002994181" table:style-name="ce70">
            <text:p>93,28%</text:p>
          </table:table-cell>
          <table:table-cell office:value-type="float" office:value="5391544" table:style-name="ce69">
            <text:p>5.391.544</text:p>
          </table:table-cell>
          <table:table-cell office:value-type="percentage" office:value="0.79593812829180799" table:style-name="ce70">
            <text:p>79,59%</text:p>
          </table:table-cell>
          <table:table-cell office:value-type="float" office:value="4597612" table:style-name="ce69">
            <text:p>4.597.612</text:p>
          </table:table-cell>
          <table:table-cell office:value-type="percentage" office:value="0.64728578107927326" table:style-name="ce70">
            <text:p>64,73%</text:p>
          </table:table-cell>
          <table:table-cell office:value-type="float" office:value="2490313" table:style-name="ce69">
            <text:p>2.490.313</text:p>
          </table:table-cell>
          <table:table-cell office:value-type="percentage" office:value="0.49143462126302556" table:style-name="ce70">
            <text:p>49,14%</text:p>
          </table:table-cell>
          <table:table-cell office:value-type="float" office:value="1800639" table:style-name="ce69">
            <text:p>1.800.639</text:p>
          </table:table-cell>
          <table:table-cell office:value-type="percentage" office:value="0.43113216311316366" table:style-name="ce70">
            <text:p>43,11%</text:p>
          </table:table-cell>
          <table:table-cell office:value-type="float" office:value="267651" table:style-name="ce69">
            <text:p>267.651</text:p>
          </table:table-cell>
          <table:table-cell office:value-type="percentage" office:value="0.3084841171324742" table:style-name="ce70">
            <text:p>30,85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60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728275" table:style-name="ce79">
            <text:p>728.275</text:p>
          </table:table-cell>
          <table:table-cell office:value-type="float" office:value="452756" table:style-name="ce79">
            <text:p>452.756</text:p>
          </table:table-cell>
          <table:table-cell office:value-type="percentage" office:value="0.62168274346915653" table:style-name="ce80">
            <text:p>62,2%</text:p>
          </table:table-cell>
          <table:table-cell office:value-type="float" office:value="366672" table:style-name="ce79">
            <text:p>366.672</text:p>
          </table:table-cell>
          <table:table-cell office:value-type="percentage" office:value="0.50348014143009168" table:style-name="ce80">
            <text:p>50,3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103760" table:style-name="ce79">
            <text:p>103.760</text:p>
          </table:table-cell>
          <table:table-cell office:value-type="float" office:value="55804" table:style-name="ce79">
            <text:p>55.804</text:p>
          </table:table-cell>
          <table:table-cell office:value-type="percentage" office:value="0.53781804163454128" table:style-name="ce80">
            <text:p>53,8%</text:p>
          </table:table-cell>
          <table:table-cell office:value-type="float" office:value="46743" table:style-name="ce79">
            <text:p>46.743</text:p>
          </table:table-cell>
          <table:table-cell office:value-type="percentage" office:value="0.45049151888974559" table:style-name="ce80">
            <text:p>45,0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62179" table:style-name="ce79">
            <text:p>62.179</text:p>
          </table:table-cell>
          <table:table-cell office:value-type="float" office:value="44505" table:style-name="ce79">
            <text:p>44.505</text:p>
          </table:table-cell>
          <table:table-cell office:value-type="percentage" office:value="0.71575612345003936" table:style-name="ce80">
            <text:p>71,6%</text:p>
          </table:table-cell>
          <table:table-cell office:value-type="float" office:value="39116" table:style-name="ce79">
            <text:p>39.116</text:p>
          </table:table-cell>
          <table:table-cell office:value-type="percentage" office:value="0.62908699078467012" table:style-name="ce80">
            <text:p>62,9%</text:p>
          </table:table-cell>
          <table:table-cell office:value-type="date" office:date-value="2022-09-05T00:00:00" table:style-name="ce81">
            <text:p>05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97822" table:style-name="ce79">
            <text:p>97.822</text:p>
          </table:table-cell>
          <table:table-cell office:value-type="float" office:value="34139" table:style-name="ce79">
            <text:p>34.139</text:p>
          </table:table-cell>
          <table:table-cell office:value-type="percentage" office:value="0.34899102451391301" table:style-name="ce80">
            <text:p>34,9%</text:p>
          </table:table-cell>
          <table:table-cell office:value-type="float" office:value="26791" table:style-name="ce79">
            <text:p>26.791</text:p>
          </table:table-cell>
          <table:table-cell office:value-type="percentage" office:value="0.27387499744433769" table:style-name="ce80">
            <text:p>27,4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56104" table:style-name="ce79">
            <text:p>156.104</text:p>
          </table:table-cell>
          <table:table-cell office:value-type="float" office:value="81555" table:style-name="ce79">
            <text:p>81.555</text:p>
          </table:table-cell>
          <table:table-cell office:value-type="percentage" office:value="0.52244016809306615" table:style-name="ce80">
            <text:p>52,2%</text:p>
          </table:table-cell>
          <table:table-cell office:value-type="float" office:value="62927" table:style-name="ce79">
            <text:p>62.927</text:p>
          </table:table-cell>
          <table:table-cell office:value-type="percentage" office:value="0.40310946548454873" table:style-name="ce80">
            <text:p>40,3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42931" table:style-name="ce79">
            <text:p>42.931</text:p>
          </table:table-cell>
          <table:table-cell office:value-type="float" office:value="26162" table:style-name="ce79">
            <text:p>26.162</text:p>
          </table:table-cell>
          <table:table-cell office:value-type="percentage" office:value="0.60939647341082204" table:style-name="ce80">
            <text:p>60,9%</text:p>
          </table:table-cell>
          <table:table-cell office:value-type="float" office:value="23607" table:style-name="ce79">
            <text:p>23.607</text:p>
          </table:table-cell>
          <table:table-cell office:value-type="percentage" office:value="0.54988236938342927" table:style-name="ce80">
            <text:p>55,0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58747" table:style-name="ce79">
            <text:p>158.747</text:p>
          </table:table-cell>
          <table:table-cell office:value-type="float" office:value="106177" table:style-name="ce79">
            <text:p>106.177</text:p>
          </table:table-cell>
          <table:table-cell office:value-type="percentage" office:value="0.6688441356372089" table:style-name="ce80">
            <text:p>66,9%</text:p>
          </table:table-cell>
          <table:table-cell office:value-type="float" office:value="97360" table:style-name="ce79">
            <text:p>97.360</text:p>
          </table:table-cell>
          <table:table-cell office:value-type="percentage" office:value="0.61330292855927981" table:style-name="ce80">
            <text:p>61,3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71326" table:style-name="ce79">
            <text:p>171.326</text:p>
          </table:table-cell>
          <table:table-cell office:value-type="float" office:value="106524" table:style-name="ce79">
            <text:p>106.524</text:p>
          </table:table-cell>
          <table:table-cell office:value-type="percentage" office:value="0.62176202094253064" table:style-name="ce80">
            <text:p>62,2%</text:p>
          </table:table-cell>
          <table:table-cell office:value-type="float" office:value="88290" table:style-name="ce79">
            <text:p>88.290</text:p>
          </table:table-cell>
          <table:table-cell office:value-type="percentage" office:value="0.51533334111576756" table:style-name="ce80">
            <text:p>51,5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648162" table:style-name="ce79">
            <text:p>648.162</text:p>
          </table:table-cell>
          <table:table-cell office:value-type="float" office:value="263742" table:style-name="ce79">
            <text:p>263.742</text:p>
          </table:table-cell>
          <table:table-cell office:value-type="percentage" office:value="0.40690753237616523" table:style-name="ce80">
            <text:p>40,7%</text:p>
          </table:table-cell>
          <table:table-cell office:value-type="float" office:value="206566" table:style-name="ce79">
            <text:p>206.566</text:p>
          </table:table-cell>
          <table:table-cell office:value-type="percentage" office:value="0.31869501760362379" table:style-name="ce80">
            <text:p>31,9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410244" table:style-name="ce79">
            <text:p>410.244</text:p>
          </table:table-cell>
          <table:table-cell office:value-type="float" office:value="263516" table:style-name="ce79">
            <text:p>263.516</text:p>
          </table:table-cell>
          <table:table-cell office:value-type="percentage" office:value="0.64233968077534342" table:style-name="ce80">
            <text:p>64,2%</text:p>
          </table:table-cell>
          <table:table-cell office:value-type="float" office:value="200428" table:style-name="ce79">
            <text:p>200.428</text:p>
          </table:table-cell>
          <table:table-cell office:value-type="percentage" office:value="0.48855802888037364" table:style-name="ce80">
            <text:p>48,9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78583" table:style-name="ce79">
            <text:p>78.583</text:p>
          </table:table-cell>
          <table:table-cell office:value-type="float" office:value="60996" table:style-name="ce79">
            <text:p>60.996</text:p>
          </table:table-cell>
          <table:table-cell office:value-type="percentage" office:value="0.77619841441533155" table:style-name="ce80">
            <text:p>77,6%</text:p>
          </table:table-cell>
          <table:table-cell office:value-type="float" office:value="52350" table:style-name="ce79">
            <text:p>52.350</text:p>
          </table:table-cell>
          <table:table-cell office:value-type="percentage" office:value="0.66617461791990629" table:style-name="ce80">
            <text:p>66,6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77577" table:style-name="ce79">
            <text:p>177.577</text:p>
          </table:table-cell>
          <table:table-cell office:value-type="float" office:value="141065" table:style-name="ce79">
            <text:p>141.065</text:p>
          </table:table-cell>
          <table:table-cell office:value-type="percentage" office:value="0.79438778670661181" table:style-name="ce80">
            <text:p>79,4%</text:p>
          </table:table-cell>
          <table:table-cell office:value-type="float" office:value="124630" table:style-name="ce79">
            <text:p>124.630</text:p>
          </table:table-cell>
          <table:table-cell office:value-type="percentage" office:value="0.7018363864689684" table:style-name="ce80">
            <text:p>70,2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5397" table:style-name="ce79">
            <text:p>25.397</text:p>
          </table:table-cell>
          <table:table-cell office:value-type="float" office:value="17032" table:style-name="ce79">
            <text:p>17.032</text:p>
          </table:table-cell>
          <table:table-cell office:value-type="percentage" office:value="0.67063038941607278" table:style-name="ce80">
            <text:p>67,1%</text:p>
          </table:table-cell>
          <table:table-cell office:value-type="float" office:value="14808" table:style-name="ce79">
            <text:p>14.808</text:p>
          </table:table-cell>
          <table:table-cell office:value-type="percentage" office:value="0.5830609914556838" table:style-name="ce80">
            <text:p>58,3%</text:p>
          </table:table-cell>
          <table:table-cell office:value-type="date" office:date-value="2022-09-06T00:00:00" table:style-name="ce81">
            <text:p>06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567425" table:style-name="ce79">
            <text:p>567.425</text:p>
          </table:table-cell>
          <table:table-cell office:value-type="float" office:value="269386" table:style-name="ce79">
            <text:p>269.386</text:p>
          </table:table-cell>
          <table:table-cell office:value-type="percentage" office:value="0.47475172930343218" table:style-name="ce80">
            <text:p>47,5%</text:p>
          </table:table-cell>
          <table:table-cell office:value-type="float" office:value="239440" table:style-name="ce79">
            <text:p>239.440</text:p>
          </table:table-cell>
          <table:table-cell office:value-type="percentage" office:value="0.42197647266158522" table:style-name="ce80">
            <text:p>42,2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39748" table:style-name="ce79">
            <text:p>139.748</text:p>
          </table:table-cell>
          <table:table-cell office:value-type="float" office:value="72219" table:style-name="ce79">
            <text:p>72.219</text:p>
          </table:table-cell>
          <table:table-cell office:value-type="percentage" office:value="0.51678020436786221" table:style-name="ce80">
            <text:p>51,7%</text:p>
          </table:table-cell>
          <table:table-cell office:value-type="float" office:value="51909" table:style-name="ce79">
            <text:p>51.909</text:p>
          </table:table-cell>
          <table:table-cell office:value-type="percentage" office:value="0.37144717634599422" table:style-name="ce80">
            <text:p>37,1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56431" table:style-name="ce79">
            <text:p>56.431</text:p>
          </table:table-cell>
          <table:table-cell office:value-type="float" office:value="29787" table:style-name="ce79">
            <text:p>29.787</text:p>
          </table:table-cell>
          <table:table-cell office:value-type="percentage" office:value="0.52784816855983419" table:style-name="ce80">
            <text:p>52,8%</text:p>
          </table:table-cell>
          <table:table-cell office:value-type="float" office:value="26120" table:style-name="ce79">
            <text:p>26.120</text:p>
          </table:table-cell>
          <table:table-cell office:value-type="percentage" office:value="0.46286615512750084" table:style-name="ce80">
            <text:p>46,3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70178" table:style-name="ce79">
            <text:p>170.178</text:p>
          </table:table-cell>
          <table:table-cell office:value-type="float" office:value="87068" table:style-name="ce79">
            <text:p>87.068</text:p>
          </table:table-cell>
          <table:table-cell office:value-type="percentage" office:value="0.5116290002232956" table:style-name="ce80">
            <text:p>51,2%</text:p>
          </table:table-cell>
          <table:table-cell office:value-type="float" office:value="69681" table:style-name="ce79">
            <text:p>69.681</text:p>
          </table:table-cell>
          <table:table-cell office:value-type="percentage" office:value="0.40945950710432605" table:style-name="ce80">
            <text:p>40,9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9201" table:style-name="ce79">
            <text:p>9.201</text:p>
          </table:table-cell>
          <table:table-cell office:value-type="float" office:value="3244" table:style-name="ce79">
            <text:p>3.244</text:p>
          </table:table-cell>
          <table:table-cell office:value-type="percentage" office:value="0.3525703727855668" table:style-name="ce80">
            <text:p>35,3%</text:p>
          </table:table-cell>
          <table:table-cell office:value-type="float" office:value="2278" table:style-name="ce79">
            <text:p>2.278</text:p>
          </table:table-cell>
          <table:table-cell office:value-type="percentage" office:value="0.24758178458863167" table:style-name="ce80">
            <text:p>24,8%</text:p>
          </table:table-cell>
          <table:table-cell office:value-type="date" office:date-value="2022-09-07T00:00:00" table:style-name="ce81">
            <text:p>07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11074" table:style-name="ce79">
            <text:p>11.074</text:p>
          </table:table-cell>
          <table:table-cell office:value-type="float" office:value="3657" table:style-name="ce79">
            <text:p>3.657</text:p>
          </table:table-cell>
          <table:table-cell office:value-type="percentage" office:value="0.33023297814701102" table:style-name="ce80">
            <text:p>33,0%</text:p>
          </table:table-cell>
          <table:table-cell office:value-type="float" office:value="2187" table:style-name="ce79">
            <text:p>2.187</text:p>
          </table:table-cell>
          <table:table-cell office:value-type="percentage" office:value="0.19748961531515261" table:style-name="ce80">
            <text:p>19,7%</text:p>
          </table:table-cell>
          <table:table-cell office:value-type="date" office:date-value="2022-08-31T00:00:00" table:style-name="ce81">
            <text:p>31/08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01T00:00:00" table:style-name="ce81">
            <text:p>01/08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16T00:00:00" table:style-name="ce81">
            <text:p>16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815164" table:style-name="ce86">
            <text:p>3.815.164</text:p>
          </table:table-cell>
          <table:table-cell office:value-type="float" office:value="2119334" table:style-name="ce86">
            <text:p>2.119.334</text:p>
          </table:table-cell>
          <table:table-cell office:value-type="percentage" office:value="0.55550272543985002" table:style-name="ce87">
            <text:p>55,6%</text:p>
          </table:table-cell>
          <table:table-cell office:value-type="float" office:value="1741903" table:style-name="ce86">
            <text:p>1.741.903</text:p>
          </table:table-cell>
          <table:table-cell office:value-type="percentage" office:value="0.45657355751941464" table:style-name="ce87">
            <text:p>45,7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uyse Sanchez. Xavier</dc:creator>
    <meta:creation-date>2021-10-19T15:41:35Z</meta:creation-date>
    <dc:date>2022-09-08T13:21:21Z</dc:date>
  </office:meta>
</office:document-meta>
</file>